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2" style:family="table-column">
      <style:table-column-properties fo:break-before="auto" style:column-width="0.482cm"/>
    </style:style>
    <style:style style:name="co13" style:family="table-column">
      <style:table-column-properties fo:break-before="auto" style:column-width="10.578cm"/>
    </style:style>
    <style:style style:name="co14" style:family="table-column">
      <style:table-column-properties fo:break-before="auto" style:column-width="1.298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0.293cm"/>
    </style:style>
    <style:style style:name="co7" style:family="table-column">
      <style:table-column-properties fo:break-before="auto" style:column-width="5.258cm"/>
    </style:style>
    <style:style style:name="co8" style:family="table-column">
      <style:table-column-properties fo:break-before="auto" style:column-width="2.681cm"/>
    </style:style>
    <style:style style:name="co9" style:family="table-column">
      <style:table-column-properties fo:break-before="auto" style:column-width="2.011cm"/>
    </style:style>
    <style:style style:name="co10" style:family="table-column">
      <style:table-column-properties fo:break-before="auto" style:column-width="2.575cm"/>
    </style:style>
    <style:style style:name="co11" style:family="table-column">
      <style:table-column-properties fo:break-before="auto" style:column-width="1.57cm"/>
    </style:style>
    <style:style style:name="co15" style:family="table-column">
      <style:table-column-properties fo:break-before="auto" style:column-width="0.272cm"/>
    </style:style>
    <style:style style:name="co16" style:family="table-column">
      <style:table-column-properties fo:break-before="auto" style:column-width="2.849cm"/>
    </style:style>
    <style:style style:name="co17" style:family="table-column">
      <style:table-column-properties fo:break-before="auto" style:column-width="0.69cm"/>
    </style:style>
    <style:style style:name="co18" style:family="table-column">
      <style:table-column-properties fo:break-before="auto" style:column-width="0.857cm"/>
    </style:style>
    <style:style style:name="co19" style:family="table-column">
      <style:table-column-properties fo:break-before="auto" style:column-width="0.838cm"/>
    </style:style>
    <style:style style:name="co20" style:family="table-column">
      <style:table-column-properties fo:break-before="auto" style:column-width="12.61cm"/>
    </style:style>
    <style:style style:name="co21" style:family="table-column">
      <style:table-column-properties fo:break-before="auto" style:column-width="1.341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201cm" fo:break-before="auto" style:use-optimal-row-height="false"/>
    </style:style>
    <style:style style:name="ro4" style:family="table-row">
      <style:table-row-properties style:row-height="0.22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 %</number:text>
    </number:percentage-style>
    <number:percentage-style style:name="N11">
      <number:number number:decimal-places="2" loext:min-decimal-places="2" number:min-integer-digits="1"/>
      <number:text> %</number:text>
    </number:percentage-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5" style:family="table-cell" style:parent-style-name="Default">
      <style:text-properties fo:font-weight="bold" style:font-weight-asian="bold" style:font-weight-complex="bold"/>
    </style:style>
    <style:style style:name="ce36" style:family="table-cell" style:parent-style-name="Default" style:data-style-name="N10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  <style:map style:condition="cell-content()&gt;=250" style:apply-style-name="Warning" style:base-cell-address="Consommateurs.D1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  <style:map style:condition="cell-content()&gt;=250" style:apply-style-name="Warning" style:base-cell-address="Consommateurs.D1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  <style:map style:condition="cell-content()=[$Paramètres.$C$6]" style:apply-style-name="Good" style:base-cell-address="Consommateurs.E1"/>
      <style:map style:condition="cell-content()=230" style:apply-style-name="Bad" style:base-cell-address="Consommateurs.E1"/>
      <style:map style:condition="cell-content()=12" style:apply-style-name="Neutral" style:base-cell-address="Consommateurs.E1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  <style:map style:condition="cell-content()=[$Paramètres.$C$6]" style:apply-style-name="Good" style:base-cell-address="Consommateurs.E1"/>
      <style:map style:condition="cell-content()=230" style:apply-style-name="Bad" style:base-cell-address="Consommateurs.E1"/>
      <style:map style:condition="cell-content()=12" style:apply-style-name="Neutral" style:base-cell-address="Consommateurs.E1"/>
    </style:style>
    <style:style style:name="ce6" style:family="table-cell" style:parent-style-name="Default" style:data-style-name="N11">
      <style:table-cell-properties style:text-align-source="fix" style:repeat-content="false"/>
      <style:paragraph-properties fo:text-align="end" fo:margin-left="0cm"/>
      <style:map style:condition="cell-content()&gt;=[$Paramètres.$C$7]" style:apply-style-name="Warning" style:base-cell-address="Consommateurs.F1"/>
    </style:style>
    <style:style style:name="ce7" style:family="table-cell" style:parent-style-name="Default" style:data-style-name="N11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  <style:map style:condition="cell-content()&gt;=[$Paramètres.$C$7]" style:apply-style-name="Warning" style:base-cell-address="Consommateurs.F1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6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1" style:family="table-cell" style:parent-style-name="Default">
      <style:text-properties fo:color="#cccccc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ccccc" fo:font-weight="bold" style:font-weight-asian="bold" style:font-weight-complex="bold"/>
    </style:style>
    <style:style style:name="ce33" style:family="table-cell" style:parent-style-name="Default">
      <style:text-properties fo:font-weight="bold" style:font-weight-asian="bold" style:font-weight-complex="bold"/>
    </style:style>
    <style:style style:name="ce34" style:family="table-cell" style:parent-style-name="Default" style:data-style-name="N10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onsommateurs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2"/>
        <table:table-column table:style-name="co5" table:default-cell-style-name="ce4"/>
        <table:table-column table:style-name="co10" table:default-cell-style-name="ce6"/>
        <table:table-column table:style-name="co11" table:number-columns-repeated="2" table:default-cell-style-name="ce24"/>
        <table:table-column table:style-name="co15" table:default-cell-style-name="Default"/>
        <table:table-column table:style-name="co16" table:number-columns-repeated="6" table:default-cell-style-name="ce25"/>
        <table:table-column table:style-name="co17" table:default-cell-style-name="Default"/>
        <table:table-column table:style-name="co18" table:number-columns-repeated="4" table:default-cell-style-name="ce11"/>
        <table:table-column table:style-name="co18" table:number-columns-repeated="4" table:default-cell-style-name="Default"/>
        <table:table-column table:style-name="co19" table:default-cell-style-name="Default"/>
        <table:table-column table:style-name="co5" table:number-columns-repeated="999" table:default-cell-style-name="Default"/>
        <table:table-row table:style-name="ro4">
          <table:table-cell table:number-columns-repeated="1024"/>
        </table:table-row>
        <table:table-row table:style-name="ro2">
          <table:table-cell table:style-name="ce16"/>
          <table:table-cell table:style-name="ce16" office:value-type="string" calcext:value-type="string">
            <text:p>Consommateurs</text:p>
          </table:table-cell>
          <table:table-cell table:style-name="ce16" office:value-type="string" calcext:value-type="string">
            <text:p>Catégorie</text:p>
          </table:table-cell>
          <table:table-cell table:style-name="ce3" office:value-type="string" calcext:value-type="string">
            <text:p>Cons (W)</text:p>
          </table:table-cell>
          <table:table-cell table:style-name="ce5" office:value-type="string" calcext:value-type="string">
            <text:p>Tension (V)</text:p>
          </table:table-cell>
          <table:table-cell table:style-name="ce7" office:value-type="string" calcext:value-type="string">
            <text:p>% utilisation</text:p>
          </table:table-cell>
          <table:table-cell table:style-name="ce16" office:value-type="string" calcext:value-type="string">
            <text:p>En nav</text:p>
          </table:table-cell>
          <table:table-cell table:style-name="ce16" office:value-type="string" calcext:value-type="string">
            <text:p>A quai</text:p>
          </table:table-cell>
          <table:table-cell table:style-name="ce16"/>
          <table:table-cell table:style-name="ce26" office:value-type="string" calcext:value-type="string">
            <text:p>Puis. Réelle (W)</text:p>
          </table:table-cell>
          <table:table-cell table:style-name="ce26" office:value-type="string" calcext:value-type="string">
            <text:p>Conso (Wh)</text:p>
          </table:table-cell>
          <table:table-cell table:style-name="ce26" office:value-type="string" calcext:value-type="string">
            <text:p>Puiss Nav (W)</text:p>
          </table:table-cell>
          <table:table-cell table:style-name="ce26" office:value-type="string" calcext:value-type="string">
            <text:p>Freq. Nav (W)</text:p>
          </table:table-cell>
          <table:table-cell table:style-name="ce26" office:value-type="string" calcext:value-type="string">
            <text:p>Puiss Quai (W)</text:p>
          </table:table-cell>
          <table:table-cell table:style-name="ce26" office:value-type="string" calcext:value-type="string">
            <text:p>Freq. Quai (W)</text:p>
          </table:table-cell>
          <table:table-cell table:style-name="ce16"/>
          <table:table-cell table:style-name="ce12" office:value-type="string" calcext:value-type="string" table:number-columns-spanned="8" table:number-rows-spanned="1">
            <text:p>Champs techniques</text:p>
          </table:table-cell>
          <table:covered-table-cell table:number-columns-repeated="3" table:style-name="ce13"/>
          <table:covered-table-cell table:number-columns-repeated="4" table:style-name="ce16"/>
          <table:table-cell table:style-name="ce16" table:number-columns-repeated="1000"/>
        </table:table-row>
        <table:table-row table:style-name="ro3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VHF, AIS, Sondeur</text:p>
          </table:table-cell>
          <table:table-cell office:value-type="string" calcext:value-type="string">
            <text:p>Navigation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percentage" office:value="1" calcext:value-type="percentage">
            <text:p>100,00 %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formula="of:=IF(ISBLANK([.$B4]);&quot;&quot;;COM.MICROSOFT.CEILING.PRECISE(IF([.E4]=12;[.D4]*(1+[$Paramètres.$C$5]);IF([.E4]=230;[.D4]*(1+[$Paramètres.$C$4]);IF([.E4]=[$Paramètres.$C$6];[.D4];'err')));10))" office:value-type="float" office:value="70" calcext:value-type="float">
            <text:p>70</text:p>
          </table:table-cell>
          <table:table-cell table:formula="of:=IF(ISBLANK([.$B4]);&quot;&quot;;[.J4]*[.F4])" office:value-type="float" office:value="70" calcext:value-type="float">
            <text:p>70</text:p>
          </table:table-cell>
          <table:table-cell table:formula="of:=IF(ISBLANK([.$B4]);&quot;&quot;;IF([.G4]=&quot;x&quot;;[.J4];0))" office:value-type="float" office:value="70" calcext:value-type="float">
            <text:p>70</text:p>
          </table:table-cell>
          <table:table-cell table:formula="of:=IF(ISBLANK([.$B4]);&quot;&quot;;IF([.F4]&gt;=[$Paramètres.$C$7];[.L4];0))" office:value-type="float" office:value="70" calcext:value-type="float">
            <text:p>70</text:p>
          </table:table-cell>
          <table:table-cell table:formula="of:=IF(ISBLANK([.$B4]);&quot;&quot;;IF([.H4]=&quot;x&quot;;[.J4];0))" office:value-type="float" office:value="0" calcext:value-type="float">
            <text:p>0</text:p>
          </table:table-cell>
          <table:table-cell table:formula="of:=IF(ISBLANK([.$B4]);&quot;&quot;;IF([.F4]&gt;=[$Paramètres.$C$7];[.N4];0))" office:value-type="float" office:value="0" calcext:value-type="float">
            <text:p>0</text:p>
          </table:table-cell>
          <table:table-cell/>
          <table:table-cell table:formula="of:=IF([.$C4]=&quot;Navigation&quot;;[.$J4];0)" office:value-type="float" office:value="70" calcext:value-type="float">
            <text:p>70</text:p>
          </table:table-cell>
          <table:table-cell table:formula="of:=IF([.$C4]=&quot;Sécurité&quot;;[.$J4];0)" office:value-type="float" office:value="0" calcext:value-type="float">
            <text:p>0</text:p>
          </table:table-cell>
          <table:table-cell table:formula="of:=IF([.$C4]=&quot;Maintenance&quot;;[.$J4];0)" office:value-type="float" office:value="0" calcext:value-type="float">
            <text:p>0</text:p>
          </table:table-cell>
          <table:table-cell table:formula="of:=IF([.$C4]=&quot;Confort&quot;;[.$J4];0)" office:value-type="float" office:value="0" calcext:value-type="float">
            <text:p>0</text:p>
          </table:table-cell>
          <table:table-cell table:style-name="ce11" table:formula="of:=IF([.$C4]=&quot;Navigation&quot;;[.$K4];0)" office:value-type="float" office:value="70" calcext:value-type="float">
            <text:p>70</text:p>
          </table:table-cell>
          <table:table-cell table:style-name="ce11" table:formula="of:=IF([.$C4]=&quot;Sécurité&quot;;[.$K4];0)" office:value-type="float" office:value="0" calcext:value-type="float">
            <text:p>0</text:p>
          </table:table-cell>
          <table:table-cell table:style-name="ce11" table:formula="of:=IF([.$C4]=&quot;Maintenance&quot;;[.$K4];0)" office:value-type="float" office:value="0" calcext:value-type="float">
            <text:p>0</text:p>
          </table:table-cell>
          <table:table-cell table:style-name="ce11" table:formula="of:=IF([.$C4]=&quot;Confort&quot;;[.$K4];0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avigation</text:p>
          </table:table-cell>
          <table:table-cell office:value-type="float" office:value="150" calcext:value-type="float">
            <text:p>150</text:p>
          </table:table-cell>
          <table:table-cell office:value-type="float" office:value="24" calcext:value-type="float">
            <text:p>24</text:p>
          </table:table-cell>
          <table:table-cell office:value-type="percentage" office:value="0.05" calcext:value-type="percentage">
            <text:p>5,00 %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formula="of:=IF(ISBLANK([.$B5]);&quot;&quot;;COM.MICROSOFT.CEILING.PRECISE(IF([.E5]=12;[.D5]*(1+[$Paramètres.$C$5]);IF([.E5]=230;[.D5]*(1+[$Paramètres.$C$4]);IF([.E5]=[$Paramètres.$C$6];[.D5];'err')));10))" office:value-type="float" office:value="150" calcext:value-type="float">
            <text:p>150</text:p>
          </table:table-cell>
          <table:table-cell table:formula="of:=IF(ISBLANK([.$B5]);&quot;&quot;;[.J5]*[.F5])" office:value-type="float" office:value="7.5" calcext:value-type="float">
            <text:p>7,5</text:p>
          </table:table-cell>
          <table:table-cell table:formula="of:=IF(ISBLANK([.$B5]);&quot;&quot;;IF([.G5]=&quot;x&quot;;[.J5];0))" office:value-type="float" office:value="150" calcext:value-type="float">
            <text:p>150</text:p>
          </table:table-cell>
          <table:table-cell table:formula="of:=IF(ISBLANK([.$B5]);&quot;&quot;;IF([.F5]&gt;=[$Paramètres.$C$7];[.L5];0))" office:value-type="float" office:value="0" calcext:value-type="float">
            <text:p>0</text:p>
          </table:table-cell>
          <table:table-cell table:formula="of:=IF(ISBLANK([.$B5]);&quot;&quot;;IF([.H5]=&quot;x&quot;;[.J5];0))" office:value-type="float" office:value="0" calcext:value-type="float">
            <text:p>0</text:p>
          </table:table-cell>
          <table:table-cell table:formula="of:=IF(ISBLANK([.$B5]);&quot;&quot;;IF([.F5]&gt;=[$Paramètres.$C$7];[.N5];0))" office:value-type="float" office:value="0" calcext:value-type="float">
            <text:p>0</text:p>
          </table:table-cell>
          <table:table-cell/>
          <table:table-cell table:formula="of:=IF([.$C5]=&quot;Navigation&quot;;[.$J5];0)" office:value-type="float" office:value="150" calcext:value-type="float">
            <text:p>150</text:p>
          </table:table-cell>
          <table:table-cell table:formula="of:=IF([.$C5]=&quot;Sécurité&quot;;[.$J5];0)" office:value-type="float" office:value="0" calcext:value-type="float">
            <text:p>0</text:p>
          </table:table-cell>
          <table:table-cell table:formula="of:=IF([.$C5]=&quot;Maintenance&quot;;[.$J5];0)" office:value-type="float" office:value="0" calcext:value-type="float">
            <text:p>0</text:p>
          </table:table-cell>
          <table:table-cell table:formula="of:=IF([.$C5]=&quot;Confort&quot;;[.$J5];0)" office:value-type="float" office:value="0" calcext:value-type="float">
            <text:p>0</text:p>
          </table:table-cell>
          <table:table-cell table:style-name="ce11" table:formula="of:=IF([.$C5]=&quot;Navigation&quot;;[.$K5];0)" office:value-type="float" office:value="7.5" calcext:value-type="float">
            <text:p>7,5</text:p>
          </table:table-cell>
          <table:table-cell table:style-name="ce11" table:formula="of:=IF([.$C5]=&quot;Sécurité&quot;;[.$K5];0)" office:value-type="float" office:value="0" calcext:value-type="float">
            <text:p>0</text:p>
          </table:table-cell>
          <table:table-cell table:style-name="ce11" table:formula="of:=IF([.$C5]=&quot;Maintenance&quot;;[.$K5];0)" office:value-type="float" office:value="0" calcext:value-type="float">
            <text:p>0</text:p>
          </table:table-cell>
          <table:table-cell table:style-name="ce11" table:formula="of:=IF([.$C5]=&quot;Confort&quot;;[.$K5];0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/>
          <table:table-cell office:value-type="string" calcext:value-type="string">
            <text:p>Pilote (verin)</text:p>
          </table:table-cell>
          <table:table-cell office:value-type="string" calcext:value-type="string">
            <text:p>Navigation</text:p>
          </table:table-cell>
          <table:table-cell office:value-type="float" office:value="100" calcext:value-type="float">
            <text:p>100</text:p>
          </table:table-cell>
          <table:table-cell office:value-type="float" office:value="24" calcext:value-type="float">
            <text:p>24</text:p>
          </table:table-cell>
          <table:table-cell office:value-type="percentage" office:value="0.2" calcext:value-type="percentage">
            <text:p>20,00 %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formula="of:=IF(ISBLANK([.$B6]);&quot;&quot;;COM.MICROSOFT.CEILING.PRECISE(IF([.E6]=12;[.D6]*(1+[$Paramètres.$C$5]);IF([.E6]=230;[.D6]*(1+[$Paramètres.$C$4]);IF([.E6]=[$Paramètres.$C$6];[.D6];'err')));10))" office:value-type="float" office:value="100" calcext:value-type="float">
            <text:p>100</text:p>
          </table:table-cell>
          <table:table-cell table:formula="of:=IF(ISBLANK([.$B6]);&quot;&quot;;[.J6]*[.F6])" office:value-type="float" office:value="20" calcext:value-type="float">
            <text:p>20</text:p>
          </table:table-cell>
          <table:table-cell table:formula="of:=IF(ISBLANK([.$B6]);&quot;&quot;;IF([.G6]=&quot;x&quot;;[.J6];0))" office:value-type="float" office:value="100" calcext:value-type="float">
            <text:p>100</text:p>
          </table:table-cell>
          <table:table-cell table:formula="of:=IF(ISBLANK([.$B6]);&quot;&quot;;IF([.F6]&gt;=[$Paramètres.$C$7];[.L6];0))" office:value-type="float" office:value="0" calcext:value-type="float">
            <text:p>0</text:p>
          </table:table-cell>
          <table:table-cell table:formula="of:=IF(ISBLANK([.$B6]);&quot;&quot;;IF([.H6]=&quot;x&quot;;[.J6];0))" office:value-type="float" office:value="0" calcext:value-type="float">
            <text:p>0</text:p>
          </table:table-cell>
          <table:table-cell table:formula="of:=IF(ISBLANK([.$B6]);&quot;&quot;;IF([.F6]&gt;=[$Paramètres.$C$7];[.N6];0))" office:value-type="float" office:value="0" calcext:value-type="float">
            <text:p>0</text:p>
          </table:table-cell>
          <table:table-cell/>
          <table:table-cell table:formula="of:=IF([.$C6]=&quot;Navigation&quot;;[.$J6];0)" office:value-type="float" office:value="100" calcext:value-type="float">
            <text:p>100</text:p>
          </table:table-cell>
          <table:table-cell table:formula="of:=IF([.$C6]=&quot;Sécurité&quot;;[.$J6];0)" office:value-type="float" office:value="0" calcext:value-type="float">
            <text:p>0</text:p>
          </table:table-cell>
          <table:table-cell table:formula="of:=IF([.$C6]=&quot;Maintenance&quot;;[.$J6];0)" office:value-type="float" office:value="0" calcext:value-type="float">
            <text:p>0</text:p>
          </table:table-cell>
          <table:table-cell table:formula="of:=IF([.$C6]=&quot;Confort&quot;;[.$J6];0)" office:value-type="float" office:value="0" calcext:value-type="float">
            <text:p>0</text:p>
          </table:table-cell>
          <table:table-cell table:style-name="ce11" table:formula="of:=IF([.$C6]=&quot;Navigation&quot;;[.$K6];0)" office:value-type="float" office:value="20" calcext:value-type="float">
            <text:p>20</text:p>
          </table:table-cell>
          <table:table-cell table:style-name="ce11" table:formula="of:=IF([.$C6]=&quot;Sécurité&quot;;[.$K6];0)" office:value-type="float" office:value="0" calcext:value-type="float">
            <text:p>0</text:p>
          </table:table-cell>
          <table:table-cell table:style-name="ce11" table:formula="of:=IF([.$C6]=&quot;Maintenance&quot;;[.$K6];0)" office:value-type="float" office:value="0" calcext:value-type="float">
            <text:p>0</text:p>
          </table:table-cell>
          <table:table-cell table:style-name="ce11" table:formula="of:=IF([.$C6]=&quot;Confort&quot;;[.$K6];0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/>
          <table:table-cell office:value-type="string" calcext:value-type="string">
            <text:p>Pilote (calculateur)</text:p>
          </table:table-cell>
          <table:table-cell office:value-type="string" calcext:value-type="string">
            <text:p>Navigation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percentage" office:value="0.9" calcext:value-type="percentage">
            <text:p>90,00 %</text:p>
          </table:table-cell>
          <table:table-cell table:number-columns-repeated="3"/>
          <table:table-cell table:formula="of:=IF(ISBLANK([.$B7]);&quot;&quot;;COM.MICROSOFT.CEILING.PRECISE(IF([.E7]=12;[.D7]*(1+[$Paramètres.$C$5]);IF([.E7]=230;[.D7]*(1+[$Paramètres.$C$4]);IF([.E7]=[$Paramètres.$C$6];[.D7];'err')));10))" office:value-type="float" office:value="30" calcext:value-type="float">
            <text:p>30</text:p>
          </table:table-cell>
          <table:table-cell table:formula="of:=IF(ISBLANK([.$B7]);&quot;&quot;;[.J7]*[.F7])" office:value-type="float" office:value="27" calcext:value-type="float">
            <text:p>27</text:p>
          </table:table-cell>
          <table:table-cell table:formula="of:=IF(ISBLANK([.$B7]);&quot;&quot;;IF([.G7]=&quot;x&quot;;[.J7];0))" office:value-type="float" office:value="0" calcext:value-type="float">
            <text:p>0</text:p>
          </table:table-cell>
          <table:table-cell table:formula="of:=IF(ISBLANK([.$B7]);&quot;&quot;;IF([.F7]&gt;=[$Paramètres.$C$7];[.L7];0))" office:value-type="float" office:value="0" calcext:value-type="float">
            <text:p>0</text:p>
          </table:table-cell>
          <table:table-cell table:formula="of:=IF(ISBLANK([.$B7]);&quot;&quot;;IF([.H7]=&quot;x&quot;;[.J7];0))" office:value-type="float" office:value="0" calcext:value-type="float">
            <text:p>0</text:p>
          </table:table-cell>
          <table:table-cell table:formula="of:=IF(ISBLANK([.$B7]);&quot;&quot;;IF([.F7]&gt;=[$Paramètres.$C$7];[.N7];0))" office:value-type="float" office:value="0" calcext:value-type="float">
            <text:p>0</text:p>
          </table:table-cell>
          <table:table-cell/>
          <table:table-cell table:formula="of:=IF([.$C7]=&quot;Navigation&quot;;[.$J7];0)" office:value-type="float" office:value="30" calcext:value-type="float">
            <text:p>30</text:p>
          </table:table-cell>
          <table:table-cell table:formula="of:=IF([.$C7]=&quot;Sécurité&quot;;[.$J7];0)" office:value-type="float" office:value="0" calcext:value-type="float">
            <text:p>0</text:p>
          </table:table-cell>
          <table:table-cell table:formula="of:=IF([.$C7]=&quot;Maintenance&quot;;[.$J7];0)" office:value-type="float" office:value="0" calcext:value-type="float">
            <text:p>0</text:p>
          </table:table-cell>
          <table:table-cell table:formula="of:=IF([.$C7]=&quot;Confort&quot;;[.$J7];0)" office:value-type="float" office:value="0" calcext:value-type="float">
            <text:p>0</text:p>
          </table:table-cell>
          <table:table-cell table:style-name="ce11" table:formula="of:=IF([.$C7]=&quot;Navigation&quot;;[.$K7];0)" office:value-type="float" office:value="27" calcext:value-type="float">
            <text:p>27</text:p>
          </table:table-cell>
          <table:table-cell table:style-name="ce11" table:formula="of:=IF([.$C7]=&quot;Sécurité&quot;;[.$K7];0)" office:value-type="float" office:value="0" calcext:value-type="float">
            <text:p>0</text:p>
          </table:table-cell>
          <table:table-cell table:style-name="ce11" table:formula="of:=IF([.$C7]=&quot;Maintenance&quot;;[.$K7];0)" office:value-type="float" office:value="0" calcext:value-type="float">
            <text:p>0</text:p>
          </table:table-cell>
          <table:table-cell table:style-name="ce11" table:formula="of:=IF([.$C7]=&quot;Confort&quot;;[.$K7];0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/>
          <table:table-cell office:value-type="string" calcext:value-type="string">
            <text:p>Feux de navigation / mouillage</text:p>
          </table:table-cell>
          <table:table-cell office:value-type="string" calcext:value-type="string">
            <text:p>Navigation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percentage" office:value="0.5" calcext:value-type="percentage">
            <text:p>50,00 %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formula="of:=IF(ISBLANK([.$B8]);&quot;&quot;;COM.MICROSOFT.CEILING.PRECISE(IF([.E8]=12;[.D8]*(1+[$Paramètres.$C$5]);IF([.E8]=230;[.D8]*(1+[$Paramètres.$C$4]);IF([.E8]=[$Paramètres.$C$6];[.D8];'err')));10))" office:value-type="float" office:value="30" calcext:value-type="float">
            <text:p>30</text:p>
          </table:table-cell>
          <table:table-cell table:formula="of:=IF(ISBLANK([.$B8]);&quot;&quot;;[.J8]*[.F8])" office:value-type="float" office:value="15" calcext:value-type="float">
            <text:p>15</text:p>
          </table:table-cell>
          <table:table-cell table:formula="of:=IF(ISBLANK([.$B8]);&quot;&quot;;IF([.G8]=&quot;x&quot;;[.J8];0))" office:value-type="float" office:value="30" calcext:value-type="float">
            <text:p>30</text:p>
          </table:table-cell>
          <table:table-cell table:formula="of:=IF(ISBLANK([.$B8]);&quot;&quot;;IF([.F8]&gt;=[$Paramètres.$C$7];[.L8];0))" office:value-type="float" office:value="30" calcext:value-type="float">
            <text:p>30</text:p>
          </table:table-cell>
          <table:table-cell table:formula="of:=IF(ISBLANK([.$B8]);&quot;&quot;;IF([.H8]=&quot;x&quot;;[.J8];0))" office:value-type="float" office:value="0" calcext:value-type="float">
            <text:p>0</text:p>
          </table:table-cell>
          <table:table-cell table:formula="of:=IF(ISBLANK([.$B8]);&quot;&quot;;IF([.F8]&gt;=[$Paramètres.$C$7];[.N8];0))" office:value-type="float" office:value="0" calcext:value-type="float">
            <text:p>0</text:p>
          </table:table-cell>
          <table:table-cell/>
          <table:table-cell table:formula="of:=IF([.$C8]=&quot;Navigation&quot;;[.$J8];0)" office:value-type="float" office:value="30" calcext:value-type="float">
            <text:p>30</text:p>
          </table:table-cell>
          <table:table-cell table:formula="of:=IF([.$C8]=&quot;Sécurité&quot;;[.$J8];0)" office:value-type="float" office:value="0" calcext:value-type="float">
            <text:p>0</text:p>
          </table:table-cell>
          <table:table-cell table:formula="of:=IF([.$C8]=&quot;Maintenance&quot;;[.$J8];0)" office:value-type="float" office:value="0" calcext:value-type="float">
            <text:p>0</text:p>
          </table:table-cell>
          <table:table-cell table:formula="of:=IF([.$C8]=&quot;Confort&quot;;[.$J8];0)" office:value-type="float" office:value="0" calcext:value-type="float">
            <text:p>0</text:p>
          </table:table-cell>
          <table:table-cell table:style-name="ce11" table:formula="of:=IF([.$C8]=&quot;Navigation&quot;;[.$K8];0)" office:value-type="float" office:value="15" calcext:value-type="float">
            <text:p>15</text:p>
          </table:table-cell>
          <table:table-cell table:style-name="ce11" table:formula="of:=IF([.$C8]=&quot;Sécurité&quot;;[.$K8];0)" office:value-type="float" office:value="0" calcext:value-type="float">
            <text:p>0</text:p>
          </table:table-cell>
          <table:table-cell table:style-name="ce11" table:formula="of:=IF([.$C8]=&quot;Maintenance&quot;;[.$K8];0)" office:value-type="float" office:value="0" calcext:value-type="float">
            <text:p>0</text:p>
          </table:table-cell>
          <table:table-cell table:style-name="ce11" table:formula="of:=IF([.$C8]=&quot;Confort&quot;;[.$K8];0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/>
          <table:table-cell office:value-type="string" calcext:value-type="string">
            <text:p>Ordinateur de bord</text:p>
          </table:table-cell>
          <table:table-cell office:value-type="string" calcext:value-type="string">
            <text:p>Navigation</text:p>
          </table:table-cell>
          <table:table-cell office:value-type="float" office:value="120" calcext:value-type="float">
            <text:p>120</text:p>
          </table:table-cell>
          <table:table-cell office:value-type="float" office:value="230" calcext:value-type="float">
            <text:p>230</text:p>
          </table:table-cell>
          <table:table-cell office:value-type="percentage" office:value="0.5" calcext:value-type="percentage">
            <text:p>50,00 %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formula="of:=IF(ISBLANK([.$B9]);&quot;&quot;;COM.MICROSOFT.CEILING.PRECISE(IF([.E9]=12;[.D9]*(1+[$Paramètres.$C$5]);IF([.E9]=230;[.D9]*(1+[$Paramètres.$C$4]);IF([.E9]=[$Paramètres.$C$6];[.D9];'err')));10))" office:value-type="float" office:value="150" calcext:value-type="float">
            <text:p>150</text:p>
          </table:table-cell>
          <table:table-cell table:formula="of:=IF(ISBLANK([.$B9]);&quot;&quot;;[.J9]*[.F9])" office:value-type="float" office:value="75" calcext:value-type="float">
            <text:p>75</text:p>
          </table:table-cell>
          <table:table-cell table:formula="of:=IF(ISBLANK([.$B9]);&quot;&quot;;IF([.G9]=&quot;x&quot;;[.J9];0))" office:value-type="float" office:value="150" calcext:value-type="float">
            <text:p>150</text:p>
          </table:table-cell>
          <table:table-cell table:formula="of:=IF(ISBLANK([.$B9]);&quot;&quot;;IF([.F9]&gt;=[$Paramètres.$C$7];[.L9];0))" office:value-type="float" office:value="150" calcext:value-type="float">
            <text:p>150</text:p>
          </table:table-cell>
          <table:table-cell table:formula="of:=IF(ISBLANK([.$B9]);&quot;&quot;;IF([.H9]=&quot;x&quot;;[.J9];0))" office:value-type="float" office:value="150" calcext:value-type="float">
            <text:p>150</text:p>
          </table:table-cell>
          <table:table-cell table:formula="of:=IF(ISBLANK([.$B9]);&quot;&quot;;IF([.F9]&gt;=[$Paramètres.$C$7];[.N9];0))" office:value-type="float" office:value="150" calcext:value-type="float">
            <text:p>150</text:p>
          </table:table-cell>
          <table:table-cell/>
          <table:table-cell table:formula="of:=IF([.$C9]=&quot;Navigation&quot;;[.$J9];0)" office:value-type="float" office:value="150" calcext:value-type="float">
            <text:p>150</text:p>
          </table:table-cell>
          <table:table-cell table:formula="of:=IF([.$C9]=&quot;Sécurité&quot;;[.$J9];0)" office:value-type="float" office:value="0" calcext:value-type="float">
            <text:p>0</text:p>
          </table:table-cell>
          <table:table-cell table:formula="of:=IF([.$C9]=&quot;Maintenance&quot;;[.$J9];0)" office:value-type="float" office:value="0" calcext:value-type="float">
            <text:p>0</text:p>
          </table:table-cell>
          <table:table-cell table:formula="of:=IF([.$C9]=&quot;Confort&quot;;[.$J9];0)" office:value-type="float" office:value="0" calcext:value-type="float">
            <text:p>0</text:p>
          </table:table-cell>
          <table:table-cell table:style-name="ce11" table:formula="of:=IF([.$C9]=&quot;Navigation&quot;;[.$K9];0)" office:value-type="float" office:value="75" calcext:value-type="float">
            <text:p>75</text:p>
          </table:table-cell>
          <table:table-cell table:style-name="ce11" table:formula="of:=IF([.$C9]=&quot;Sécurité&quot;;[.$K9];0)" office:value-type="float" office:value="0" calcext:value-type="float">
            <text:p>0</text:p>
          </table:table-cell>
          <table:table-cell table:style-name="ce11" table:formula="of:=IF([.$C9]=&quot;Maintenance&quot;;[.$K9];0)" office:value-type="float" office:value="0" calcext:value-type="float">
            <text:p>0</text:p>
          </table:table-cell>
          <table:table-cell table:style-name="ce11" table:formula="of:=IF([.$C9]=&quot;Confort&quot;;[.$K9];0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/>
          <table:table-cell office:value-type="string" calcext:value-type="string">
            <text:p>Éclairage essentiel</text:p>
          </table:table-cell>
          <table:table-cell office:value-type="string" calcext:value-type="string">
            <text:p>Confort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percentage" office:value="0.4" calcext:value-type="percentage">
            <text:p>40,00 %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formula="of:=IF(ISBLANK([.$B10]);&quot;&quot;;COM.MICROSOFT.CEILING.PRECISE(IF([.E10]=12;[.D10]*(1+[$Paramètres.$C$5]);IF([.E10]=230;[.D10]*(1+[$Paramètres.$C$4]);IF([.E10]=[$Paramètres.$C$6];[.D10];'err')));10))" office:value-type="float" office:value="30" calcext:value-type="float">
            <text:p>30</text:p>
          </table:table-cell>
          <table:table-cell table:formula="of:=IF(ISBLANK([.$B10]);&quot;&quot;;[.J10]*[.F10])" office:value-type="float" office:value="12" calcext:value-type="float">
            <text:p>12</text:p>
          </table:table-cell>
          <table:table-cell table:formula="of:=IF(ISBLANK([.$B10]);&quot;&quot;;IF([.G10]=&quot;x&quot;;[.J10];0))" office:value-type="float" office:value="30" calcext:value-type="float">
            <text:p>30</text:p>
          </table:table-cell>
          <table:table-cell table:formula="of:=IF(ISBLANK([.$B10]);&quot;&quot;;IF([.F10]&gt;=[$Paramètres.$C$7];[.L10];0))" office:value-type="float" office:value="0" calcext:value-type="float">
            <text:p>0</text:p>
          </table:table-cell>
          <table:table-cell table:formula="of:=IF(ISBLANK([.$B10]);&quot;&quot;;IF([.H10]=&quot;x&quot;;[.J10];0))" office:value-type="float" office:value="30" calcext:value-type="float">
            <text:p>30</text:p>
          </table:table-cell>
          <table:table-cell table:formula="of:=IF(ISBLANK([.$B10]);&quot;&quot;;IF([.F10]&gt;=[$Paramètres.$C$7];[.N10];0))" office:value-type="float" office:value="0" calcext:value-type="float">
            <text:p>0</text:p>
          </table:table-cell>
          <table:table-cell/>
          <table:table-cell table:formula="of:=IF([.$C10]=&quot;Navigation&quot;;[.$J10];0)" office:value-type="float" office:value="0" calcext:value-type="float">
            <text:p>0</text:p>
          </table:table-cell>
          <table:table-cell table:formula="of:=IF([.$C10]=&quot;Sécurité&quot;;[.$J10];0)" office:value-type="float" office:value="0" calcext:value-type="float">
            <text:p>0</text:p>
          </table:table-cell>
          <table:table-cell table:formula="of:=IF([.$C10]=&quot;Maintenance&quot;;[.$J10];0)" office:value-type="float" office:value="0" calcext:value-type="float">
            <text:p>0</text:p>
          </table:table-cell>
          <table:table-cell table:formula="of:=IF([.$C10]=&quot;Confort&quot;;[.$J10];0)" office:value-type="float" office:value="30" calcext:value-type="float">
            <text:p>30</text:p>
          </table:table-cell>
          <table:table-cell table:style-name="ce11" table:formula="of:=IF([.$C10]=&quot;Navigation&quot;;[.$K10];0)" office:value-type="float" office:value="0" calcext:value-type="float">
            <text:p>0</text:p>
          </table:table-cell>
          <table:table-cell table:style-name="ce11" table:formula="of:=IF([.$C10]=&quot;Sécurité&quot;;[.$K10];0)" office:value-type="float" office:value="0" calcext:value-type="float">
            <text:p>0</text:p>
          </table:table-cell>
          <table:table-cell table:style-name="ce11" table:formula="of:=IF([.$C10]=&quot;Maintenance&quot;;[.$K10];0)" office:value-type="float" office:value="0" calcext:value-type="float">
            <text:p>0</text:p>
          </table:table-cell>
          <table:table-cell table:style-name="ce11" table:formula="of:=IF([.$C10]=&quot;Confort&quot;;[.$K10];0)" office:value-type="float" office:value="12" calcext:value-type="float">
            <text:p>12</text:p>
          </table:table-cell>
          <table:table-cell table:number-columns-repeated="1000"/>
        </table:table-row>
        <table:table-row table:style-name="ro2">
          <table:table-cell/>
          <table:table-cell office:value-type="string" calcext:value-type="string">
            <text:p>Éclairage total</text:p>
          </table:table-cell>
          <table:table-cell office:value-type="string" calcext:value-type="string">
            <text:p>Confort</text:p>
          </table:table-cell>
          <table:table-cell office:value-type="float" office:value="100" calcext:value-type="float">
            <text:p>100</text:p>
          </table:table-cell>
          <table:table-cell office:value-type="float" office:value="24" calcext:value-type="float">
            <text:p>24</text:p>
          </table:table-cell>
          <table:table-cell office:value-type="percentage" office:value="0.1" calcext:value-type="percentage">
            <text:p>10,00 %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formula="of:=IF(ISBLANK([.$B11]);&quot;&quot;;COM.MICROSOFT.CEILING.PRECISE(IF([.E11]=12;[.D11]*(1+[$Paramètres.$C$5]);IF([.E11]=230;[.D11]*(1+[$Paramètres.$C$4]);IF([.E11]=[$Paramètres.$C$6];[.D11];'err')));10))" office:value-type="float" office:value="100" calcext:value-type="float">
            <text:p>100</text:p>
          </table:table-cell>
          <table:table-cell table:formula="of:=IF(ISBLANK([.$B11]);&quot;&quot;;[.J11]*[.F11])" office:value-type="float" office:value="10" calcext:value-type="float">
            <text:p>10</text:p>
          </table:table-cell>
          <table:table-cell table:formula="of:=IF(ISBLANK([.$B11]);&quot;&quot;;IF([.G11]=&quot;x&quot;;[.J11];0))" office:value-type="float" office:value="100" calcext:value-type="float">
            <text:p>100</text:p>
          </table:table-cell>
          <table:table-cell table:formula="of:=IF(ISBLANK([.$B11]);&quot;&quot;;IF([.F11]&gt;=[$Paramètres.$C$7];[.L11];0))" office:value-type="float" office:value="0" calcext:value-type="float">
            <text:p>0</text:p>
          </table:table-cell>
          <table:table-cell table:formula="of:=IF(ISBLANK([.$B11]);&quot;&quot;;IF([.H11]=&quot;x&quot;;[.J11];0))" office:value-type="float" office:value="100" calcext:value-type="float">
            <text:p>100</text:p>
          </table:table-cell>
          <table:table-cell table:formula="of:=IF(ISBLANK([.$B11]);&quot;&quot;;IF([.F11]&gt;=[$Paramètres.$C$7];[.N11];0))" office:value-type="float" office:value="0" calcext:value-type="float">
            <text:p>0</text:p>
          </table:table-cell>
          <table:table-cell/>
          <table:table-cell table:formula="of:=IF([.$C11]=&quot;Navigation&quot;;[.$J11];0)" office:value-type="float" office:value="0" calcext:value-type="float">
            <text:p>0</text:p>
          </table:table-cell>
          <table:table-cell table:formula="of:=IF([.$C11]=&quot;Sécurité&quot;;[.$J11];0)" office:value-type="float" office:value="0" calcext:value-type="float">
            <text:p>0</text:p>
          </table:table-cell>
          <table:table-cell table:formula="of:=IF([.$C11]=&quot;Maintenance&quot;;[.$J11];0)" office:value-type="float" office:value="0" calcext:value-type="float">
            <text:p>0</text:p>
          </table:table-cell>
          <table:table-cell table:formula="of:=IF([.$C11]=&quot;Confort&quot;;[.$J11];0)" office:value-type="float" office:value="100" calcext:value-type="float">
            <text:p>100</text:p>
          </table:table-cell>
          <table:table-cell table:style-name="ce11" table:formula="of:=IF([.$C11]=&quot;Navigation&quot;;[.$K11];0)" office:value-type="float" office:value="0" calcext:value-type="float">
            <text:p>0</text:p>
          </table:table-cell>
          <table:table-cell table:style-name="ce11" table:formula="of:=IF([.$C11]=&quot;Sécurité&quot;;[.$K11];0)" office:value-type="float" office:value="0" calcext:value-type="float">
            <text:p>0</text:p>
          </table:table-cell>
          <table:table-cell table:style-name="ce11" table:formula="of:=IF([.$C11]=&quot;Maintenance&quot;;[.$K11];0)" office:value-type="float" office:value="0" calcext:value-type="float">
            <text:p>0</text:p>
          </table:table-cell>
          <table:table-cell table:style-name="ce11" table:formula="of:=IF([.$C11]=&quot;Confort&quot;;[.$K11];0)" office:value-type="float" office:value="10" calcext:value-type="float">
            <text:p>10</text:p>
          </table:table-cell>
          <table:table-cell table:number-columns-repeated="1000"/>
        </table:table-row>
        <table:table-row table:style-name="ro2">
          <table:table-cell/>
          <table:table-cell office:value-type="string" calcext:value-type="string">
            <text:p>Chauffe eau</text:p>
          </table:table-cell>
          <table:table-cell office:value-type="string" calcext:value-type="string">
            <text:p>Confort</text:p>
          </table:table-cell>
          <table:table-cell office:value-type="float" office:value="800" calcext:value-type="float">
            <text:p>800</text:p>
          </table:table-cell>
          <table:table-cell office:value-type="float" office:value="230" calcext:value-type="float">
            <text:p>230</text:p>
          </table:table-cell>
          <table:table-cell office:value-type="percentage" office:value="0.1" calcext:value-type="percentage">
            <text:p>10,00 %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formula="of:=IF(ISBLANK([.$B12]);&quot;&quot;;COM.MICROSOFT.CEILING.PRECISE(IF([.E12]=12;[.D12]*(1+[$Paramètres.$C$5]);IF([.E12]=230;[.D12]*(1+[$Paramètres.$C$4]);IF([.E12]=[$Paramètres.$C$6];[.D12];'err')));10))" office:value-type="float" office:value="960" calcext:value-type="float">
            <text:p>960</text:p>
          </table:table-cell>
          <table:table-cell table:formula="of:=IF(ISBLANK([.$B12]);&quot;&quot;;[.J12]*[.F12])" office:value-type="float" office:value="96" calcext:value-type="float">
            <text:p>96</text:p>
          </table:table-cell>
          <table:table-cell table:formula="of:=IF(ISBLANK([.$B12]);&quot;&quot;;IF([.G12]=&quot;x&quot;;[.J12];0))" office:value-type="float" office:value="960" calcext:value-type="float">
            <text:p>960</text:p>
          </table:table-cell>
          <table:table-cell table:formula="of:=IF(ISBLANK([.$B12]);&quot;&quot;;IF([.F12]&gt;=[$Paramètres.$C$7];[.L12];0))" office:value-type="float" office:value="0" calcext:value-type="float">
            <text:p>0</text:p>
          </table:table-cell>
          <table:table-cell table:formula="of:=IF(ISBLANK([.$B12]);&quot;&quot;;IF([.H12]=&quot;x&quot;;[.J12];0))" office:value-type="float" office:value="960" calcext:value-type="float">
            <text:p>960</text:p>
          </table:table-cell>
          <table:table-cell table:formula="of:=IF(ISBLANK([.$B12]);&quot;&quot;;IF([.F12]&gt;=[$Paramètres.$C$7];[.N12];0))" office:value-type="float" office:value="0" calcext:value-type="float">
            <text:p>0</text:p>
          </table:table-cell>
          <table:table-cell/>
          <table:table-cell table:formula="of:=IF([.$C12]=&quot;Navigation&quot;;[.$J12];0)" office:value-type="float" office:value="0" calcext:value-type="float">
            <text:p>0</text:p>
          </table:table-cell>
          <table:table-cell table:formula="of:=IF([.$C12]=&quot;Sécurité&quot;;[.$J12];0)" office:value-type="float" office:value="0" calcext:value-type="float">
            <text:p>0</text:p>
          </table:table-cell>
          <table:table-cell table:formula="of:=IF([.$C12]=&quot;Maintenance&quot;;[.$J12];0)" office:value-type="float" office:value="0" calcext:value-type="float">
            <text:p>0</text:p>
          </table:table-cell>
          <table:table-cell table:formula="of:=IF([.$C12]=&quot;Confort&quot;;[.$J12];0)" office:value-type="float" office:value="960" calcext:value-type="float">
            <text:p>960</text:p>
          </table:table-cell>
          <table:table-cell table:style-name="ce11" table:formula="of:=IF([.$C12]=&quot;Navigation&quot;;[.$K12];0)" office:value-type="float" office:value="0" calcext:value-type="float">
            <text:p>0</text:p>
          </table:table-cell>
          <table:table-cell table:style-name="ce11" table:formula="of:=IF([.$C12]=&quot;Sécurité&quot;;[.$K12];0)" office:value-type="float" office:value="0" calcext:value-type="float">
            <text:p>0</text:p>
          </table:table-cell>
          <table:table-cell table:style-name="ce11" table:formula="of:=IF([.$C12]=&quot;Maintenance&quot;;[.$K12];0)" office:value-type="float" office:value="0" calcext:value-type="float">
            <text:p>0</text:p>
          </table:table-cell>
          <table:table-cell table:style-name="ce11" table:formula="of:=IF([.$C12]=&quot;Confort&quot;;[.$K12];0)" office:value-type="float" office:value="96" calcext:value-type="float">
            <text:p>96</text:p>
          </table:table-cell>
          <table:table-cell table:number-columns-repeated="1000"/>
        </table:table-row>
        <table:table-row table:style-name="ro2">
          <table:table-cell/>
          <table:table-cell office:value-type="string" calcext:value-type="string">
            <text:p>Lave linge</text:p>
          </table:table-cell>
          <table:table-cell office:value-type="string" calcext:value-type="string">
            <text:p>Confort</text:p>
          </table:table-cell>
          <table:table-cell office:value-type="float" office:value="1500" calcext:value-type="float">
            <text:p>1500</text:p>
          </table:table-cell>
          <table:table-cell office:value-type="float" office:value="230" calcext:value-type="float">
            <text:p>230</text:p>
          </table:table-cell>
          <table:table-cell office:value-type="percentage" office:value="0.004" calcext:value-type="percentage">
            <text:p>0,40 %</text:p>
          </table:table-cell>
          <table:table-cell/>
          <table:table-cell office:value-type="string" calcext:value-type="string">
            <text:p>x</text:p>
          </table:table-cell>
          <table:table-cell/>
          <table:table-cell table:formula="of:=IF(ISBLANK([.$B13]);&quot;&quot;;COM.MICROSOFT.CEILING.PRECISE(IF([.E13]=12;[.D13]*(1+[$Paramètres.$C$5]);IF([.E13]=230;[.D13]*(1+[$Paramètres.$C$4]);IF([.E13]=[$Paramètres.$C$6];[.D13];'err')));10))" office:value-type="float" office:value="1800" calcext:value-type="float">
            <text:p>1800</text:p>
          </table:table-cell>
          <table:table-cell table:formula="of:=IF(ISBLANK([.$B13]);&quot;&quot;;[.J13]*[.F13])" office:value-type="float" office:value="7.2" calcext:value-type="float">
            <text:p>7,2</text:p>
          </table:table-cell>
          <table:table-cell table:formula="of:=IF(ISBLANK([.$B13]);&quot;&quot;;IF([.G13]=&quot;x&quot;;[.J13];0))" office:value-type="float" office:value="0" calcext:value-type="float">
            <text:p>0</text:p>
          </table:table-cell>
          <table:table-cell table:formula="of:=IF(ISBLANK([.$B13]);&quot;&quot;;IF([.F13]&gt;=[$Paramètres.$C$7];[.L13];0))" office:value-type="float" office:value="0" calcext:value-type="float">
            <text:p>0</text:p>
          </table:table-cell>
          <table:table-cell table:formula="of:=IF(ISBLANK([.$B13]);&quot;&quot;;IF([.H13]=&quot;x&quot;;[.J13];0))" office:value-type="float" office:value="1800" calcext:value-type="float">
            <text:p>1800</text:p>
          </table:table-cell>
          <table:table-cell table:formula="of:=IF(ISBLANK([.$B13]);&quot;&quot;;IF([.F13]&gt;=[$Paramètres.$C$7];[.N13];0))" office:value-type="float" office:value="0" calcext:value-type="float">
            <text:p>0</text:p>
          </table:table-cell>
          <table:table-cell/>
          <table:table-cell table:formula="of:=IF([.$C13]=&quot;Navigation&quot;;[.$J13];0)" office:value-type="float" office:value="0" calcext:value-type="float">
            <text:p>0</text:p>
          </table:table-cell>
          <table:table-cell table:formula="of:=IF([.$C13]=&quot;Sécurité&quot;;[.$J13];0)" office:value-type="float" office:value="0" calcext:value-type="float">
            <text:p>0</text:p>
          </table:table-cell>
          <table:table-cell table:formula="of:=IF([.$C13]=&quot;Maintenance&quot;;[.$J13];0)" office:value-type="float" office:value="0" calcext:value-type="float">
            <text:p>0</text:p>
          </table:table-cell>
          <table:table-cell table:formula="of:=IF([.$C13]=&quot;Confort&quot;;[.$J13];0)" office:value-type="float" office:value="1800" calcext:value-type="float">
            <text:p>1800</text:p>
          </table:table-cell>
          <table:table-cell table:style-name="ce11" table:formula="of:=IF([.$C13]=&quot;Navigation&quot;;[.$K13];0)" office:value-type="float" office:value="0" calcext:value-type="float">
            <text:p>0</text:p>
          </table:table-cell>
          <table:table-cell table:style-name="ce11" table:formula="of:=IF([.$C13]=&quot;Sécurité&quot;;[.$K13];0)" office:value-type="float" office:value="0" calcext:value-type="float">
            <text:p>0</text:p>
          </table:table-cell>
          <table:table-cell table:style-name="ce11" table:formula="of:=IF([.$C13]=&quot;Maintenance&quot;;[.$K13];0)" office:value-type="float" office:value="0" calcext:value-type="float">
            <text:p>0</text:p>
          </table:table-cell>
          <table:table-cell table:style-name="ce11" table:formula="of:=IF([.$C13]=&quot;Confort&quot;;[.$K13];0)" office:value-type="float" office:value="7.2" calcext:value-type="float">
            <text:p>7,2</text:p>
          </table:table-cell>
          <table:table-cell table:number-columns-repeated="1000"/>
        </table:table-row>
        <table:table-row table:style-name="ro2">
          <table:table-cell/>
          <table:table-cell office:value-type="string" calcext:value-type="string">
            <text:p>Robot cuisine</text:p>
          </table:table-cell>
          <table:table-cell office:value-type="string" calcext:value-type="string">
            <text:p>Confort</text:p>
          </table:table-cell>
          <table:table-cell office:value-type="float" office:value="600" calcext:value-type="float">
            <text:p>600</text:p>
          </table:table-cell>
          <table:table-cell office:value-type="float" office:value="230" calcext:value-type="float">
            <text:p>230</text:p>
          </table:table-cell>
          <table:table-cell office:value-type="percentage" office:value="0.005" calcext:value-type="percentage">
            <text:p>0,50 %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formula="of:=IF(ISBLANK([.$B14]);&quot;&quot;;COM.MICROSOFT.CEILING.PRECISE(IF([.E14]=12;[.D14]*(1+[$Paramètres.$C$5]);IF([.E14]=230;[.D14]*(1+[$Paramètres.$C$4]);IF([.E14]=[$Paramètres.$C$6];[.D14];'err')));10))" office:value-type="float" office:value="720" calcext:value-type="float">
            <text:p>720</text:p>
          </table:table-cell>
          <table:table-cell table:formula="of:=IF(ISBLANK([.$B14]);&quot;&quot;;[.J14]*[.F14])" office:value-type="float" office:value="3.6" calcext:value-type="float">
            <text:p>3,6</text:p>
          </table:table-cell>
          <table:table-cell table:formula="of:=IF(ISBLANK([.$B14]);&quot;&quot;;IF([.G14]=&quot;x&quot;;[.J14];0))" office:value-type="float" office:value="720" calcext:value-type="float">
            <text:p>720</text:p>
          </table:table-cell>
          <table:table-cell table:formula="of:=IF(ISBLANK([.$B14]);&quot;&quot;;IF([.F14]&gt;=[$Paramètres.$C$7];[.L14];0))" office:value-type="float" office:value="0" calcext:value-type="float">
            <text:p>0</text:p>
          </table:table-cell>
          <table:table-cell table:formula="of:=IF(ISBLANK([.$B14]);&quot;&quot;;IF([.H14]=&quot;x&quot;;[.J14];0))" office:value-type="float" office:value="720" calcext:value-type="float">
            <text:p>720</text:p>
          </table:table-cell>
          <table:table-cell table:formula="of:=IF(ISBLANK([.$B14]);&quot;&quot;;IF([.F14]&gt;=[$Paramètres.$C$7];[.N14];0))" office:value-type="float" office:value="0" calcext:value-type="float">
            <text:p>0</text:p>
          </table:table-cell>
          <table:table-cell/>
          <table:table-cell table:formula="of:=IF([.$C14]=&quot;Navigation&quot;;[.$J14];0)" office:value-type="float" office:value="0" calcext:value-type="float">
            <text:p>0</text:p>
          </table:table-cell>
          <table:table-cell table:formula="of:=IF([.$C14]=&quot;Sécurité&quot;;[.$J14];0)" office:value-type="float" office:value="0" calcext:value-type="float">
            <text:p>0</text:p>
          </table:table-cell>
          <table:table-cell table:formula="of:=IF([.$C14]=&quot;Maintenance&quot;;[.$J14];0)" office:value-type="float" office:value="0" calcext:value-type="float">
            <text:p>0</text:p>
          </table:table-cell>
          <table:table-cell table:formula="of:=IF([.$C14]=&quot;Confort&quot;;[.$J14];0)" office:value-type="float" office:value="720" calcext:value-type="float">
            <text:p>720</text:p>
          </table:table-cell>
          <table:table-cell table:style-name="ce11" table:formula="of:=IF([.$C14]=&quot;Navigation&quot;;[.$K14];0)" office:value-type="float" office:value="0" calcext:value-type="float">
            <text:p>0</text:p>
          </table:table-cell>
          <table:table-cell table:style-name="ce11" table:formula="of:=IF([.$C14]=&quot;Sécurité&quot;;[.$K14];0)" office:value-type="float" office:value="0" calcext:value-type="float">
            <text:p>0</text:p>
          </table:table-cell>
          <table:table-cell table:style-name="ce11" table:formula="of:=IF([.$C14]=&quot;Maintenance&quot;;[.$K14];0)" office:value-type="float" office:value="0" calcext:value-type="float">
            <text:p>0</text:p>
          </table:table-cell>
          <table:table-cell table:style-name="ce11" table:formula="of:=IF([.$C14]=&quot;Confort&quot;;[.$K14];0)" office:value-type="float" office:value="3.6" calcext:value-type="float">
            <text:p>3,6</text:p>
          </table:table-cell>
          <table:table-cell table:number-columns-repeated="1000"/>
        </table:table-row>
        <table:table-row table:style-name="ro2">
          <table:table-cell/>
          <table:table-cell office:value-type="string" calcext:value-type="string">
            <text:p>Réfrigérateur</text:p>
          </table:table-cell>
          <table:table-cell office:value-type="string" calcext:value-type="string">
            <text:p>Confort</text:p>
          </table:table-cell>
          <table:table-cell office:value-type="float" office:value="250" calcext:value-type="float">
            <text:p>250</text:p>
          </table:table-cell>
          <table:table-cell office:value-type="float" office:value="24" calcext:value-type="float">
            <text:p>24</text:p>
          </table:table-cell>
          <table:table-cell office:value-type="percentage" office:value="0.15" calcext:value-type="percentage">
            <text:p>15,00 %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formula="of:=IF(ISBLANK([.$B15]);&quot;&quot;;COM.MICROSOFT.CEILING.PRECISE(IF([.E15]=12;[.D15]*(1+[$Paramètres.$C$5]);IF([.E15]=230;[.D15]*(1+[$Paramètres.$C$4]);IF([.E15]=[$Paramètres.$C$6];[.D15];'err')));10))" office:value-type="float" office:value="250" calcext:value-type="float">
            <text:p>250</text:p>
          </table:table-cell>
          <table:table-cell table:formula="of:=IF(ISBLANK([.$B15]);&quot;&quot;;[.J15]*[.F15])" office:value-type="float" office:value="37.5" calcext:value-type="float">
            <text:p>37,5</text:p>
          </table:table-cell>
          <table:table-cell table:formula="of:=IF(ISBLANK([.$B15]);&quot;&quot;;IF([.G15]=&quot;x&quot;;[.J15];0))" office:value-type="float" office:value="250" calcext:value-type="float">
            <text:p>250</text:p>
          </table:table-cell>
          <table:table-cell table:formula="of:=IF(ISBLANK([.$B15]);&quot;&quot;;IF([.F15]&gt;=[$Paramètres.$C$7];[.L15];0))" office:value-type="float" office:value="0" calcext:value-type="float">
            <text:p>0</text:p>
          </table:table-cell>
          <table:table-cell table:formula="of:=IF(ISBLANK([.$B15]);&quot;&quot;;IF([.H15]=&quot;x&quot;;[.J15];0))" office:value-type="float" office:value="250" calcext:value-type="float">
            <text:p>250</text:p>
          </table:table-cell>
          <table:table-cell table:formula="of:=IF(ISBLANK([.$B15]);&quot;&quot;;IF([.F15]&gt;=[$Paramètres.$C$7];[.N15];0))" office:value-type="float" office:value="0" calcext:value-type="float">
            <text:p>0</text:p>
          </table:table-cell>
          <table:table-cell/>
          <table:table-cell table:formula="of:=IF([.$C15]=&quot;Navigation&quot;;[.$J15];0)" office:value-type="float" office:value="0" calcext:value-type="float">
            <text:p>0</text:p>
          </table:table-cell>
          <table:table-cell table:formula="of:=IF([.$C15]=&quot;Sécurité&quot;;[.$J15];0)" office:value-type="float" office:value="0" calcext:value-type="float">
            <text:p>0</text:p>
          </table:table-cell>
          <table:table-cell table:formula="of:=IF([.$C15]=&quot;Maintenance&quot;;[.$J15];0)" office:value-type="float" office:value="0" calcext:value-type="float">
            <text:p>0</text:p>
          </table:table-cell>
          <table:table-cell table:formula="of:=IF([.$C15]=&quot;Confort&quot;;[.$J15];0)" office:value-type="float" office:value="250" calcext:value-type="float">
            <text:p>250</text:p>
          </table:table-cell>
          <table:table-cell table:style-name="ce11" table:formula="of:=IF([.$C15]=&quot;Navigation&quot;;[.$K15];0)" office:value-type="float" office:value="0" calcext:value-type="float">
            <text:p>0</text:p>
          </table:table-cell>
          <table:table-cell table:style-name="ce11" table:formula="of:=IF([.$C15]=&quot;Sécurité&quot;;[.$K15];0)" office:value-type="float" office:value="0" calcext:value-type="float">
            <text:p>0</text:p>
          </table:table-cell>
          <table:table-cell table:style-name="ce11" table:formula="of:=IF([.$C15]=&quot;Maintenance&quot;;[.$K15];0)" office:value-type="float" office:value="0" calcext:value-type="float">
            <text:p>0</text:p>
          </table:table-cell>
          <table:table-cell table:style-name="ce11" table:formula="of:=IF([.$C15]=&quot;Confort&quot;;[.$K15];0)" office:value-type="float" office:value="37.5" calcext:value-type="float">
            <text:p>37,5</text:p>
          </table:table-cell>
          <table:table-cell table:number-columns-repeated="1000"/>
        </table:table-row>
        <table:table-row table:style-name="ro2">
          <table:table-cell/>
          <table:table-cell office:value-type="string" calcext:value-type="string">
            <text:p>Outillage portatif électrique</text:p>
          </table:table-cell>
          <table:table-cell office:value-type="string" calcext:value-type="string">
            <text:p>Maintenance</text:p>
          </table:table-cell>
          <table:table-cell office:value-type="float" office:value="1600" calcext:value-type="float">
            <text:p>1600</text:p>
          </table:table-cell>
          <table:table-cell office:value-type="float" office:value="230" calcext:value-type="float">
            <text:p>230</text:p>
          </table:table-cell>
          <table:table-cell office:value-type="percentage" office:value="0.01" calcext:value-type="percentage">
            <text:p>1,00 %</text:p>
          </table:table-cell>
          <table:table-cell/>
          <table:table-cell office:value-type="string" calcext:value-type="string">
            <text:p>x</text:p>
          </table:table-cell>
          <table:table-cell/>
          <table:table-cell table:formula="of:=IF(ISBLANK([.$B16]);&quot;&quot;;COM.MICROSOFT.CEILING.PRECISE(IF([.E16]=12;[.D16]*(1+[$Paramètres.$C$5]);IF([.E16]=230;[.D16]*(1+[$Paramètres.$C$4]);IF([.E16]=[$Paramètres.$C$6];[.D16];'err')));10))" office:value-type="float" office:value="1920" calcext:value-type="float">
            <text:p>1920</text:p>
          </table:table-cell>
          <table:table-cell table:formula="of:=IF(ISBLANK([.$B16]);&quot;&quot;;[.J16]*[.F16])" office:value-type="float" office:value="19.2" calcext:value-type="float">
            <text:p>19,2</text:p>
          </table:table-cell>
          <table:table-cell table:formula="of:=IF(ISBLANK([.$B16]);&quot;&quot;;IF([.G16]=&quot;x&quot;;[.J16];0))" office:value-type="float" office:value="0" calcext:value-type="float">
            <text:p>0</text:p>
          </table:table-cell>
          <table:table-cell table:formula="of:=IF(ISBLANK([.$B16]);&quot;&quot;;IF([.F16]&gt;=[$Paramètres.$C$7];[.L16];0))" office:value-type="float" office:value="0" calcext:value-type="float">
            <text:p>0</text:p>
          </table:table-cell>
          <table:table-cell table:formula="of:=IF(ISBLANK([.$B16]);&quot;&quot;;IF([.H16]=&quot;x&quot;;[.J16];0))" office:value-type="float" office:value="1920" calcext:value-type="float">
            <text:p>1920</text:p>
          </table:table-cell>
          <table:table-cell table:formula="of:=IF(ISBLANK([.$B16]);&quot;&quot;;IF([.F16]&gt;=[$Paramètres.$C$7];[.N16];0))" office:value-type="float" office:value="0" calcext:value-type="float">
            <text:p>0</text:p>
          </table:table-cell>
          <table:table-cell/>
          <table:table-cell table:formula="of:=IF([.$C16]=&quot;Navigation&quot;;[.$J16];0)" office:value-type="float" office:value="0" calcext:value-type="float">
            <text:p>0</text:p>
          </table:table-cell>
          <table:table-cell table:formula="of:=IF([.$C16]=&quot;Sécurité&quot;;[.$J16];0)" office:value-type="float" office:value="0" calcext:value-type="float">
            <text:p>0</text:p>
          </table:table-cell>
          <table:table-cell table:formula="of:=IF([.$C16]=&quot;Maintenance&quot;;[.$J16];0)" office:value-type="float" office:value="1920" calcext:value-type="float">
            <text:p>1920</text:p>
          </table:table-cell>
          <table:table-cell table:formula="of:=IF([.$C16]=&quot;Confort&quot;;[.$J16];0)" office:value-type="float" office:value="0" calcext:value-type="float">
            <text:p>0</text:p>
          </table:table-cell>
          <table:table-cell table:style-name="ce11" table:formula="of:=IF([.$C16]=&quot;Navigation&quot;;[.$K16];0)" office:value-type="float" office:value="0" calcext:value-type="float">
            <text:p>0</text:p>
          </table:table-cell>
          <table:table-cell table:style-name="ce11" table:formula="of:=IF([.$C16]=&quot;Sécurité&quot;;[.$K16];0)" office:value-type="float" office:value="0" calcext:value-type="float">
            <text:p>0</text:p>
          </table:table-cell>
          <table:table-cell table:style-name="ce11" table:formula="of:=IF([.$C16]=&quot;Maintenance&quot;;[.$K16];0)" office:value-type="float" office:value="19.2" calcext:value-type="float">
            <text:p>19,2</text:p>
          </table:table-cell>
          <table:table-cell table:style-name="ce11" table:formula="of:=IF([.$C16]=&quot;Confort&quot;;[.$K16];0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/>
          <table:table-cell office:value-type="string" calcext:value-type="string">
            <text:p>Pompes de cale</text:p>
          </table:table-cell>
          <table:table-cell office:value-type="string" calcext:value-type="string">
            <text:p>Sécurité</text:p>
          </table:table-cell>
          <table:table-cell office:value-type="float" office:value="200" calcext:value-type="float">
            <text:p>200</text:p>
          </table:table-cell>
          <table:table-cell office:value-type="float" office:value="24" calcext:value-type="float">
            <text:p>24</text:p>
          </table:table-cell>
          <table:table-cell office:value-type="percentage" office:value="0.005" calcext:value-type="percentage">
            <text:p>0,50 %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formula="of:=IF(ISBLANK([.$B17]);&quot;&quot;;COM.MICROSOFT.CEILING.PRECISE(IF([.E17]=12;[.D17]*(1+[$Paramètres.$C$5]);IF([.E17]=230;[.D17]*(1+[$Paramètres.$C$4]);IF([.E17]=[$Paramètres.$C$6];[.D17];'err')));10))" office:value-type="float" office:value="200" calcext:value-type="float">
            <text:p>200</text:p>
          </table:table-cell>
          <table:table-cell table:formula="of:=IF(ISBLANK([.$B17]);&quot;&quot;;[.J17]*[.F17])" office:value-type="float" office:value="1" calcext:value-type="float">
            <text:p>1</text:p>
          </table:table-cell>
          <table:table-cell table:formula="of:=IF(ISBLANK([.$B17]);&quot;&quot;;IF([.G17]=&quot;x&quot;;[.J17];0))" office:value-type="float" office:value="200" calcext:value-type="float">
            <text:p>200</text:p>
          </table:table-cell>
          <table:table-cell table:formula="of:=IF(ISBLANK([.$B17]);&quot;&quot;;IF([.F17]&gt;=[$Paramètres.$C$7];[.L17];0))" office:value-type="float" office:value="0" calcext:value-type="float">
            <text:p>0</text:p>
          </table:table-cell>
          <table:table-cell table:formula="of:=IF(ISBLANK([.$B17]);&quot;&quot;;IF([.H17]=&quot;x&quot;;[.J17];0))" office:value-type="float" office:value="200" calcext:value-type="float">
            <text:p>200</text:p>
          </table:table-cell>
          <table:table-cell table:formula="of:=IF(ISBLANK([.$B17]);&quot;&quot;;IF([.F17]&gt;=[$Paramètres.$C$7];[.N17];0))" office:value-type="float" office:value="0" calcext:value-type="float">
            <text:p>0</text:p>
          </table:table-cell>
          <table:table-cell/>
          <table:table-cell table:formula="of:=IF([.$C17]=&quot;Navigation&quot;;[.$J17];0)" office:value-type="float" office:value="0" calcext:value-type="float">
            <text:p>0</text:p>
          </table:table-cell>
          <table:table-cell table:formula="of:=IF([.$C17]=&quot;Sécurité&quot;;[.$J17];0)" office:value-type="float" office:value="200" calcext:value-type="float">
            <text:p>200</text:p>
          </table:table-cell>
          <table:table-cell table:formula="of:=IF([.$C17]=&quot;Maintenance&quot;;[.$J17];0)" office:value-type="float" office:value="0" calcext:value-type="float">
            <text:p>0</text:p>
          </table:table-cell>
          <table:table-cell table:formula="of:=IF([.$C17]=&quot;Confort&quot;;[.$J17];0)" office:value-type="float" office:value="0" calcext:value-type="float">
            <text:p>0</text:p>
          </table:table-cell>
          <table:table-cell table:style-name="ce11" table:formula="of:=IF([.$C17]=&quot;Navigation&quot;;[.$K17];0)" office:value-type="float" office:value="0" calcext:value-type="float">
            <text:p>0</text:p>
          </table:table-cell>
          <table:table-cell table:style-name="ce11" table:formula="of:=IF([.$C17]=&quot;Sécurité&quot;;[.$K17];0)" office:value-type="float" office:value="1" calcext:value-type="float">
            <text:p>1</text:p>
          </table:table-cell>
          <table:table-cell table:style-name="ce11" table:formula="of:=IF([.$C17]=&quot;Maintenance&quot;;[.$K17];0)" office:value-type="float" office:value="0" calcext:value-type="float">
            <text:p>0</text:p>
          </table:table-cell>
          <table:table-cell table:style-name="ce11" table:formula="of:=IF([.$C17]=&quot;Confort&quot;;[.$K17];0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/>
          <table:table-cell office:value-type="string" calcext:value-type="string">
            <text:p>Pompe d’eau douce</text:p>
          </table:table-cell>
          <table:table-cell office:value-type="string" calcext:value-type="string">
            <text:p>Confort</text:p>
          </table:table-cell>
          <table:table-cell office:value-type="float" office:value="80" calcext:value-type="float">
            <text:p>80</text:p>
          </table:table-cell>
          <table:table-cell office:value-type="float" office:value="24" calcext:value-type="float">
            <text:p>24</text:p>
          </table:table-cell>
          <table:table-cell office:value-type="percentage" office:value="0.02" calcext:value-type="percentage">
            <text:p>2,00 %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formula="of:=IF(ISBLANK([.$B18]);&quot;&quot;;COM.MICROSOFT.CEILING.PRECISE(IF([.E18]=12;[.D18]*(1+[$Paramètres.$C$5]);IF([.E18]=230;[.D18]*(1+[$Paramètres.$C$4]);IF([.E18]=[$Paramètres.$C$6];[.D18];'err')));10))" office:value-type="float" office:value="80" calcext:value-type="float">
            <text:p>80</text:p>
          </table:table-cell>
          <table:table-cell table:formula="of:=IF(ISBLANK([.$B18]);&quot;&quot;;[.J18]*[.F18])" office:value-type="float" office:value="1.6" calcext:value-type="float">
            <text:p>1,6</text:p>
          </table:table-cell>
          <table:table-cell table:formula="of:=IF(ISBLANK([.$B18]);&quot;&quot;;IF([.G18]=&quot;x&quot;;[.J18];0))" office:value-type="float" office:value="80" calcext:value-type="float">
            <text:p>80</text:p>
          </table:table-cell>
          <table:table-cell table:formula="of:=IF(ISBLANK([.$B18]);&quot;&quot;;IF([.F18]&gt;=[$Paramètres.$C$7];[.L18];0))" office:value-type="float" office:value="0" calcext:value-type="float">
            <text:p>0</text:p>
          </table:table-cell>
          <table:table-cell table:formula="of:=IF(ISBLANK([.$B18]);&quot;&quot;;IF([.H18]=&quot;x&quot;;[.J18];0))" office:value-type="float" office:value="80" calcext:value-type="float">
            <text:p>80</text:p>
          </table:table-cell>
          <table:table-cell table:formula="of:=IF(ISBLANK([.$B18]);&quot;&quot;;IF([.F18]&gt;=[$Paramètres.$C$7];[.N18];0))" office:value-type="float" office:value="0" calcext:value-type="float">
            <text:p>0</text:p>
          </table:table-cell>
          <table:table-cell/>
          <table:table-cell table:formula="of:=IF([.$C18]=&quot;Navigation&quot;;[.$J18];0)" office:value-type="float" office:value="0" calcext:value-type="float">
            <text:p>0</text:p>
          </table:table-cell>
          <table:table-cell table:formula="of:=IF([.$C18]=&quot;Sécurité&quot;;[.$J18];0)" office:value-type="float" office:value="0" calcext:value-type="float">
            <text:p>0</text:p>
          </table:table-cell>
          <table:table-cell table:formula="of:=IF([.$C18]=&quot;Maintenance&quot;;[.$J18];0)" office:value-type="float" office:value="0" calcext:value-type="float">
            <text:p>0</text:p>
          </table:table-cell>
          <table:table-cell table:formula="of:=IF([.$C18]=&quot;Confort&quot;;[.$J18];0)" office:value-type="float" office:value="80" calcext:value-type="float">
            <text:p>80</text:p>
          </table:table-cell>
          <table:table-cell table:style-name="ce11" table:formula="of:=IF([.$C18]=&quot;Navigation&quot;;[.$K18];0)" office:value-type="float" office:value="0" calcext:value-type="float">
            <text:p>0</text:p>
          </table:table-cell>
          <table:table-cell table:style-name="ce11" table:formula="of:=IF([.$C18]=&quot;Sécurité&quot;;[.$K18];0)" office:value-type="float" office:value="0" calcext:value-type="float">
            <text:p>0</text:p>
          </table:table-cell>
          <table:table-cell table:style-name="ce11" table:formula="of:=IF([.$C18]=&quot;Maintenance&quot;;[.$K18];0)" office:value-type="float" office:value="0" calcext:value-type="float">
            <text:p>0</text:p>
          </table:table-cell>
          <table:table-cell table:style-name="ce11" table:formula="of:=IF([.$C18]=&quot;Confort&quot;;[.$K18];0)" office:value-type="float" office:value="1.6" calcext:value-type="float">
            <text:p>1,6</text:p>
          </table:table-cell>
          <table:table-cell table:number-columns-repeated="1000"/>
        </table:table-row>
        <table:table-row table:style-name="ro2">
          <table:table-cell/>
          <table:table-cell office:value-type="string" calcext:value-type="string">
            <text:p>Bouilloire</text:p>
          </table:table-cell>
          <table:table-cell office:value-type="string" calcext:value-type="string">
            <text:p>Confort</text:p>
          </table:table-cell>
          <table:table-cell office:value-type="float" office:value="1500" calcext:value-type="float">
            <text:p>1500</text:p>
          </table:table-cell>
          <table:table-cell office:value-type="float" office:value="230" calcext:value-type="float">
            <text:p>230</text:p>
          </table:table-cell>
          <table:table-cell office:value-type="percentage" office:value="0.005" calcext:value-type="percentage">
            <text:p>0,50 %</text:p>
          </table:table-cell>
          <table:table-cell/>
          <table:table-cell office:value-type="string" calcext:value-type="string">
            <text:p>x</text:p>
          </table:table-cell>
          <table:table-cell/>
          <table:table-cell table:formula="of:=IF(ISBLANK([.$B19]);&quot;&quot;;COM.MICROSOFT.CEILING.PRECISE(IF([.E19]=12;[.D19]*(1+[$Paramètres.$C$5]);IF([.E19]=230;[.D19]*(1+[$Paramètres.$C$4]);IF([.E19]=[$Paramètres.$C$6];[.D19];'err')));10))" office:value-type="float" office:value="1800" calcext:value-type="float">
            <text:p>1800</text:p>
          </table:table-cell>
          <table:table-cell table:formula="of:=IF(ISBLANK([.$B19]);&quot;&quot;;[.J19]*[.F19])" office:value-type="float" office:value="9" calcext:value-type="float">
            <text:p>9</text:p>
          </table:table-cell>
          <table:table-cell table:formula="of:=IF(ISBLANK([.$B19]);&quot;&quot;;IF([.G19]=&quot;x&quot;;[.J19];0))" office:value-type="float" office:value="0" calcext:value-type="float">
            <text:p>0</text:p>
          </table:table-cell>
          <table:table-cell table:formula="of:=IF(ISBLANK([.$B19]);&quot;&quot;;IF([.F19]&gt;=[$Paramètres.$C$7];[.L19];0))" office:value-type="float" office:value="0" calcext:value-type="float">
            <text:p>0</text:p>
          </table:table-cell>
          <table:table-cell table:formula="of:=IF(ISBLANK([.$B19]);&quot;&quot;;IF([.H19]=&quot;x&quot;;[.J19];0))" office:value-type="float" office:value="1800" calcext:value-type="float">
            <text:p>1800</text:p>
          </table:table-cell>
          <table:table-cell table:formula="of:=IF(ISBLANK([.$B19]);&quot;&quot;;IF([.F19]&gt;=[$Paramètres.$C$7];[.N19];0))" office:value-type="float" office:value="0" calcext:value-type="float">
            <text:p>0</text:p>
          </table:table-cell>
          <table:table-cell/>
          <table:table-cell table:formula="of:=IF([.$C19]=&quot;Navigation&quot;;[.$J19];0)" office:value-type="float" office:value="0" calcext:value-type="float">
            <text:p>0</text:p>
          </table:table-cell>
          <table:table-cell table:formula="of:=IF([.$C19]=&quot;Sécurité&quot;;[.$J19];0)" office:value-type="float" office:value="0" calcext:value-type="float">
            <text:p>0</text:p>
          </table:table-cell>
          <table:table-cell table:formula="of:=IF([.$C19]=&quot;Maintenance&quot;;[.$J19];0)" office:value-type="float" office:value="0" calcext:value-type="float">
            <text:p>0</text:p>
          </table:table-cell>
          <table:table-cell table:formula="of:=IF([.$C19]=&quot;Confort&quot;;[.$J19];0)" office:value-type="float" office:value="1800" calcext:value-type="float">
            <text:p>1800</text:p>
          </table:table-cell>
          <table:table-cell table:style-name="ce11" table:formula="of:=IF([.$C19]=&quot;Navigation&quot;;[.$K19];0)" office:value-type="float" office:value="0" calcext:value-type="float">
            <text:p>0</text:p>
          </table:table-cell>
          <table:table-cell table:style-name="ce11" table:formula="of:=IF([.$C19]=&quot;Sécurité&quot;;[.$K19];0)" office:value-type="float" office:value="0" calcext:value-type="float">
            <text:p>0</text:p>
          </table:table-cell>
          <table:table-cell table:style-name="ce11" table:formula="of:=IF([.$C19]=&quot;Maintenance&quot;;[.$K19];0)" office:value-type="float" office:value="0" calcext:value-type="float">
            <text:p>0</text:p>
          </table:table-cell>
          <table:table-cell table:style-name="ce11" table:formula="of:=IF([.$C19]=&quot;Confort&quot;;[.$K19];0)" office:value-type="float" office:value="9" calcext:value-type="float">
            <text:p>9</text:p>
          </table:table-cell>
          <table:table-cell table:number-columns-repeated="1000"/>
        </table:table-row>
        <table:table-row table:style-name="ro2">
          <table:table-cell/>
          <table:table-cell office:value-type="string" calcext:value-type="string">
            <text:p>Loisir 230V (ordis, chargeurs…)</text:p>
          </table:table-cell>
          <table:table-cell office:value-type="string" calcext:value-type="string">
            <text:p>Confort</text:p>
          </table:table-cell>
          <table:table-cell office:value-type="float" office:value="200" calcext:value-type="float">
            <text:p>200</text:p>
          </table:table-cell>
          <table:table-cell office:value-type="float" office:value="230" calcext:value-type="float">
            <text:p>230</text:p>
          </table:table-cell>
          <table:table-cell office:value-type="percentage" office:value="0.1" calcext:value-type="percentage">
            <text:p>10,00 %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formula="of:=IF(ISBLANK([.$B20]);&quot;&quot;;COM.MICROSOFT.CEILING.PRECISE(IF([.E20]=12;[.D20]*(1+[$Paramètres.$C$5]);IF([.E20]=230;[.D20]*(1+[$Paramètres.$C$4]);IF([.E20]=[$Paramètres.$C$6];[.D20];'err')));10))" office:value-type="float" office:value="240" calcext:value-type="float">
            <text:p>240</text:p>
          </table:table-cell>
          <table:table-cell table:formula="of:=IF(ISBLANK([.$B20]);&quot;&quot;;[.J20]*[.F20])" office:value-type="float" office:value="24" calcext:value-type="float">
            <text:p>24</text:p>
          </table:table-cell>
          <table:table-cell table:formula="of:=IF(ISBLANK([.$B20]);&quot;&quot;;IF([.G20]=&quot;x&quot;;[.J20];0))" office:value-type="float" office:value="240" calcext:value-type="float">
            <text:p>240</text:p>
          </table:table-cell>
          <table:table-cell table:formula="of:=IF(ISBLANK([.$B20]);&quot;&quot;;IF([.F20]&gt;=[$Paramètres.$C$7];[.L20];0))" office:value-type="float" office:value="0" calcext:value-type="float">
            <text:p>0</text:p>
          </table:table-cell>
          <table:table-cell table:formula="of:=IF(ISBLANK([.$B20]);&quot;&quot;;IF([.H20]=&quot;x&quot;;[.J20];0))" office:value-type="float" office:value="240" calcext:value-type="float">
            <text:p>240</text:p>
          </table:table-cell>
          <table:table-cell table:formula="of:=IF(ISBLANK([.$B20]);&quot;&quot;;IF([.F20]&gt;=[$Paramètres.$C$7];[.N20];0))" office:value-type="float" office:value="0" calcext:value-type="float">
            <text:p>0</text:p>
          </table:table-cell>
          <table:table-cell/>
          <table:table-cell table:formula="of:=IF([.$C20]=&quot;Navigation&quot;;[.$J20];0)" office:value-type="float" office:value="0" calcext:value-type="float">
            <text:p>0</text:p>
          </table:table-cell>
          <table:table-cell table:formula="of:=IF([.$C20]=&quot;Sécurité&quot;;[.$J20];0)" office:value-type="float" office:value="0" calcext:value-type="float">
            <text:p>0</text:p>
          </table:table-cell>
          <table:table-cell table:formula="of:=IF([.$C20]=&quot;Maintenance&quot;;[.$J20];0)" office:value-type="float" office:value="0" calcext:value-type="float">
            <text:p>0</text:p>
          </table:table-cell>
          <table:table-cell table:formula="of:=IF([.$C20]=&quot;Confort&quot;;[.$J20];0)" office:value-type="float" office:value="240" calcext:value-type="float">
            <text:p>240</text:p>
          </table:table-cell>
          <table:table-cell table:style-name="ce11" table:formula="of:=IF([.$C20]=&quot;Navigation&quot;;[.$K20];0)" office:value-type="float" office:value="0" calcext:value-type="float">
            <text:p>0</text:p>
          </table:table-cell>
          <table:table-cell table:style-name="ce11" table:formula="of:=IF([.$C20]=&quot;Sécurité&quot;;[.$K20];0)" office:value-type="float" office:value="0" calcext:value-type="float">
            <text:p>0</text:p>
          </table:table-cell>
          <table:table-cell table:style-name="ce11" table:formula="of:=IF([.$C20]=&quot;Maintenance&quot;;[.$K20];0)" office:value-type="float" office:value="0" calcext:value-type="float">
            <text:p>0</text:p>
          </table:table-cell>
          <table:table-cell table:style-name="ce11" table:formula="of:=IF([.$C20]=&quot;Confort&quot;;[.$K20];0)" office:value-type="float" office:value="24" calcext:value-type="float">
            <text:p>24</text:p>
          </table:table-cell>
          <table:table-cell table:number-columns-repeated="1000"/>
        </table:table-row>
        <table:table-row table:style-name="ro2">
          <table:table-cell table:number-columns-repeated="9"/>
          <table:table-cell table:formula="of:=IF(ISBLANK([.$B21]);&quot;&quot;;COM.MICROSOFT.CEILING.PRECISE(IF([.E21]=12;[.D21]*(1+[$Paramètres.$C$5]);IF([.E21]=230;[.D21]*(1+[$Paramètres.$C$4]);IF([.E21]=[$Paramètres.$C$6];[.D21];'err')));10))">
            <text:p/>
          </table:table-cell>
          <table:table-cell table:formula="of:=IF(ISBLANK([.$B21]);&quot;&quot;;[.J21]*[.F21])">
            <text:p/>
          </table:table-cell>
          <table:table-cell table:formula="of:=IF(ISBLANK([.$B21]);&quot;&quot;;IF([.G21]=&quot;x&quot;;[.J21];0))">
            <text:p/>
          </table:table-cell>
          <table:table-cell table:formula="of:=IF(ISBLANK([.$B21]);&quot;&quot;;IF([.F21]&gt;=[$Paramètres.$C$7];[.L21];0))">
            <text:p/>
          </table:table-cell>
          <table:table-cell table:formula="of:=IF(ISBLANK([.$B21]);&quot;&quot;;IF([.H21]=&quot;x&quot;;[.J21];0))">
            <text:p/>
          </table:table-cell>
          <table:table-cell table:formula="of:=IF(ISBLANK([.$B21]);&quot;&quot;;IF([.F21]&gt;=[$Paramètres.$C$7];[.N21];0))">
            <text:p/>
          </table:table-cell>
          <table:table-cell/>
          <table:table-cell table:formula="of:=IF([.$C21]=&quot;Navigation&quot;;[.$J21];0)" office:value-type="float" office:value="0" calcext:value-type="float">
            <text:p>0</text:p>
          </table:table-cell>
          <table:table-cell table:formula="of:=IF([.$C21]=&quot;Sécurité&quot;;[.$J21];0)" office:value-type="float" office:value="0" calcext:value-type="float">
            <text:p>0</text:p>
          </table:table-cell>
          <table:table-cell table:formula="of:=IF([.$C21]=&quot;Maintenance&quot;;[.$J21];0)" office:value-type="float" office:value="0" calcext:value-type="float">
            <text:p>0</text:p>
          </table:table-cell>
          <table:table-cell table:formula="of:=IF([.$C21]=&quot;Confort&quot;;[.$J21];0)" office:value-type="float" office:value="0" calcext:value-type="float">
            <text:p>0</text:p>
          </table:table-cell>
          <table:table-cell table:style-name="ce11" table:formula="of:=IF([.$C21]=&quot;Navigation&quot;;[.$K21];0)" office:value-type="float" office:value="0" calcext:value-type="float">
            <text:p>0</text:p>
          </table:table-cell>
          <table:table-cell table:style-name="ce11" table:formula="of:=IF([.$C21]=&quot;Sécurité&quot;;[.$K21];0)" office:value-type="float" office:value="0" calcext:value-type="float">
            <text:p>0</text:p>
          </table:table-cell>
          <table:table-cell table:style-name="ce11" table:formula="of:=IF([.$C21]=&quot;Maintenance&quot;;[.$K21];0)" office:value-type="float" office:value="0" calcext:value-type="float">
            <text:p>0</text:p>
          </table:table-cell>
          <table:table-cell table:style-name="ce11" table:formula="of:=IF([.$C21]=&quot;Confort&quot;;[.$K21];0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table:number-columns-repeated="9"/>
          <table:table-cell table:formula="of:=IF(ISBLANK([.$B22]);&quot;&quot;;COM.MICROSOFT.CEILING.PRECISE(IF([.E22]=12;[.D22]*(1+[$Paramètres.$C$5]);IF([.E22]=230;[.D22]*(1+[$Paramètres.$C$4]);IF([.E22]=[$Paramètres.$C$6];[.D22];'err')));10))">
            <text:p/>
          </table:table-cell>
          <table:table-cell table:formula="of:=IF(ISBLANK([.$B22]);&quot;&quot;;[.J22]*[.F22])">
            <text:p/>
          </table:table-cell>
          <table:table-cell table:formula="of:=IF(ISBLANK([.$B22]);&quot;&quot;;IF([.G22]=&quot;x&quot;;[.J22];0))">
            <text:p/>
          </table:table-cell>
          <table:table-cell table:formula="of:=IF(ISBLANK([.$B22]);&quot;&quot;;IF([.F22]&gt;=[$Paramètres.$C$7];[.L22];0))">
            <text:p/>
          </table:table-cell>
          <table:table-cell table:formula="of:=IF(ISBLANK([.$B22]);&quot;&quot;;IF([.H22]=&quot;x&quot;;[.J22];0))">
            <text:p/>
          </table:table-cell>
          <table:table-cell table:formula="of:=IF(ISBLANK([.$B22]);&quot;&quot;;IF([.F22]&gt;=[$Paramètres.$C$7];[.N22];0))">
            <text:p/>
          </table:table-cell>
          <table:table-cell/>
          <table:table-cell table:formula="of:=IF([.$C22]=&quot;Navigation&quot;;[.$J22];0)" office:value-type="float" office:value="0" calcext:value-type="float">
            <text:p>0</text:p>
          </table:table-cell>
          <table:table-cell table:formula="of:=IF([.$C22]=&quot;Sécurité&quot;;[.$J22];0)" office:value-type="float" office:value="0" calcext:value-type="float">
            <text:p>0</text:p>
          </table:table-cell>
          <table:table-cell table:formula="of:=IF([.$C22]=&quot;Maintenance&quot;;[.$J22];0)" office:value-type="float" office:value="0" calcext:value-type="float">
            <text:p>0</text:p>
          </table:table-cell>
          <table:table-cell table:formula="of:=IF([.$C22]=&quot;Confort&quot;;[.$J22];0)" office:value-type="float" office:value="0" calcext:value-type="float">
            <text:p>0</text:p>
          </table:table-cell>
          <table:table-cell table:style-name="ce11" table:formula="of:=IF([.$C22]=&quot;Navigation&quot;;[.$K22];0)" office:value-type="float" office:value="0" calcext:value-type="float">
            <text:p>0</text:p>
          </table:table-cell>
          <table:table-cell table:style-name="ce11" table:formula="of:=IF([.$C22]=&quot;Sécurité&quot;;[.$K22];0)" office:value-type="float" office:value="0" calcext:value-type="float">
            <text:p>0</text:p>
          </table:table-cell>
          <table:table-cell table:style-name="ce11" table:formula="of:=IF([.$C22]=&quot;Maintenance&quot;;[.$K22];0)" office:value-type="float" office:value="0" calcext:value-type="float">
            <text:p>0</text:p>
          </table:table-cell>
          <table:table-cell table:style-name="ce11" table:formula="of:=IF([.$C22]=&quot;Confort&quot;;[.$K22];0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table:number-columns-repeated="9"/>
          <table:table-cell table:formula="of:=IF(ISBLANK([.$B23]);&quot;&quot;;COM.MICROSOFT.CEILING.PRECISE(IF([.E23]=12;[.D23]*(1+[$Paramètres.$C$5]);IF([.E23]=230;[.D23]*(1+[$Paramètres.$C$4]);IF([.E23]=[$Paramètres.$C$6];[.D23];'err')));10))">
            <text:p/>
          </table:table-cell>
          <table:table-cell table:formula="of:=IF(ISBLANK([.$B23]);&quot;&quot;;[.J23]*[.F23])">
            <text:p/>
          </table:table-cell>
          <table:table-cell table:formula="of:=IF(ISBLANK([.$B23]);&quot;&quot;;IF([.G23]=&quot;x&quot;;[.J23];0))">
            <text:p/>
          </table:table-cell>
          <table:table-cell table:formula="of:=IF(ISBLANK([.$B23]);&quot;&quot;;IF([.F23]&gt;=[$Paramètres.$C$7];[.L23];0))">
            <text:p/>
          </table:table-cell>
          <table:table-cell table:formula="of:=IF(ISBLANK([.$B23]);&quot;&quot;;IF([.H23]=&quot;x&quot;;[.J23];0))">
            <text:p/>
          </table:table-cell>
          <table:table-cell table:formula="of:=IF(ISBLANK([.$B23]);&quot;&quot;;IF([.F23]&gt;=[$Paramètres.$C$7];[.N23];0))">
            <text:p/>
          </table:table-cell>
          <table:table-cell/>
          <table:table-cell table:formula="of:=IF([.$C23]=&quot;Navigation&quot;;[.$J23];0)" office:value-type="float" office:value="0" calcext:value-type="float">
            <text:p>0</text:p>
          </table:table-cell>
          <table:table-cell table:formula="of:=IF([.$C23]=&quot;Sécurité&quot;;[.$J23];0)" office:value-type="float" office:value="0" calcext:value-type="float">
            <text:p>0</text:p>
          </table:table-cell>
          <table:table-cell table:formula="of:=IF([.$C23]=&quot;Maintenance&quot;;[.$J23];0)" office:value-type="float" office:value="0" calcext:value-type="float">
            <text:p>0</text:p>
          </table:table-cell>
          <table:table-cell table:formula="of:=IF([.$C23]=&quot;Confort&quot;;[.$J23];0)" office:value-type="float" office:value="0" calcext:value-type="float">
            <text:p>0</text:p>
          </table:table-cell>
          <table:table-cell table:style-name="ce11" table:formula="of:=IF([.$C23]=&quot;Navigation&quot;;[.$K23];0)" office:value-type="float" office:value="0" calcext:value-type="float">
            <text:p>0</text:p>
          </table:table-cell>
          <table:table-cell table:style-name="ce11" table:formula="of:=IF([.$C23]=&quot;Sécurité&quot;;[.$K23];0)" office:value-type="float" office:value="0" calcext:value-type="float">
            <text:p>0</text:p>
          </table:table-cell>
          <table:table-cell table:style-name="ce11" table:formula="of:=IF([.$C23]=&quot;Maintenance&quot;;[.$K23];0)" office:value-type="float" office:value="0" calcext:value-type="float">
            <text:p>0</text:p>
          </table:table-cell>
          <table:table-cell table:style-name="ce11" table:formula="of:=IF([.$C23]=&quot;Confort&quot;;[.$K23];0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table:number-columns-repeated="9"/>
          <table:table-cell table:formula="of:=IF(ISBLANK([.$B24]);&quot;&quot;;COM.MICROSOFT.CEILING.PRECISE(IF([.E24]=12;[.D24]*(1+[$Paramètres.$C$5]);IF([.E24]=230;[.D24]*(1+[$Paramètres.$C$4]);IF([.E24]=[$Paramètres.$C$6];[.D24];'err')));10))">
            <text:p/>
          </table:table-cell>
          <table:table-cell table:formula="of:=IF(ISBLANK([.$B24]);&quot;&quot;;[.J24]*[.F24])">
            <text:p/>
          </table:table-cell>
          <table:table-cell table:formula="of:=IF(ISBLANK([.$B24]);&quot;&quot;;IF([.G24]=&quot;x&quot;;[.J24];0))">
            <text:p/>
          </table:table-cell>
          <table:table-cell table:formula="of:=IF(ISBLANK([.$B24]);&quot;&quot;;IF([.F24]&gt;=[$Paramètres.$C$7];[.L24];0))">
            <text:p/>
          </table:table-cell>
          <table:table-cell table:formula="of:=IF(ISBLANK([.$B24]);&quot;&quot;;IF([.H24]=&quot;x&quot;;[.J24];0))">
            <text:p/>
          </table:table-cell>
          <table:table-cell table:formula="of:=IF(ISBLANK([.$B24]);&quot;&quot;;IF([.F24]&gt;=[$Paramètres.$C$7];[.N24];0))">
            <text:p/>
          </table:table-cell>
          <table:table-cell/>
          <table:table-cell table:formula="of:=IF([.$C24]=&quot;Navigation&quot;;[.$J24];0)" office:value-type="float" office:value="0" calcext:value-type="float">
            <text:p>0</text:p>
          </table:table-cell>
          <table:table-cell table:formula="of:=IF([.$C24]=&quot;Sécurité&quot;;[.$J24];0)" office:value-type="float" office:value="0" calcext:value-type="float">
            <text:p>0</text:p>
          </table:table-cell>
          <table:table-cell table:formula="of:=IF([.$C24]=&quot;Maintenance&quot;;[.$J24];0)" office:value-type="float" office:value="0" calcext:value-type="float">
            <text:p>0</text:p>
          </table:table-cell>
          <table:table-cell table:formula="of:=IF([.$C24]=&quot;Confort&quot;;[.$J24];0)" office:value-type="float" office:value="0" calcext:value-type="float">
            <text:p>0</text:p>
          </table:table-cell>
          <table:table-cell table:style-name="ce11" table:formula="of:=IF([.$C24]=&quot;Navigation&quot;;[.$K24];0)" office:value-type="float" office:value="0" calcext:value-type="float">
            <text:p>0</text:p>
          </table:table-cell>
          <table:table-cell table:style-name="ce11" table:formula="of:=IF([.$C24]=&quot;Sécurité&quot;;[.$K24];0)" office:value-type="float" office:value="0" calcext:value-type="float">
            <text:p>0</text:p>
          </table:table-cell>
          <table:table-cell table:style-name="ce11" table:formula="of:=IF([.$C24]=&quot;Maintenance&quot;;[.$K24];0)" office:value-type="float" office:value="0" calcext:value-type="float">
            <text:p>0</text:p>
          </table:table-cell>
          <table:table-cell table:style-name="ce11" table:formula="of:=IF([.$C24]=&quot;Confort&quot;;[.$K24];0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table:number-columns-repeated="9"/>
          <table:table-cell table:formula="of:=IF(ISBLANK([.$B25]);&quot;&quot;;COM.MICROSOFT.CEILING.PRECISE(IF([.E25]=12;[.D25]*(1+[$Paramètres.$C$5]);IF([.E25]=230;[.D25]*(1+[$Paramètres.$C$4]);IF([.E25]=[$Paramètres.$C$6];[.D25];'err')));10))">
            <text:p/>
          </table:table-cell>
          <table:table-cell table:formula="of:=IF(ISBLANK([.$B25]);&quot;&quot;;[.J25]*[.F25])">
            <text:p/>
          </table:table-cell>
          <table:table-cell table:formula="of:=IF(ISBLANK([.$B25]);&quot;&quot;;IF([.G25]=&quot;x&quot;;[.J25];0))">
            <text:p/>
          </table:table-cell>
          <table:table-cell table:formula="of:=IF(ISBLANK([.$B25]);&quot;&quot;;IF([.F25]&gt;=[$Paramètres.$C$7];[.L25];0))">
            <text:p/>
          </table:table-cell>
          <table:table-cell table:formula="of:=IF(ISBLANK([.$B25]);&quot;&quot;;IF([.H25]=&quot;x&quot;;[.J25];0))">
            <text:p/>
          </table:table-cell>
          <table:table-cell table:formula="of:=IF(ISBLANK([.$B25]);&quot;&quot;;IF([.F25]&gt;=[$Paramètres.$C$7];[.N25];0))">
            <text:p/>
          </table:table-cell>
          <table:table-cell/>
          <table:table-cell table:formula="of:=IF([.$C25]=&quot;Navigation&quot;;[.$J25];0)" office:value-type="float" office:value="0" calcext:value-type="float">
            <text:p>0</text:p>
          </table:table-cell>
          <table:table-cell table:formula="of:=IF([.$C25]=&quot;Sécurité&quot;;[.$J25];0)" office:value-type="float" office:value="0" calcext:value-type="float">
            <text:p>0</text:p>
          </table:table-cell>
          <table:table-cell table:formula="of:=IF([.$C25]=&quot;Maintenance&quot;;[.$J25];0)" office:value-type="float" office:value="0" calcext:value-type="float">
            <text:p>0</text:p>
          </table:table-cell>
          <table:table-cell table:formula="of:=IF([.$C25]=&quot;Confort&quot;;[.$J25];0)" office:value-type="float" office:value="0" calcext:value-type="float">
            <text:p>0</text:p>
          </table:table-cell>
          <table:table-cell table:style-name="ce11" table:formula="of:=IF([.$C25]=&quot;Navigation&quot;;[.$K25];0)" office:value-type="float" office:value="0" calcext:value-type="float">
            <text:p>0</text:p>
          </table:table-cell>
          <table:table-cell table:style-name="ce11" table:formula="of:=IF([.$C25]=&quot;Sécurité&quot;;[.$K25];0)" office:value-type="float" office:value="0" calcext:value-type="float">
            <text:p>0</text:p>
          </table:table-cell>
          <table:table-cell table:style-name="ce11" table:formula="of:=IF([.$C25]=&quot;Maintenance&quot;;[.$K25];0)" office:value-type="float" office:value="0" calcext:value-type="float">
            <text:p>0</text:p>
          </table:table-cell>
          <table:table-cell table:style-name="ce11" table:formula="of:=IF([.$C25]=&quot;Confort&quot;;[.$K25];0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table:number-columns-repeated="9"/>
          <table:table-cell table:formula="of:=IF(ISBLANK([.$B26]);&quot;&quot;;COM.MICROSOFT.CEILING.PRECISE(IF([.E26]=12;[.D26]*(1+[$Paramètres.$C$5]);IF([.E26]=230;[.D26]*(1+[$Paramètres.$C$4]);IF([.E26]=[$Paramètres.$C$6];[.D26];'err')));10))">
            <text:p/>
          </table:table-cell>
          <table:table-cell table:formula="of:=IF(ISBLANK([.$B26]);&quot;&quot;;[.J26]*[.F26])">
            <text:p/>
          </table:table-cell>
          <table:table-cell table:formula="of:=IF(ISBLANK([.$B26]);&quot;&quot;;IF([.G26]=&quot;x&quot;;[.J26];0))">
            <text:p/>
          </table:table-cell>
          <table:table-cell table:formula="of:=IF(ISBLANK([.$B26]);&quot;&quot;;IF([.F26]&gt;=[$Paramètres.$C$7];[.L26];0))">
            <text:p/>
          </table:table-cell>
          <table:table-cell table:formula="of:=IF(ISBLANK([.$B26]);&quot;&quot;;IF([.H26]=&quot;x&quot;;[.J26];0))">
            <text:p/>
          </table:table-cell>
          <table:table-cell table:formula="of:=IF(ISBLANK([.$B26]);&quot;&quot;;IF([.F26]&gt;=[$Paramètres.$C$7];[.N26];0))">
            <text:p/>
          </table:table-cell>
          <table:table-cell/>
          <table:table-cell table:formula="of:=IF([.$C26]=&quot;Navigation&quot;;[.$J26];0)" office:value-type="float" office:value="0" calcext:value-type="float">
            <text:p>0</text:p>
          </table:table-cell>
          <table:table-cell table:formula="of:=IF([.$C26]=&quot;Sécurité&quot;;[.$J26];0)" office:value-type="float" office:value="0" calcext:value-type="float">
            <text:p>0</text:p>
          </table:table-cell>
          <table:table-cell table:formula="of:=IF([.$C26]=&quot;Maintenance&quot;;[.$J26];0)" office:value-type="float" office:value="0" calcext:value-type="float">
            <text:p>0</text:p>
          </table:table-cell>
          <table:table-cell table:formula="of:=IF([.$C26]=&quot;Confort&quot;;[.$J26];0)" office:value-type="float" office:value="0" calcext:value-type="float">
            <text:p>0</text:p>
          </table:table-cell>
          <table:table-cell table:style-name="ce11" table:formula="of:=IF([.$C26]=&quot;Navigation&quot;;[.$K26];0)" office:value-type="float" office:value="0" calcext:value-type="float">
            <text:p>0</text:p>
          </table:table-cell>
          <table:table-cell table:style-name="ce11" table:formula="of:=IF([.$C26]=&quot;Sécurité&quot;;[.$K26];0)" office:value-type="float" office:value="0" calcext:value-type="float">
            <text:p>0</text:p>
          </table:table-cell>
          <table:table-cell table:style-name="ce11" table:formula="of:=IF([.$C26]=&quot;Maintenance&quot;;[.$K26];0)" office:value-type="float" office:value="0" calcext:value-type="float">
            <text:p>0</text:p>
          </table:table-cell>
          <table:table-cell table:style-name="ce11" table:formula="of:=IF([.$C26]=&quot;Confort&quot;;[.$K26];0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table:number-columns-repeated="9"/>
          <table:table-cell table:formula="of:=IF(ISBLANK([.$B27]);&quot;&quot;;COM.MICROSOFT.CEILING.PRECISE(IF([.E27]=12;[.D27]*(1+[$Paramètres.$C$5]);IF([.E27]=230;[.D27]*(1+[$Paramètres.$C$4]);IF([.E27]=[$Paramètres.$C$6];[.D27];'err')));10))">
            <text:p/>
          </table:table-cell>
          <table:table-cell table:formula="of:=IF(ISBLANK([.$B27]);&quot;&quot;;[.J27]*[.F27])">
            <text:p/>
          </table:table-cell>
          <table:table-cell table:formula="of:=IF(ISBLANK([.$B27]);&quot;&quot;;IF([.G27]=&quot;x&quot;;[.J27];0))">
            <text:p/>
          </table:table-cell>
          <table:table-cell table:formula="of:=IF(ISBLANK([.$B27]);&quot;&quot;;IF([.F27]&gt;=[$Paramètres.$C$7];[.L27];0))">
            <text:p/>
          </table:table-cell>
          <table:table-cell table:formula="of:=IF(ISBLANK([.$B27]);&quot;&quot;;IF([.H27]=&quot;x&quot;;[.J27];0))">
            <text:p/>
          </table:table-cell>
          <table:table-cell table:formula="of:=IF(ISBLANK([.$B27]);&quot;&quot;;IF([.F27]&gt;=[$Paramètres.$C$7];[.N27];0))">
            <text:p/>
          </table:table-cell>
          <table:table-cell/>
          <table:table-cell table:formula="of:=IF([.$C27]=&quot;Navigation&quot;;[.$J27];0)" office:value-type="float" office:value="0" calcext:value-type="float">
            <text:p>0</text:p>
          </table:table-cell>
          <table:table-cell table:formula="of:=IF([.$C27]=&quot;Sécurité&quot;;[.$J27];0)" office:value-type="float" office:value="0" calcext:value-type="float">
            <text:p>0</text:p>
          </table:table-cell>
          <table:table-cell table:formula="of:=IF([.$C27]=&quot;Maintenance&quot;;[.$J27];0)" office:value-type="float" office:value="0" calcext:value-type="float">
            <text:p>0</text:p>
          </table:table-cell>
          <table:table-cell table:formula="of:=IF([.$C27]=&quot;Confort&quot;;[.$J27];0)" office:value-type="float" office:value="0" calcext:value-type="float">
            <text:p>0</text:p>
          </table:table-cell>
          <table:table-cell table:style-name="ce11" table:formula="of:=IF([.$C27]=&quot;Navigation&quot;;[.$K27];0)" office:value-type="float" office:value="0" calcext:value-type="float">
            <text:p>0</text:p>
          </table:table-cell>
          <table:table-cell table:style-name="ce11" table:formula="of:=IF([.$C27]=&quot;Sécurité&quot;;[.$K27];0)" office:value-type="float" office:value="0" calcext:value-type="float">
            <text:p>0</text:p>
          </table:table-cell>
          <table:table-cell table:style-name="ce11" table:formula="of:=IF([.$C27]=&quot;Maintenance&quot;;[.$K27];0)" office:value-type="float" office:value="0" calcext:value-type="float">
            <text:p>0</text:p>
          </table:table-cell>
          <table:table-cell table:style-name="ce11" table:formula="of:=IF([.$C27]=&quot;Confort&quot;;[.$K27];0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table:number-columns-repeated="9"/>
          <table:table-cell table:formula="of:=IF(ISBLANK([.$B28]);&quot;&quot;;COM.MICROSOFT.CEILING.PRECISE(IF([.E28]=12;[.D28]*(1+[$Paramètres.$C$5]);IF([.E28]=230;[.D28]*(1+[$Paramètres.$C$4]);IF([.E28]=[$Paramètres.$C$6];[.D28];'err')));10))">
            <text:p/>
          </table:table-cell>
          <table:table-cell table:formula="of:=IF(ISBLANK([.$B28]);&quot;&quot;;[.J28]*[.F28])">
            <text:p/>
          </table:table-cell>
          <table:table-cell table:formula="of:=IF(ISBLANK([.$B28]);&quot;&quot;;IF([.G28]=&quot;x&quot;;[.J28];0))">
            <text:p/>
          </table:table-cell>
          <table:table-cell table:formula="of:=IF(ISBLANK([.$B28]);&quot;&quot;;IF([.F28]&gt;=[$Paramètres.$C$7];[.L28];0))">
            <text:p/>
          </table:table-cell>
          <table:table-cell table:formula="of:=IF(ISBLANK([.$B28]);&quot;&quot;;IF([.H28]=&quot;x&quot;;[.J28];0))">
            <text:p/>
          </table:table-cell>
          <table:table-cell table:formula="of:=IF(ISBLANK([.$B28]);&quot;&quot;;IF([.F28]&gt;=[$Paramètres.$C$7];[.N28];0))">
            <text:p/>
          </table:table-cell>
          <table:table-cell/>
          <table:table-cell table:formula="of:=IF([.$C28]=&quot;Navigation&quot;;[.$J28];0)" office:value-type="float" office:value="0" calcext:value-type="float">
            <text:p>0</text:p>
          </table:table-cell>
          <table:table-cell table:formula="of:=IF([.$C28]=&quot;Sécurité&quot;;[.$J28];0)" office:value-type="float" office:value="0" calcext:value-type="float">
            <text:p>0</text:p>
          </table:table-cell>
          <table:table-cell table:formula="of:=IF([.$C28]=&quot;Maintenance&quot;;[.$J28];0)" office:value-type="float" office:value="0" calcext:value-type="float">
            <text:p>0</text:p>
          </table:table-cell>
          <table:table-cell table:formula="of:=IF([.$C28]=&quot;Confort&quot;;[.$J28];0)" office:value-type="float" office:value="0" calcext:value-type="float">
            <text:p>0</text:p>
          </table:table-cell>
          <table:table-cell table:style-name="ce11" table:formula="of:=IF([.$C28]=&quot;Navigation&quot;;[.$K28];0)" office:value-type="float" office:value="0" calcext:value-type="float">
            <text:p>0</text:p>
          </table:table-cell>
          <table:table-cell table:style-name="ce11" table:formula="of:=IF([.$C28]=&quot;Sécurité&quot;;[.$K28];0)" office:value-type="float" office:value="0" calcext:value-type="float">
            <text:p>0</text:p>
          </table:table-cell>
          <table:table-cell table:style-name="ce11" table:formula="of:=IF([.$C28]=&quot;Maintenance&quot;;[.$K28];0)" office:value-type="float" office:value="0" calcext:value-type="float">
            <text:p>0</text:p>
          </table:table-cell>
          <table:table-cell table:style-name="ce11" table:formula="of:=IF([.$C28]=&quot;Confort&quot;;[.$K28];0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table:number-columns-repeated="9"/>
          <table:table-cell table:formula="of:=IF(ISBLANK([.$B29]);&quot;&quot;;COM.MICROSOFT.CEILING.PRECISE(IF([.E29]=12;[.D29]*(1+[$Paramètres.$C$5]);IF([.E29]=230;[.D29]*(1+[$Paramètres.$C$4]);IF([.E29]=[$Paramètres.$C$6];[.D29];'err')));10))">
            <text:p/>
          </table:table-cell>
          <table:table-cell table:formula="of:=IF(ISBLANK([.$B29]);&quot;&quot;;[.J29]*[.F29])">
            <text:p/>
          </table:table-cell>
          <table:table-cell table:formula="of:=IF(ISBLANK([.$B29]);&quot;&quot;;IF([.G29]=&quot;x&quot;;[.J29];0))">
            <text:p/>
          </table:table-cell>
          <table:table-cell table:formula="of:=IF(ISBLANK([.$B29]);&quot;&quot;;IF([.F29]&gt;=[$Paramètres.$C$7];[.L29];0))">
            <text:p/>
          </table:table-cell>
          <table:table-cell table:formula="of:=IF(ISBLANK([.$B29]);&quot;&quot;;IF([.H29]=&quot;x&quot;;[.J29];0))">
            <text:p/>
          </table:table-cell>
          <table:table-cell table:formula="of:=IF(ISBLANK([.$B29]);&quot;&quot;;IF([.F29]&gt;=[$Paramètres.$C$7];[.N29];0))">
            <text:p/>
          </table:table-cell>
          <table:table-cell/>
          <table:table-cell table:formula="of:=IF([.$C29]=&quot;Navigation&quot;;[.$J29];0)" office:value-type="float" office:value="0" calcext:value-type="float">
            <text:p>0</text:p>
          </table:table-cell>
          <table:table-cell table:formula="of:=IF([.$C29]=&quot;Sécurité&quot;;[.$J29];0)" office:value-type="float" office:value="0" calcext:value-type="float">
            <text:p>0</text:p>
          </table:table-cell>
          <table:table-cell table:formula="of:=IF([.$C29]=&quot;Maintenance&quot;;[.$J29];0)" office:value-type="float" office:value="0" calcext:value-type="float">
            <text:p>0</text:p>
          </table:table-cell>
          <table:table-cell table:formula="of:=IF([.$C29]=&quot;Confort&quot;;[.$J29];0)" office:value-type="float" office:value="0" calcext:value-type="float">
            <text:p>0</text:p>
          </table:table-cell>
          <table:table-cell table:style-name="ce11" table:formula="of:=IF([.$C29]=&quot;Navigation&quot;;[.$K29];0)" office:value-type="float" office:value="0" calcext:value-type="float">
            <text:p>0</text:p>
          </table:table-cell>
          <table:table-cell table:style-name="ce11" table:formula="of:=IF([.$C29]=&quot;Sécurité&quot;;[.$K29];0)" office:value-type="float" office:value="0" calcext:value-type="float">
            <text:p>0</text:p>
          </table:table-cell>
          <table:table-cell table:style-name="ce11" table:formula="of:=IF([.$C29]=&quot;Maintenance&quot;;[.$K29];0)" office:value-type="float" office:value="0" calcext:value-type="float">
            <text:p>0</text:p>
          </table:table-cell>
          <table:table-cell table:style-name="ce11" table:formula="of:=IF([.$C29]=&quot;Confort&quot;;[.$K29];0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table:number-columns-repeated="9"/>
          <table:table-cell table:formula="of:=IF(ISBLANK([.$B30]);&quot;&quot;;COM.MICROSOFT.CEILING.PRECISE(IF([.E30]=12;[.D30]*(1+[$Paramètres.$C$5]);IF([.E30]=230;[.D30]*(1+[$Paramètres.$C$4]);IF([.E30]=[$Paramètres.$C$6];[.D30];'err')));10))">
            <text:p/>
          </table:table-cell>
          <table:table-cell table:formula="of:=IF(ISBLANK([.$B30]);&quot;&quot;;[.J30]*[.F30])">
            <text:p/>
          </table:table-cell>
          <table:table-cell table:formula="of:=IF(ISBLANK([.$B30]);&quot;&quot;;IF([.G30]=&quot;x&quot;;[.J30];0))">
            <text:p/>
          </table:table-cell>
          <table:table-cell table:formula="of:=IF(ISBLANK([.$B30]);&quot;&quot;;IF([.F30]&gt;=[$Paramètres.$C$7];[.L30];0))">
            <text:p/>
          </table:table-cell>
          <table:table-cell table:formula="of:=IF(ISBLANK([.$B30]);&quot;&quot;;IF([.H30]=&quot;x&quot;;[.J30];0))">
            <text:p/>
          </table:table-cell>
          <table:table-cell table:formula="of:=IF(ISBLANK([.$B30]);&quot;&quot;;IF([.F30]&gt;=[$Paramètres.$C$7];[.N30];0))">
            <text:p/>
          </table:table-cell>
          <table:table-cell/>
          <table:table-cell table:formula="of:=IF([.$C30]=&quot;Navigation&quot;;[.$J30];0)" office:value-type="float" office:value="0" calcext:value-type="float">
            <text:p>0</text:p>
          </table:table-cell>
          <table:table-cell table:formula="of:=IF([.$C30]=&quot;Sécurité&quot;;[.$J30];0)" office:value-type="float" office:value="0" calcext:value-type="float">
            <text:p>0</text:p>
          </table:table-cell>
          <table:table-cell table:formula="of:=IF([.$C30]=&quot;Maintenance&quot;;[.$J30];0)" office:value-type="float" office:value="0" calcext:value-type="float">
            <text:p>0</text:p>
          </table:table-cell>
          <table:table-cell table:formula="of:=IF([.$C30]=&quot;Confort&quot;;[.$J30];0)" office:value-type="float" office:value="0" calcext:value-type="float">
            <text:p>0</text:p>
          </table:table-cell>
          <table:table-cell table:style-name="ce11" table:formula="of:=IF([.$C30]=&quot;Navigation&quot;;[.$K30];0)" office:value-type="float" office:value="0" calcext:value-type="float">
            <text:p>0</text:p>
          </table:table-cell>
          <table:table-cell table:style-name="ce11" table:formula="of:=IF([.$C30]=&quot;Sécurité&quot;;[.$K30];0)" office:value-type="float" office:value="0" calcext:value-type="float">
            <text:p>0</text:p>
          </table:table-cell>
          <table:table-cell table:style-name="ce11" table:formula="of:=IF([.$C30]=&quot;Maintenance&quot;;[.$K30];0)" office:value-type="float" office:value="0" calcext:value-type="float">
            <text:p>0</text:p>
          </table:table-cell>
          <table:table-cell table:style-name="ce11" table:formula="of:=IF([.$C30]=&quot;Confort&quot;;[.$K30];0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table:number-columns-repeated="9"/>
          <table:table-cell table:formula="of:=IF(ISBLANK([.$B31]);&quot;&quot;;COM.MICROSOFT.CEILING.PRECISE(IF([.E31]=12;[.D31]*(1+[$Paramètres.$C$5]);IF([.E31]=230;[.D31]*(1+[$Paramètres.$C$4]);IF([.E31]=[$Paramètres.$C$6];[.D31];'err')));10))">
            <text:p/>
          </table:table-cell>
          <table:table-cell table:formula="of:=IF(ISBLANK([.$B31]);&quot;&quot;;[.J31]*[.F31])">
            <text:p/>
          </table:table-cell>
          <table:table-cell table:formula="of:=IF(ISBLANK([.$B31]);&quot;&quot;;IF([.G31]=&quot;x&quot;;[.J31];0))">
            <text:p/>
          </table:table-cell>
          <table:table-cell table:formula="of:=IF(ISBLANK([.$B31]);&quot;&quot;;IF([.F31]&gt;=[$Paramètres.$C$7];[.L31];0))">
            <text:p/>
          </table:table-cell>
          <table:table-cell table:formula="of:=IF(ISBLANK([.$B31]);&quot;&quot;;IF([.H31]=&quot;x&quot;;[.J31];0))">
            <text:p/>
          </table:table-cell>
          <table:table-cell table:formula="of:=IF(ISBLANK([.$B31]);&quot;&quot;;IF([.F31]&gt;=[$Paramètres.$C$7];[.N31];0))">
            <text:p/>
          </table:table-cell>
          <table:table-cell/>
          <table:table-cell table:formula="of:=IF([.$C31]=&quot;Navigation&quot;;[.$J31];0)" office:value-type="float" office:value="0" calcext:value-type="float">
            <text:p>0</text:p>
          </table:table-cell>
          <table:table-cell table:formula="of:=IF([.$C31]=&quot;Sécurité&quot;;[.$J31];0)" office:value-type="float" office:value="0" calcext:value-type="float">
            <text:p>0</text:p>
          </table:table-cell>
          <table:table-cell table:formula="of:=IF([.$C31]=&quot;Maintenance&quot;;[.$J31];0)" office:value-type="float" office:value="0" calcext:value-type="float">
            <text:p>0</text:p>
          </table:table-cell>
          <table:table-cell table:formula="of:=IF([.$C31]=&quot;Confort&quot;;[.$J31];0)" office:value-type="float" office:value="0" calcext:value-type="float">
            <text:p>0</text:p>
          </table:table-cell>
          <table:table-cell table:style-name="ce11" table:formula="of:=IF([.$C31]=&quot;Navigation&quot;;[.$K31];0)" office:value-type="float" office:value="0" calcext:value-type="float">
            <text:p>0</text:p>
          </table:table-cell>
          <table:table-cell table:style-name="ce11" table:formula="of:=IF([.$C31]=&quot;Sécurité&quot;;[.$K31];0)" office:value-type="float" office:value="0" calcext:value-type="float">
            <text:p>0</text:p>
          </table:table-cell>
          <table:table-cell table:style-name="ce11" table:formula="of:=IF([.$C31]=&quot;Maintenance&quot;;[.$K31];0)" office:value-type="float" office:value="0" calcext:value-type="float">
            <text:p>0</text:p>
          </table:table-cell>
          <table:table-cell table:style-name="ce11" table:formula="of:=IF([.$C31]=&quot;Confort&quot;;[.$K31];0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table:number-columns-repeated="9"/>
          <table:table-cell table:formula="of:=IF(ISBLANK([.$B32]);&quot;&quot;;COM.MICROSOFT.CEILING.PRECISE(IF([.E32]=12;[.D32]*(1+[$Paramètres.$C$5]);IF([.E32]=230;[.D32]*(1+[$Paramètres.$C$4]);IF([.E32]=[$Paramètres.$C$6];[.D32];'err')));10))">
            <text:p/>
          </table:table-cell>
          <table:table-cell table:formula="of:=IF(ISBLANK([.$B32]);&quot;&quot;;[.J32]*[.F32])">
            <text:p/>
          </table:table-cell>
          <table:table-cell table:formula="of:=IF(ISBLANK([.$B32]);&quot;&quot;;IF([.G32]=&quot;x&quot;;[.J32];0))">
            <text:p/>
          </table:table-cell>
          <table:table-cell table:formula="of:=IF(ISBLANK([.$B32]);&quot;&quot;;IF([.F32]&gt;=[$Paramètres.$C$7];[.L32];0))">
            <text:p/>
          </table:table-cell>
          <table:table-cell table:formula="of:=IF(ISBLANK([.$B32]);&quot;&quot;;IF([.H32]=&quot;x&quot;;[.J32];0))">
            <text:p/>
          </table:table-cell>
          <table:table-cell table:formula="of:=IF(ISBLANK([.$B32]);&quot;&quot;;IF([.F32]&gt;=[$Paramètres.$C$7];[.N32];0))">
            <text:p/>
          </table:table-cell>
          <table:table-cell/>
          <table:table-cell table:formula="of:=IF([.$C32]=&quot;Navigation&quot;;[.$J32];0)" office:value-type="float" office:value="0" calcext:value-type="float">
            <text:p>0</text:p>
          </table:table-cell>
          <table:table-cell table:formula="of:=IF([.$C32]=&quot;Sécurité&quot;;[.$J32];0)" office:value-type="float" office:value="0" calcext:value-type="float">
            <text:p>0</text:p>
          </table:table-cell>
          <table:table-cell table:formula="of:=IF([.$C32]=&quot;Maintenance&quot;;[.$J32];0)" office:value-type="float" office:value="0" calcext:value-type="float">
            <text:p>0</text:p>
          </table:table-cell>
          <table:table-cell table:formula="of:=IF([.$C32]=&quot;Confort&quot;;[.$J32];0)" office:value-type="float" office:value="0" calcext:value-type="float">
            <text:p>0</text:p>
          </table:table-cell>
          <table:table-cell table:style-name="ce11" table:formula="of:=IF([.$C32]=&quot;Navigation&quot;;[.$K32];0)" office:value-type="float" office:value="0" calcext:value-type="float">
            <text:p>0</text:p>
          </table:table-cell>
          <table:table-cell table:style-name="ce11" table:formula="of:=IF([.$C32]=&quot;Sécurité&quot;;[.$K32];0)" office:value-type="float" office:value="0" calcext:value-type="float">
            <text:p>0</text:p>
          </table:table-cell>
          <table:table-cell table:style-name="ce11" table:formula="of:=IF([.$C32]=&quot;Maintenance&quot;;[.$K32];0)" office:value-type="float" office:value="0" calcext:value-type="float">
            <text:p>0</text:p>
          </table:table-cell>
          <table:table-cell table:style-name="ce11" table:formula="of:=IF([.$C32]=&quot;Confort&quot;;[.$K32];0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table:number-columns-repeated="9"/>
          <table:table-cell table:formula="of:=IF(ISBLANK([.$B33]);&quot;&quot;;COM.MICROSOFT.CEILING.PRECISE(IF([.E33]=12;[.D33]*(1+[$Paramètres.$C$5]);IF([.E33]=230;[.D33]*(1+[$Paramètres.$C$4]);IF([.E33]=[$Paramètres.$C$6];[.D33];'err')));10))">
            <text:p/>
          </table:table-cell>
          <table:table-cell table:formula="of:=IF(ISBLANK([.$B33]);&quot;&quot;;[.J33]*[.F33])">
            <text:p/>
          </table:table-cell>
          <table:table-cell table:formula="of:=IF(ISBLANK([.$B33]);&quot;&quot;;IF([.G33]=&quot;x&quot;;[.J33];0))">
            <text:p/>
          </table:table-cell>
          <table:table-cell table:formula="of:=IF(ISBLANK([.$B33]);&quot;&quot;;IF([.F33]&gt;=[$Paramètres.$C$7];[.L33];0))">
            <text:p/>
          </table:table-cell>
          <table:table-cell table:formula="of:=IF(ISBLANK([.$B33]);&quot;&quot;;IF([.H33]=&quot;x&quot;;[.J33];0))">
            <text:p/>
          </table:table-cell>
          <table:table-cell table:formula="of:=IF(ISBLANK([.$B33]);&quot;&quot;;IF([.F33]&gt;=[$Paramètres.$C$7];[.N33];0))">
            <text:p/>
          </table:table-cell>
          <table:table-cell/>
          <table:table-cell table:formula="of:=IF([.$C33]=&quot;Navigation&quot;;[.$J33];0)" office:value-type="float" office:value="0" calcext:value-type="float">
            <text:p>0</text:p>
          </table:table-cell>
          <table:table-cell table:formula="of:=IF([.$C33]=&quot;Sécurité&quot;;[.$J33];0)" office:value-type="float" office:value="0" calcext:value-type="float">
            <text:p>0</text:p>
          </table:table-cell>
          <table:table-cell table:formula="of:=IF([.$C33]=&quot;Maintenance&quot;;[.$J33];0)" office:value-type="float" office:value="0" calcext:value-type="float">
            <text:p>0</text:p>
          </table:table-cell>
          <table:table-cell table:formula="of:=IF([.$C33]=&quot;Confort&quot;;[.$J33];0)" office:value-type="float" office:value="0" calcext:value-type="float">
            <text:p>0</text:p>
          </table:table-cell>
          <table:table-cell table:style-name="ce11" table:formula="of:=IF([.$C33]=&quot;Navigation&quot;;[.$K33];0)" office:value-type="float" office:value="0" calcext:value-type="float">
            <text:p>0</text:p>
          </table:table-cell>
          <table:table-cell table:style-name="ce11" table:formula="of:=IF([.$C33]=&quot;Sécurité&quot;;[.$K33];0)" office:value-type="float" office:value="0" calcext:value-type="float">
            <text:p>0</text:p>
          </table:table-cell>
          <table:table-cell table:style-name="ce11" table:formula="of:=IF([.$C33]=&quot;Maintenance&quot;;[.$K33];0)" office:value-type="float" office:value="0" calcext:value-type="float">
            <text:p>0</text:p>
          </table:table-cell>
          <table:table-cell table:style-name="ce11" table:formula="of:=IF([.$C33]=&quot;Confort&quot;;[.$K33];0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table:number-columns-repeated="9"/>
          <table:table-cell table:formula="of:=IF(ISBLANK([.$B34]);&quot;&quot;;COM.MICROSOFT.CEILING.PRECISE(IF([.E34]=12;[.D34]*(1+[$Paramètres.$C$5]);IF([.E34]=230;[.D34]*(1+[$Paramètres.$C$4]);IF([.E34]=[$Paramètres.$C$6];[.D34];'err')));10))">
            <text:p/>
          </table:table-cell>
          <table:table-cell table:formula="of:=IF(ISBLANK([.$B34]);&quot;&quot;;[.J34]*[.F34])">
            <text:p/>
          </table:table-cell>
          <table:table-cell table:formula="of:=IF(ISBLANK([.$B34]);&quot;&quot;;IF([.G34]=&quot;x&quot;;[.J34];0))">
            <text:p/>
          </table:table-cell>
          <table:table-cell table:formula="of:=IF(ISBLANK([.$B34]);&quot;&quot;;IF([.F34]&gt;=[$Paramètres.$C$7];[.L34];0))">
            <text:p/>
          </table:table-cell>
          <table:table-cell table:formula="of:=IF(ISBLANK([.$B34]);&quot;&quot;;IF([.H34]=&quot;x&quot;;[.J34];0))">
            <text:p/>
          </table:table-cell>
          <table:table-cell table:formula="of:=IF(ISBLANK([.$B34]);&quot;&quot;;IF([.F34]&gt;=[$Paramètres.$C$7];[.N34];0))">
            <text:p/>
          </table:table-cell>
          <table:table-cell/>
          <table:table-cell table:formula="of:=IF([.$C34]=&quot;Navigation&quot;;[.$J34];0)" office:value-type="float" office:value="0" calcext:value-type="float">
            <text:p>0</text:p>
          </table:table-cell>
          <table:table-cell table:formula="of:=IF([.$C34]=&quot;Sécurité&quot;;[.$J34];0)" office:value-type="float" office:value="0" calcext:value-type="float">
            <text:p>0</text:p>
          </table:table-cell>
          <table:table-cell table:formula="of:=IF([.$C34]=&quot;Maintenance&quot;;[.$J34];0)" office:value-type="float" office:value="0" calcext:value-type="float">
            <text:p>0</text:p>
          </table:table-cell>
          <table:table-cell table:formula="of:=IF([.$C34]=&quot;Confort&quot;;[.$J34];0)" office:value-type="float" office:value="0" calcext:value-type="float">
            <text:p>0</text:p>
          </table:table-cell>
          <table:table-cell table:style-name="ce11" table:formula="of:=IF([.$C34]=&quot;Navigation&quot;;[.$K34];0)" office:value-type="float" office:value="0" calcext:value-type="float">
            <text:p>0</text:p>
          </table:table-cell>
          <table:table-cell table:style-name="ce11" table:formula="of:=IF([.$C34]=&quot;Sécurité&quot;;[.$K34];0)" office:value-type="float" office:value="0" calcext:value-type="float">
            <text:p>0</text:p>
          </table:table-cell>
          <table:table-cell table:style-name="ce11" table:formula="of:=IF([.$C34]=&quot;Maintenance&quot;;[.$K34];0)" office:value-type="float" office:value="0" calcext:value-type="float">
            <text:p>0</text:p>
          </table:table-cell>
          <table:table-cell table:style-name="ce11" table:formula="of:=IF([.$C34]=&quot;Confort&quot;;[.$K34];0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table:number-columns-repeated="9"/>
          <table:table-cell table:formula="of:=IF(ISBLANK([.$B35]);&quot;&quot;;COM.MICROSOFT.CEILING.PRECISE(IF([.E35]=12;[.D35]*(1+[$Paramètres.$C$5]);IF([.E35]=230;[.D35]*(1+[$Paramètres.$C$4]);IF([.E35]=[$Paramètres.$C$6];[.D35];'err')));10))">
            <text:p/>
          </table:table-cell>
          <table:table-cell table:formula="of:=IF(ISBLANK([.$B35]);&quot;&quot;;[.J35]*[.F35])">
            <text:p/>
          </table:table-cell>
          <table:table-cell table:formula="of:=IF(ISBLANK([.$B35]);&quot;&quot;;IF([.G35]=&quot;x&quot;;[.J35];0))">
            <text:p/>
          </table:table-cell>
          <table:table-cell table:formula="of:=IF(ISBLANK([.$B35]);&quot;&quot;;IF([.F35]&gt;=[$Paramètres.$C$7];[.L35];0))">
            <text:p/>
          </table:table-cell>
          <table:table-cell table:formula="of:=IF(ISBLANK([.$B35]);&quot;&quot;;IF([.H35]=&quot;x&quot;;[.J35];0))">
            <text:p/>
          </table:table-cell>
          <table:table-cell table:formula="of:=IF(ISBLANK([.$B35]);&quot;&quot;;IF([.F35]&gt;=[$Paramètres.$C$7];[.N35];0))">
            <text:p/>
          </table:table-cell>
          <table:table-cell/>
          <table:table-cell table:formula="of:=IF([.$C35]=&quot;Navigation&quot;;[.$J35];0)" office:value-type="float" office:value="0" calcext:value-type="float">
            <text:p>0</text:p>
          </table:table-cell>
          <table:table-cell table:formula="of:=IF([.$C35]=&quot;Sécurité&quot;;[.$J35];0)" office:value-type="float" office:value="0" calcext:value-type="float">
            <text:p>0</text:p>
          </table:table-cell>
          <table:table-cell table:formula="of:=IF([.$C35]=&quot;Maintenance&quot;;[.$J35];0)" office:value-type="float" office:value="0" calcext:value-type="float">
            <text:p>0</text:p>
          </table:table-cell>
          <table:table-cell table:formula="of:=IF([.$C35]=&quot;Confort&quot;;[.$J35];0)" office:value-type="float" office:value="0" calcext:value-type="float">
            <text:p>0</text:p>
          </table:table-cell>
          <table:table-cell table:style-name="ce11" table:formula="of:=IF([.$C35]=&quot;Navigation&quot;;[.$K35];0)" office:value-type="float" office:value="0" calcext:value-type="float">
            <text:p>0</text:p>
          </table:table-cell>
          <table:table-cell table:style-name="ce11" table:formula="of:=IF([.$C35]=&quot;Sécurité&quot;;[.$K35];0)" office:value-type="float" office:value="0" calcext:value-type="float">
            <text:p>0</text:p>
          </table:table-cell>
          <table:table-cell table:style-name="ce11" table:formula="of:=IF([.$C35]=&quot;Maintenance&quot;;[.$K35];0)" office:value-type="float" office:value="0" calcext:value-type="float">
            <text:p>0</text:p>
          </table:table-cell>
          <table:table-cell table:style-name="ce11" table:formula="of:=IF([.$C35]=&quot;Confort&quot;;[.$K35];0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table:number-columns-repeated="9"/>
          <table:table-cell table:formula="of:=IF(ISBLANK([.$B36]);&quot;&quot;;COM.MICROSOFT.CEILING.PRECISE(IF([.E36]=12;[.D36]*(1+[$Paramètres.$C$5]);IF([.E36]=230;[.D36]*(1+[$Paramètres.$C$4]);IF([.E36]=[$Paramètres.$C$6];[.D36];'err')));10))">
            <text:p/>
          </table:table-cell>
          <table:table-cell table:formula="of:=IF(ISBLANK([.$B36]);&quot;&quot;;[.J36]*[.F36])">
            <text:p/>
          </table:table-cell>
          <table:table-cell table:formula="of:=IF(ISBLANK([.$B36]);&quot;&quot;;IF([.G36]=&quot;x&quot;;[.J36];0))">
            <text:p/>
          </table:table-cell>
          <table:table-cell table:formula="of:=IF(ISBLANK([.$B36]);&quot;&quot;;IF([.F36]&gt;=[$Paramètres.$C$7];[.L36];0))">
            <text:p/>
          </table:table-cell>
          <table:table-cell table:formula="of:=IF(ISBLANK([.$B36]);&quot;&quot;;IF([.H36]=&quot;x&quot;;[.J36];0))">
            <text:p/>
          </table:table-cell>
          <table:table-cell table:formula="of:=IF(ISBLANK([.$B36]);&quot;&quot;;IF([.F36]&gt;=[$Paramètres.$C$7];[.N36];0))">
            <text:p/>
          </table:table-cell>
          <table:table-cell/>
          <table:table-cell table:formula="of:=IF([.$C36]=&quot;Navigation&quot;;[.$J36];0)" office:value-type="float" office:value="0" calcext:value-type="float">
            <text:p>0</text:p>
          </table:table-cell>
          <table:table-cell table:formula="of:=IF([.$C36]=&quot;Sécurité&quot;;[.$J36];0)" office:value-type="float" office:value="0" calcext:value-type="float">
            <text:p>0</text:p>
          </table:table-cell>
          <table:table-cell table:formula="of:=IF([.$C36]=&quot;Maintenance&quot;;[.$J36];0)" office:value-type="float" office:value="0" calcext:value-type="float">
            <text:p>0</text:p>
          </table:table-cell>
          <table:table-cell table:formula="of:=IF([.$C36]=&quot;Confort&quot;;[.$J36];0)" office:value-type="float" office:value="0" calcext:value-type="float">
            <text:p>0</text:p>
          </table:table-cell>
          <table:table-cell table:style-name="ce11" table:formula="of:=IF([.$C36]=&quot;Navigation&quot;;[.$K36];0)" office:value-type="float" office:value="0" calcext:value-type="float">
            <text:p>0</text:p>
          </table:table-cell>
          <table:table-cell table:style-name="ce11" table:formula="of:=IF([.$C36]=&quot;Sécurité&quot;;[.$K36];0)" office:value-type="float" office:value="0" calcext:value-type="float">
            <text:p>0</text:p>
          </table:table-cell>
          <table:table-cell table:style-name="ce11" table:formula="of:=IF([.$C36]=&quot;Maintenance&quot;;[.$K36];0)" office:value-type="float" office:value="0" calcext:value-type="float">
            <text:p>0</text:p>
          </table:table-cell>
          <table:table-cell table:style-name="ce11" table:formula="of:=IF([.$C36]=&quot;Confort&quot;;[.$K36];0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table:number-columns-repeated="9"/>
          <table:table-cell table:formula="of:=IF(ISBLANK([.$B37]);&quot;&quot;;COM.MICROSOFT.CEILING.PRECISE(IF([.E37]=12;[.D37]*(1+[$Paramètres.$C$5]);IF([.E37]=230;[.D37]*(1+[$Paramètres.$C$4]);IF([.E37]=[$Paramètres.$C$6];[.D37];'err')));10))">
            <text:p/>
          </table:table-cell>
          <table:table-cell table:formula="of:=IF(ISBLANK([.$B37]);&quot;&quot;;[.J37]*[.F37])">
            <text:p/>
          </table:table-cell>
          <table:table-cell table:formula="of:=IF(ISBLANK([.$B37]);&quot;&quot;;IF([.G37]=&quot;x&quot;;[.J37];0))">
            <text:p/>
          </table:table-cell>
          <table:table-cell table:formula="of:=IF(ISBLANK([.$B37]);&quot;&quot;;IF([.F37]&gt;=[$Paramètres.$C$7];[.L37];0))">
            <text:p/>
          </table:table-cell>
          <table:table-cell table:formula="of:=IF(ISBLANK([.$B37]);&quot;&quot;;IF([.H37]=&quot;x&quot;;[.J37];0))">
            <text:p/>
          </table:table-cell>
          <table:table-cell table:formula="of:=IF(ISBLANK([.$B37]);&quot;&quot;;IF([.F37]&gt;=[$Paramètres.$C$7];[.N37];0))">
            <text:p/>
          </table:table-cell>
          <table:table-cell/>
          <table:table-cell table:formula="of:=IF([.$C37]=&quot;Navigation&quot;;[.$J37];0)" office:value-type="float" office:value="0" calcext:value-type="float">
            <text:p>0</text:p>
          </table:table-cell>
          <table:table-cell table:formula="of:=IF([.$C37]=&quot;Sécurité&quot;;[.$J37];0)" office:value-type="float" office:value="0" calcext:value-type="float">
            <text:p>0</text:p>
          </table:table-cell>
          <table:table-cell table:formula="of:=IF([.$C37]=&quot;Maintenance&quot;;[.$J37];0)" office:value-type="float" office:value="0" calcext:value-type="float">
            <text:p>0</text:p>
          </table:table-cell>
          <table:table-cell table:formula="of:=IF([.$C37]=&quot;Confort&quot;;[.$J37];0)" office:value-type="float" office:value="0" calcext:value-type="float">
            <text:p>0</text:p>
          </table:table-cell>
          <table:table-cell table:style-name="ce11" table:formula="of:=IF([.$C37]=&quot;Navigation&quot;;[.$K37];0)" office:value-type="float" office:value="0" calcext:value-type="float">
            <text:p>0</text:p>
          </table:table-cell>
          <table:table-cell table:style-name="ce11" table:formula="of:=IF([.$C37]=&quot;Sécurité&quot;;[.$K37];0)" office:value-type="float" office:value="0" calcext:value-type="float">
            <text:p>0</text:p>
          </table:table-cell>
          <table:table-cell table:style-name="ce11" table:formula="of:=IF([.$C37]=&quot;Maintenance&quot;;[.$K37];0)" office:value-type="float" office:value="0" calcext:value-type="float">
            <text:p>0</text:p>
          </table:table-cell>
          <table:table-cell table:style-name="ce11" table:formula="of:=IF([.$C37]=&quot;Confort&quot;;[.$K37];0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table:number-columns-repeated="9"/>
          <table:table-cell table:formula="of:=IF(ISBLANK([.$B38]);&quot;&quot;;COM.MICROSOFT.CEILING.PRECISE(IF([.E38]=12;[.D38]*(1+[$Paramètres.$C$5]);IF([.E38]=230;[.D38]*(1+[$Paramètres.$C$4]);IF([.E38]=[$Paramètres.$C$6];[.D38];'err')));10))">
            <text:p/>
          </table:table-cell>
          <table:table-cell table:formula="of:=IF(ISBLANK([.$B38]);&quot;&quot;;[.J38]*[.F38])">
            <text:p/>
          </table:table-cell>
          <table:table-cell table:formula="of:=IF(ISBLANK([.$B38]);&quot;&quot;;IF([.G38]=&quot;x&quot;;[.J38];0))">
            <text:p/>
          </table:table-cell>
          <table:table-cell table:formula="of:=IF(ISBLANK([.$B38]);&quot;&quot;;IF([.F38]&gt;=[$Paramètres.$C$7];[.L38];0))">
            <text:p/>
          </table:table-cell>
          <table:table-cell table:formula="of:=IF(ISBLANK([.$B38]);&quot;&quot;;IF([.H38]=&quot;x&quot;;[.J38];0))">
            <text:p/>
          </table:table-cell>
          <table:table-cell table:formula="of:=IF(ISBLANK([.$B38]);&quot;&quot;;IF([.F38]&gt;=[$Paramètres.$C$7];[.N38];0))">
            <text:p/>
          </table:table-cell>
          <table:table-cell/>
          <table:table-cell table:formula="of:=IF([.$C38]=&quot;Navigation&quot;;[.$J38];0)" office:value-type="float" office:value="0" calcext:value-type="float">
            <text:p>0</text:p>
          </table:table-cell>
          <table:table-cell table:formula="of:=IF([.$C38]=&quot;Sécurité&quot;;[.$J38];0)" office:value-type="float" office:value="0" calcext:value-type="float">
            <text:p>0</text:p>
          </table:table-cell>
          <table:table-cell table:formula="of:=IF([.$C38]=&quot;Maintenance&quot;;[.$J38];0)" office:value-type="float" office:value="0" calcext:value-type="float">
            <text:p>0</text:p>
          </table:table-cell>
          <table:table-cell table:formula="of:=IF([.$C38]=&quot;Confort&quot;;[.$J38];0)" office:value-type="float" office:value="0" calcext:value-type="float">
            <text:p>0</text:p>
          </table:table-cell>
          <table:table-cell table:style-name="ce11" table:formula="of:=IF([.$C38]=&quot;Navigation&quot;;[.$K38];0)" office:value-type="float" office:value="0" calcext:value-type="float">
            <text:p>0</text:p>
          </table:table-cell>
          <table:table-cell table:style-name="ce11" table:formula="of:=IF([.$C38]=&quot;Sécurité&quot;;[.$K38];0)" office:value-type="float" office:value="0" calcext:value-type="float">
            <text:p>0</text:p>
          </table:table-cell>
          <table:table-cell table:style-name="ce11" table:formula="of:=IF([.$C38]=&quot;Maintenance&quot;;[.$K38];0)" office:value-type="float" office:value="0" calcext:value-type="float">
            <text:p>0</text:p>
          </table:table-cell>
          <table:table-cell table:style-name="ce11" table:formula="of:=IF([.$C38]=&quot;Confort&quot;;[.$K38];0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table:number-columns-repeated="9"/>
          <table:table-cell table:formula="of:=IF(ISBLANK([.$B39]);&quot;&quot;;COM.MICROSOFT.CEILING.PRECISE(IF([.E39]=12;[.D39]*(1+[$Paramètres.$C$5]);IF([.E39]=230;[.D39]*(1+[$Paramètres.$C$4]);IF([.E39]=[$Paramètres.$C$6];[.D39];'err')));10))">
            <text:p/>
          </table:table-cell>
          <table:table-cell table:formula="of:=IF(ISBLANK([.$B39]);&quot;&quot;;[.J39]*[.F39])">
            <text:p/>
          </table:table-cell>
          <table:table-cell table:formula="of:=IF(ISBLANK([.$B39]);&quot;&quot;;IF([.G39]=&quot;x&quot;;[.J39];0))">
            <text:p/>
          </table:table-cell>
          <table:table-cell table:formula="of:=IF(ISBLANK([.$B39]);&quot;&quot;;IF([.F39]&gt;=[$Paramètres.$C$7];[.L39];0))">
            <text:p/>
          </table:table-cell>
          <table:table-cell table:formula="of:=IF(ISBLANK([.$B39]);&quot;&quot;;IF([.H39]=&quot;x&quot;;[.J39];0))">
            <text:p/>
          </table:table-cell>
          <table:table-cell table:formula="of:=IF(ISBLANK([.$B39]);&quot;&quot;;IF([.F39]&gt;=[$Paramètres.$C$7];[.N39];0))">
            <text:p/>
          </table:table-cell>
          <table:table-cell/>
          <table:table-cell table:formula="of:=IF([.$C39]=&quot;Navigation&quot;;[.$J39];0)" office:value-type="float" office:value="0" calcext:value-type="float">
            <text:p>0</text:p>
          </table:table-cell>
          <table:table-cell table:formula="of:=IF([.$C39]=&quot;Sécurité&quot;;[.$J39];0)" office:value-type="float" office:value="0" calcext:value-type="float">
            <text:p>0</text:p>
          </table:table-cell>
          <table:table-cell table:formula="of:=IF([.$C39]=&quot;Maintenance&quot;;[.$J39];0)" office:value-type="float" office:value="0" calcext:value-type="float">
            <text:p>0</text:p>
          </table:table-cell>
          <table:table-cell table:formula="of:=IF([.$C39]=&quot;Confort&quot;;[.$J39];0)" office:value-type="float" office:value="0" calcext:value-type="float">
            <text:p>0</text:p>
          </table:table-cell>
          <table:table-cell table:style-name="ce11" table:formula="of:=IF([.$C39]=&quot;Navigation&quot;;[.$K39];0)" office:value-type="float" office:value="0" calcext:value-type="float">
            <text:p>0</text:p>
          </table:table-cell>
          <table:table-cell table:style-name="ce11" table:formula="of:=IF([.$C39]=&quot;Sécurité&quot;;[.$K39];0)" office:value-type="float" office:value="0" calcext:value-type="float">
            <text:p>0</text:p>
          </table:table-cell>
          <table:table-cell table:style-name="ce11" table:formula="of:=IF([.$C39]=&quot;Maintenance&quot;;[.$K39];0)" office:value-type="float" office:value="0" calcext:value-type="float">
            <text:p>0</text:p>
          </table:table-cell>
          <table:table-cell table:style-name="ce11" table:formula="of:=IF([.$C39]=&quot;Confort&quot;;[.$K39];0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table:number-columns-repeated="9"/>
          <table:table-cell table:formula="of:=IF(ISBLANK([.$B40]);&quot;&quot;;COM.MICROSOFT.CEILING.PRECISE(IF([.E40]=12;[.D40]*(1+[$Paramètres.$C$5]);IF([.E40]=230;[.D40]*(1+[$Paramètres.$C$4]);IF([.E40]=[$Paramètres.$C$6];[.D40];'err')));10))">
            <text:p/>
          </table:table-cell>
          <table:table-cell table:formula="of:=IF(ISBLANK([.$B40]);&quot;&quot;;[.J40]*[.F40])">
            <text:p/>
          </table:table-cell>
          <table:table-cell table:formula="of:=IF(ISBLANK([.$B40]);&quot;&quot;;IF([.G40]=&quot;x&quot;;[.J40];0))">
            <text:p/>
          </table:table-cell>
          <table:table-cell table:formula="of:=IF(ISBLANK([.$B40]);&quot;&quot;;IF([.F40]&gt;=[$Paramètres.$C$7];[.L40];0))">
            <text:p/>
          </table:table-cell>
          <table:table-cell table:formula="of:=IF(ISBLANK([.$B40]);&quot;&quot;;IF([.H40]=&quot;x&quot;;[.J40];0))">
            <text:p/>
          </table:table-cell>
          <table:table-cell table:formula="of:=IF(ISBLANK([.$B40]);&quot;&quot;;IF([.F40]&gt;=[$Paramètres.$C$7];[.N40];0))">
            <text:p/>
          </table:table-cell>
          <table:table-cell/>
          <table:table-cell table:formula="of:=IF([.$C40]=&quot;Navigation&quot;;[.$J40];0)" office:value-type="float" office:value="0" calcext:value-type="float">
            <text:p>0</text:p>
          </table:table-cell>
          <table:table-cell table:formula="of:=IF([.$C40]=&quot;Sécurité&quot;;[.$J40];0)" office:value-type="float" office:value="0" calcext:value-type="float">
            <text:p>0</text:p>
          </table:table-cell>
          <table:table-cell table:formula="of:=IF([.$C40]=&quot;Maintenance&quot;;[.$J40];0)" office:value-type="float" office:value="0" calcext:value-type="float">
            <text:p>0</text:p>
          </table:table-cell>
          <table:table-cell table:formula="of:=IF([.$C40]=&quot;Confort&quot;;[.$J40];0)" office:value-type="float" office:value="0" calcext:value-type="float">
            <text:p>0</text:p>
          </table:table-cell>
          <table:table-cell table:style-name="ce11" table:formula="of:=IF([.$C40]=&quot;Navigation&quot;;[.$K40];0)" office:value-type="float" office:value="0" calcext:value-type="float">
            <text:p>0</text:p>
          </table:table-cell>
          <table:table-cell table:style-name="ce11" table:formula="of:=IF([.$C40]=&quot;Sécurité&quot;;[.$K40];0)" office:value-type="float" office:value="0" calcext:value-type="float">
            <text:p>0</text:p>
          </table:table-cell>
          <table:table-cell table:style-name="ce11" table:formula="of:=IF([.$C40]=&quot;Maintenance&quot;;[.$K40];0)" office:value-type="float" office:value="0" calcext:value-type="float">
            <text:p>0</text:p>
          </table:table-cell>
          <table:table-cell table:style-name="ce11" table:formula="of:=IF([.$C40]=&quot;Confort&quot;;[.$K40];0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table:number-columns-repeated="9"/>
          <table:table-cell table:formula="of:=IF(ISBLANK([.$B41]);&quot;&quot;;COM.MICROSOFT.CEILING.PRECISE(IF([.E41]=12;[.D41]*(1+[$Paramètres.$C$5]);IF([.E41]=230;[.D41]*(1+[$Paramètres.$C$4]);IF([.E41]=[$Paramètres.$C$6];[.D41];'err')));10))">
            <text:p/>
          </table:table-cell>
          <table:table-cell table:formula="of:=IF(ISBLANK([.$B41]);&quot;&quot;;[.J41]*[.F41])">
            <text:p/>
          </table:table-cell>
          <table:table-cell table:formula="of:=IF(ISBLANK([.$B41]);&quot;&quot;;IF([.G41]=&quot;x&quot;;[.J41];0))">
            <text:p/>
          </table:table-cell>
          <table:table-cell table:formula="of:=IF(ISBLANK([.$B41]);&quot;&quot;;IF([.F41]&gt;=[$Paramètres.$C$7];[.L41];0))">
            <text:p/>
          </table:table-cell>
          <table:table-cell table:formula="of:=IF(ISBLANK([.$B41]);&quot;&quot;;IF([.H41]=&quot;x&quot;;[.J41];0))">
            <text:p/>
          </table:table-cell>
          <table:table-cell table:formula="of:=IF(ISBLANK([.$B41]);&quot;&quot;;IF([.F41]&gt;=[$Paramètres.$C$7];[.N41];0))">
            <text:p/>
          </table:table-cell>
          <table:table-cell/>
          <table:table-cell table:formula="of:=IF([.$C41]=&quot;Navigation&quot;;[.$J41];0)" office:value-type="float" office:value="0" calcext:value-type="float">
            <text:p>0</text:p>
          </table:table-cell>
          <table:table-cell table:formula="of:=IF([.$C41]=&quot;Sécurité&quot;;[.$J41];0)" office:value-type="float" office:value="0" calcext:value-type="float">
            <text:p>0</text:p>
          </table:table-cell>
          <table:table-cell table:formula="of:=IF([.$C41]=&quot;Maintenance&quot;;[.$J41];0)" office:value-type="float" office:value="0" calcext:value-type="float">
            <text:p>0</text:p>
          </table:table-cell>
          <table:table-cell table:formula="of:=IF([.$C41]=&quot;Confort&quot;;[.$J41];0)" office:value-type="float" office:value="0" calcext:value-type="float">
            <text:p>0</text:p>
          </table:table-cell>
          <table:table-cell table:style-name="ce11" table:formula="of:=IF([.$C41]=&quot;Navigation&quot;;[.$K41];0)" office:value-type="float" office:value="0" calcext:value-type="float">
            <text:p>0</text:p>
          </table:table-cell>
          <table:table-cell table:style-name="ce11" table:formula="of:=IF([.$C41]=&quot;Sécurité&quot;;[.$K41];0)" office:value-type="float" office:value="0" calcext:value-type="float">
            <text:p>0</text:p>
          </table:table-cell>
          <table:table-cell table:style-name="ce11" table:formula="of:=IF([.$C41]=&quot;Maintenance&quot;;[.$K41];0)" office:value-type="float" office:value="0" calcext:value-type="float">
            <text:p>0</text:p>
          </table:table-cell>
          <table:table-cell table:style-name="ce11" table:formula="of:=IF([.$C41]=&quot;Confort&quot;;[.$K41];0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table:number-columns-repeated="9"/>
          <table:table-cell table:formula="of:=IF(ISBLANK([.$B42]);&quot;&quot;;COM.MICROSOFT.CEILING.PRECISE(IF([.E42]=12;[.D42]*(1+[$Paramètres.$C$5]);IF([.E42]=230;[.D42]*(1+[$Paramètres.$C$4]);IF([.E42]=[$Paramètres.$C$6];[.D42];'err')));10))">
            <text:p/>
          </table:table-cell>
          <table:table-cell table:formula="of:=IF(ISBLANK([.$B42]);&quot;&quot;;[.J42]*[.F42])">
            <text:p/>
          </table:table-cell>
          <table:table-cell table:formula="of:=IF(ISBLANK([.$B42]);&quot;&quot;;IF([.G42]=&quot;x&quot;;[.J42];0))">
            <text:p/>
          </table:table-cell>
          <table:table-cell table:formula="of:=IF(ISBLANK([.$B42]);&quot;&quot;;IF([.F42]&gt;=[$Paramètres.$C$7];[.L42];0))">
            <text:p/>
          </table:table-cell>
          <table:table-cell table:formula="of:=IF(ISBLANK([.$B42]);&quot;&quot;;IF([.H42]=&quot;x&quot;;[.J42];0))">
            <text:p/>
          </table:table-cell>
          <table:table-cell table:formula="of:=IF(ISBLANK([.$B42]);&quot;&quot;;IF([.F42]&gt;=[$Paramètres.$C$7];[.N42];0))">
            <text:p/>
          </table:table-cell>
          <table:table-cell/>
          <table:table-cell table:formula="of:=IF([.$C42]=&quot;Navigation&quot;;[.$J42];0)" office:value-type="float" office:value="0" calcext:value-type="float">
            <text:p>0</text:p>
          </table:table-cell>
          <table:table-cell table:formula="of:=IF([.$C42]=&quot;Sécurité&quot;;[.$J42];0)" office:value-type="float" office:value="0" calcext:value-type="float">
            <text:p>0</text:p>
          </table:table-cell>
          <table:table-cell table:formula="of:=IF([.$C42]=&quot;Maintenance&quot;;[.$J42];0)" office:value-type="float" office:value="0" calcext:value-type="float">
            <text:p>0</text:p>
          </table:table-cell>
          <table:table-cell table:formula="of:=IF([.$C42]=&quot;Confort&quot;;[.$J42];0)" office:value-type="float" office:value="0" calcext:value-type="float">
            <text:p>0</text:p>
          </table:table-cell>
          <table:table-cell table:style-name="ce11" table:formula="of:=IF([.$C42]=&quot;Navigation&quot;;[.$K42];0)" office:value-type="float" office:value="0" calcext:value-type="float">
            <text:p>0</text:p>
          </table:table-cell>
          <table:table-cell table:style-name="ce11" table:formula="of:=IF([.$C42]=&quot;Sécurité&quot;;[.$K42];0)" office:value-type="float" office:value="0" calcext:value-type="float">
            <text:p>0</text:p>
          </table:table-cell>
          <table:table-cell table:style-name="ce11" table:formula="of:=IF([.$C42]=&quot;Maintenance&quot;;[.$K42];0)" office:value-type="float" office:value="0" calcext:value-type="float">
            <text:p>0</text:p>
          </table:table-cell>
          <table:table-cell table:style-name="ce11" table:formula="of:=IF([.$C42]=&quot;Confort&quot;;[.$K42];0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table:number-columns-repeated="9"/>
          <table:table-cell table:formula="of:=IF(ISBLANK([.$B43]);&quot;&quot;;COM.MICROSOFT.CEILING.PRECISE(IF([.E43]=12;[.D43]*(1+[$Paramètres.$C$5]);IF([.E43]=230;[.D43]*(1+[$Paramètres.$C$4]);IF([.E43]=[$Paramètres.$C$6];[.D43];'err')));10))">
            <text:p/>
          </table:table-cell>
          <table:table-cell table:formula="of:=IF(ISBLANK([.$B43]);&quot;&quot;;[.J43]*[.F43])">
            <text:p/>
          </table:table-cell>
          <table:table-cell table:formula="of:=IF(ISBLANK([.$B43]);&quot;&quot;;IF([.G43]=&quot;x&quot;;[.J43];0))">
            <text:p/>
          </table:table-cell>
          <table:table-cell table:formula="of:=IF(ISBLANK([.$B43]);&quot;&quot;;IF([.F43]&gt;=[$Paramètres.$C$7];[.L43];0))">
            <text:p/>
          </table:table-cell>
          <table:table-cell table:formula="of:=IF(ISBLANK([.$B43]);&quot;&quot;;IF([.H43]=&quot;x&quot;;[.J43];0))">
            <text:p/>
          </table:table-cell>
          <table:table-cell table:formula="of:=IF(ISBLANK([.$B43]);&quot;&quot;;IF([.F43]&gt;=[$Paramètres.$C$7];[.N43];0))">
            <text:p/>
          </table:table-cell>
          <table:table-cell/>
          <table:table-cell table:formula="of:=IF([.$C43]=&quot;Navigation&quot;;[.$J43];0)" office:value-type="float" office:value="0" calcext:value-type="float">
            <text:p>0</text:p>
          </table:table-cell>
          <table:table-cell table:formula="of:=IF([.$C43]=&quot;Sécurité&quot;;[.$J43];0)" office:value-type="float" office:value="0" calcext:value-type="float">
            <text:p>0</text:p>
          </table:table-cell>
          <table:table-cell table:formula="of:=IF([.$C43]=&quot;Maintenance&quot;;[.$J43];0)" office:value-type="float" office:value="0" calcext:value-type="float">
            <text:p>0</text:p>
          </table:table-cell>
          <table:table-cell table:formula="of:=IF([.$C43]=&quot;Confort&quot;;[.$J43];0)" office:value-type="float" office:value="0" calcext:value-type="float">
            <text:p>0</text:p>
          </table:table-cell>
          <table:table-cell table:style-name="ce11" table:formula="of:=IF([.$C43]=&quot;Navigation&quot;;[.$K43];0)" office:value-type="float" office:value="0" calcext:value-type="float">
            <text:p>0</text:p>
          </table:table-cell>
          <table:table-cell table:style-name="ce11" table:formula="of:=IF([.$C43]=&quot;Sécurité&quot;;[.$K43];0)" office:value-type="float" office:value="0" calcext:value-type="float">
            <text:p>0</text:p>
          </table:table-cell>
          <table:table-cell table:style-name="ce11" table:formula="of:=IF([.$C43]=&quot;Maintenance&quot;;[.$K43];0)" office:value-type="float" office:value="0" calcext:value-type="float">
            <text:p>0</text:p>
          </table:table-cell>
          <table:table-cell table:style-name="ce11" table:formula="of:=IF([.$C43]=&quot;Confort&quot;;[.$K43];0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table:number-columns-repeated="9"/>
          <table:table-cell table:formula="of:=IF(ISBLANK([.$B44]);&quot;&quot;;COM.MICROSOFT.CEILING.PRECISE(IF([.E44]=12;[.D44]*(1+[$Paramètres.$C$5]);IF([.E44]=230;[.D44]*(1+[$Paramètres.$C$4]);IF([.E44]=[$Paramètres.$C$6];[.D44];'err')));10))">
            <text:p/>
          </table:table-cell>
          <table:table-cell table:formula="of:=IF(ISBLANK([.$B44]);&quot;&quot;;[.J44]*[.F44])">
            <text:p/>
          </table:table-cell>
          <table:table-cell table:formula="of:=IF(ISBLANK([.$B44]);&quot;&quot;;IF([.G44]=&quot;x&quot;;[.J44];0))">
            <text:p/>
          </table:table-cell>
          <table:table-cell table:formula="of:=IF(ISBLANK([.$B44]);&quot;&quot;;IF([.F44]&gt;=[$Paramètres.$C$7];[.L44];0))">
            <text:p/>
          </table:table-cell>
          <table:table-cell table:formula="of:=IF(ISBLANK([.$B44]);&quot;&quot;;IF([.H44]=&quot;x&quot;;[.J44];0))">
            <text:p/>
          </table:table-cell>
          <table:table-cell table:formula="of:=IF(ISBLANK([.$B44]);&quot;&quot;;IF([.F44]&gt;=[$Paramètres.$C$7];[.N44];0))">
            <text:p/>
          </table:table-cell>
          <table:table-cell/>
          <table:table-cell table:formula="of:=IF([.$C44]=&quot;Navigation&quot;;[.$J44];0)" office:value-type="float" office:value="0" calcext:value-type="float">
            <text:p>0</text:p>
          </table:table-cell>
          <table:table-cell table:formula="of:=IF([.$C44]=&quot;Sécurité&quot;;[.$J44];0)" office:value-type="float" office:value="0" calcext:value-type="float">
            <text:p>0</text:p>
          </table:table-cell>
          <table:table-cell table:formula="of:=IF([.$C44]=&quot;Maintenance&quot;;[.$J44];0)" office:value-type="float" office:value="0" calcext:value-type="float">
            <text:p>0</text:p>
          </table:table-cell>
          <table:table-cell table:formula="of:=IF([.$C44]=&quot;Confort&quot;;[.$J44];0)" office:value-type="float" office:value="0" calcext:value-type="float">
            <text:p>0</text:p>
          </table:table-cell>
          <table:table-cell table:style-name="ce11" table:formula="of:=IF([.$C44]=&quot;Navigation&quot;;[.$K44];0)" office:value-type="float" office:value="0" calcext:value-type="float">
            <text:p>0</text:p>
          </table:table-cell>
          <table:table-cell table:style-name="ce11" table:formula="of:=IF([.$C44]=&quot;Sécurité&quot;;[.$K44];0)" office:value-type="float" office:value="0" calcext:value-type="float">
            <text:p>0</text:p>
          </table:table-cell>
          <table:table-cell table:style-name="ce11" table:formula="of:=IF([.$C44]=&quot;Maintenance&quot;;[.$K44];0)" office:value-type="float" office:value="0" calcext:value-type="float">
            <text:p>0</text:p>
          </table:table-cell>
          <table:table-cell table:style-name="ce11" table:formula="of:=IF([.$C44]=&quot;Confort&quot;;[.$K44];0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table:number-columns-repeated="9"/>
          <table:table-cell table:formula="of:=IF(ISBLANK([.$B45]);&quot;&quot;;COM.MICROSOFT.CEILING.PRECISE(IF([.E45]=12;[.D45]*(1+[$Paramètres.$C$5]);IF([.E45]=230;[.D45]*(1+[$Paramètres.$C$4]);IF([.E45]=[$Paramètres.$C$6];[.D45];'err')));10))">
            <text:p/>
          </table:table-cell>
          <table:table-cell table:formula="of:=IF(ISBLANK([.$B45]);&quot;&quot;;[.J45]*[.F45])">
            <text:p/>
          </table:table-cell>
          <table:table-cell table:formula="of:=IF(ISBLANK([.$B45]);&quot;&quot;;IF([.G45]=&quot;x&quot;;[.J45];0))">
            <text:p/>
          </table:table-cell>
          <table:table-cell table:formula="of:=IF(ISBLANK([.$B45]);&quot;&quot;;IF([.F45]&gt;=[$Paramètres.$C$7];[.L45];0))">
            <text:p/>
          </table:table-cell>
          <table:table-cell table:formula="of:=IF(ISBLANK([.$B45]);&quot;&quot;;IF([.H45]=&quot;x&quot;;[.J45];0))">
            <text:p/>
          </table:table-cell>
          <table:table-cell table:formula="of:=IF(ISBLANK([.$B45]);&quot;&quot;;IF([.F45]&gt;=[$Paramètres.$C$7];[.N45];0))">
            <text:p/>
          </table:table-cell>
          <table:table-cell/>
          <table:table-cell table:formula="of:=IF([.$C45]=&quot;Navigation&quot;;[.$J45];0)" office:value-type="float" office:value="0" calcext:value-type="float">
            <text:p>0</text:p>
          </table:table-cell>
          <table:table-cell table:formula="of:=IF([.$C45]=&quot;Sécurité&quot;;[.$J45];0)" office:value-type="float" office:value="0" calcext:value-type="float">
            <text:p>0</text:p>
          </table:table-cell>
          <table:table-cell table:formula="of:=IF([.$C45]=&quot;Maintenance&quot;;[.$J45];0)" office:value-type="float" office:value="0" calcext:value-type="float">
            <text:p>0</text:p>
          </table:table-cell>
          <table:table-cell table:formula="of:=IF([.$C45]=&quot;Confort&quot;;[.$J45];0)" office:value-type="float" office:value="0" calcext:value-type="float">
            <text:p>0</text:p>
          </table:table-cell>
          <table:table-cell table:style-name="ce11" table:formula="of:=IF([.$C45]=&quot;Navigation&quot;;[.$K45];0)" office:value-type="float" office:value="0" calcext:value-type="float">
            <text:p>0</text:p>
          </table:table-cell>
          <table:table-cell table:style-name="ce11" table:formula="of:=IF([.$C45]=&quot;Sécurité&quot;;[.$K45];0)" office:value-type="float" office:value="0" calcext:value-type="float">
            <text:p>0</text:p>
          </table:table-cell>
          <table:table-cell table:style-name="ce11" table:formula="of:=IF([.$C45]=&quot;Maintenance&quot;;[.$K45];0)" office:value-type="float" office:value="0" calcext:value-type="float">
            <text:p>0</text:p>
          </table:table-cell>
          <table:table-cell table:style-name="ce11" table:formula="of:=IF([.$C45]=&quot;Confort&quot;;[.$K45];0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table:number-columns-repeated="9"/>
          <table:table-cell table:formula="of:=IF(ISBLANK([.$B46]);&quot;&quot;;COM.MICROSOFT.CEILING.PRECISE(IF([.E46]=12;[.D46]*(1+[$Paramètres.$C$5]);IF([.E46]=230;[.D46]*(1+[$Paramètres.$C$4]);IF([.E46]=[$Paramètres.$C$6];[.D46];'err')));10))">
            <text:p/>
          </table:table-cell>
          <table:table-cell table:formula="of:=IF(ISBLANK([.$B46]);&quot;&quot;;[.J46]*[.F46])">
            <text:p/>
          </table:table-cell>
          <table:table-cell table:formula="of:=IF(ISBLANK([.$B46]);&quot;&quot;;IF([.G46]=&quot;x&quot;;[.J46];0))">
            <text:p/>
          </table:table-cell>
          <table:table-cell table:formula="of:=IF(ISBLANK([.$B46]);&quot;&quot;;IF([.F46]&gt;=[$Paramètres.$C$7];[.L46];0))">
            <text:p/>
          </table:table-cell>
          <table:table-cell table:formula="of:=IF(ISBLANK([.$B46]);&quot;&quot;;IF([.H46]=&quot;x&quot;;[.J46];0))">
            <text:p/>
          </table:table-cell>
          <table:table-cell table:formula="of:=IF(ISBLANK([.$B46]);&quot;&quot;;IF([.F46]&gt;=[$Paramètres.$C$7];[.N46];0))">
            <text:p/>
          </table:table-cell>
          <table:table-cell/>
          <table:table-cell table:formula="of:=IF([.$C46]=&quot;Navigation&quot;;[.$J46];0)" office:value-type="float" office:value="0" calcext:value-type="float">
            <text:p>0</text:p>
          </table:table-cell>
          <table:table-cell table:formula="of:=IF([.$C46]=&quot;Sécurité&quot;;[.$J46];0)" office:value-type="float" office:value="0" calcext:value-type="float">
            <text:p>0</text:p>
          </table:table-cell>
          <table:table-cell table:formula="of:=IF([.$C46]=&quot;Maintenance&quot;;[.$J46];0)" office:value-type="float" office:value="0" calcext:value-type="float">
            <text:p>0</text:p>
          </table:table-cell>
          <table:table-cell table:formula="of:=IF([.$C46]=&quot;Confort&quot;;[.$J46];0)" office:value-type="float" office:value="0" calcext:value-type="float">
            <text:p>0</text:p>
          </table:table-cell>
          <table:table-cell table:style-name="ce11" table:formula="of:=IF([.$C46]=&quot;Navigation&quot;;[.$K46];0)" office:value-type="float" office:value="0" calcext:value-type="float">
            <text:p>0</text:p>
          </table:table-cell>
          <table:table-cell table:style-name="ce11" table:formula="of:=IF([.$C46]=&quot;Sécurité&quot;;[.$K46];0)" office:value-type="float" office:value="0" calcext:value-type="float">
            <text:p>0</text:p>
          </table:table-cell>
          <table:table-cell table:style-name="ce11" table:formula="of:=IF([.$C46]=&quot;Maintenance&quot;;[.$K46];0)" office:value-type="float" office:value="0" calcext:value-type="float">
            <text:p>0</text:p>
          </table:table-cell>
          <table:table-cell table:style-name="ce11" table:formula="of:=IF([.$C46]=&quot;Confort&quot;;[.$K46];0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table:number-columns-repeated="9"/>
          <table:table-cell table:formula="of:=IF(ISBLANK([.$B47]);&quot;&quot;;COM.MICROSOFT.CEILING.PRECISE(IF([.E47]=12;[.D47]*(1+[$Paramètres.$C$5]);IF([.E47]=230;[.D47]*(1+[$Paramètres.$C$4]);IF([.E47]=[$Paramètres.$C$6];[.D47];'err')));10))">
            <text:p/>
          </table:table-cell>
          <table:table-cell table:formula="of:=IF(ISBLANK([.$B47]);&quot;&quot;;[.J47]*[.F47])">
            <text:p/>
          </table:table-cell>
          <table:table-cell table:formula="of:=IF(ISBLANK([.$B47]);&quot;&quot;;IF([.G47]=&quot;x&quot;;[.J47];0))">
            <text:p/>
          </table:table-cell>
          <table:table-cell table:formula="of:=IF(ISBLANK([.$B47]);&quot;&quot;;IF([.F47]&gt;=[$Paramètres.$C$7];[.L47];0))">
            <text:p/>
          </table:table-cell>
          <table:table-cell table:formula="of:=IF(ISBLANK([.$B47]);&quot;&quot;;IF([.H47]=&quot;x&quot;;[.J47];0))">
            <text:p/>
          </table:table-cell>
          <table:table-cell table:formula="of:=IF(ISBLANK([.$B47]);&quot;&quot;;IF([.F47]&gt;=[$Paramètres.$C$7];[.N47];0))">
            <text:p/>
          </table:table-cell>
          <table:table-cell/>
          <table:table-cell table:formula="of:=IF([.$C47]=&quot;Navigation&quot;;[.$J47];0)" office:value-type="float" office:value="0" calcext:value-type="float">
            <text:p>0</text:p>
          </table:table-cell>
          <table:table-cell table:formula="of:=IF([.$C47]=&quot;Sécurité&quot;;[.$J47];0)" office:value-type="float" office:value="0" calcext:value-type="float">
            <text:p>0</text:p>
          </table:table-cell>
          <table:table-cell table:formula="of:=IF([.$C47]=&quot;Maintenance&quot;;[.$J47];0)" office:value-type="float" office:value="0" calcext:value-type="float">
            <text:p>0</text:p>
          </table:table-cell>
          <table:table-cell table:formula="of:=IF([.$C47]=&quot;Confort&quot;;[.$J47];0)" office:value-type="float" office:value="0" calcext:value-type="float">
            <text:p>0</text:p>
          </table:table-cell>
          <table:table-cell table:style-name="ce11" table:formula="of:=IF([.$C47]=&quot;Navigation&quot;;[.$K47];0)" office:value-type="float" office:value="0" calcext:value-type="float">
            <text:p>0</text:p>
          </table:table-cell>
          <table:table-cell table:style-name="ce11" table:formula="of:=IF([.$C47]=&quot;Sécurité&quot;;[.$K47];0)" office:value-type="float" office:value="0" calcext:value-type="float">
            <text:p>0</text:p>
          </table:table-cell>
          <table:table-cell table:style-name="ce11" table:formula="of:=IF([.$C47]=&quot;Maintenance&quot;;[.$K47];0)" office:value-type="float" office:value="0" calcext:value-type="float">
            <text:p>0</text:p>
          </table:table-cell>
          <table:table-cell table:style-name="ce11" table:formula="of:=IF([.$C47]=&quot;Confort&quot;;[.$K47];0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table:number-columns-repeated="9"/>
          <table:table-cell table:formula="of:=IF(ISBLANK([.$B48]);&quot;&quot;;COM.MICROSOFT.CEILING.PRECISE(IF([.E48]=12;[.D48]*(1+[$Paramètres.$C$5]);IF([.E48]=230;[.D48]*(1+[$Paramètres.$C$4]);IF([.E48]=[$Paramètres.$C$6];[.D48];'err')));10))">
            <text:p/>
          </table:table-cell>
          <table:table-cell table:formula="of:=IF(ISBLANK([.$B48]);&quot;&quot;;[.J48]*[.F48])">
            <text:p/>
          </table:table-cell>
          <table:table-cell table:formula="of:=IF(ISBLANK([.$B48]);&quot;&quot;;IF([.G48]=&quot;x&quot;;[.J48];0))">
            <text:p/>
          </table:table-cell>
          <table:table-cell table:formula="of:=IF(ISBLANK([.$B48]);&quot;&quot;;IF([.F48]&gt;=[$Paramètres.$C$7];[.L48];0))">
            <text:p/>
          </table:table-cell>
          <table:table-cell table:formula="of:=IF(ISBLANK([.$B48]);&quot;&quot;;IF([.H48]=&quot;x&quot;;[.J48];0))">
            <text:p/>
          </table:table-cell>
          <table:table-cell table:formula="of:=IF(ISBLANK([.$B48]);&quot;&quot;;IF([.F48]&gt;=[$Paramètres.$C$7];[.N48];0))">
            <text:p/>
          </table:table-cell>
          <table:table-cell/>
          <table:table-cell table:formula="of:=IF([.$C48]=&quot;Navigation&quot;;[.$J48];0)" office:value-type="float" office:value="0" calcext:value-type="float">
            <text:p>0</text:p>
          </table:table-cell>
          <table:table-cell table:formula="of:=IF([.$C48]=&quot;Sécurité&quot;;[.$J48];0)" office:value-type="float" office:value="0" calcext:value-type="float">
            <text:p>0</text:p>
          </table:table-cell>
          <table:table-cell table:formula="of:=IF([.$C48]=&quot;Maintenance&quot;;[.$J48];0)" office:value-type="float" office:value="0" calcext:value-type="float">
            <text:p>0</text:p>
          </table:table-cell>
          <table:table-cell table:formula="of:=IF([.$C48]=&quot;Confort&quot;;[.$J48];0)" office:value-type="float" office:value="0" calcext:value-type="float">
            <text:p>0</text:p>
          </table:table-cell>
          <table:table-cell table:style-name="ce11" table:formula="of:=IF([.$C48]=&quot;Navigation&quot;;[.$K48];0)" office:value-type="float" office:value="0" calcext:value-type="float">
            <text:p>0</text:p>
          </table:table-cell>
          <table:table-cell table:style-name="ce11" table:formula="of:=IF([.$C48]=&quot;Sécurité&quot;;[.$K48];0)" office:value-type="float" office:value="0" calcext:value-type="float">
            <text:p>0</text:p>
          </table:table-cell>
          <table:table-cell table:style-name="ce11" table:formula="of:=IF([.$C48]=&quot;Maintenance&quot;;[.$K48];0)" office:value-type="float" office:value="0" calcext:value-type="float">
            <text:p>0</text:p>
          </table:table-cell>
          <table:table-cell table:style-name="ce11" table:formula="of:=IF([.$C48]=&quot;Confort&quot;;[.$K48];0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table:number-columns-repeated="9"/>
          <table:table-cell table:formula="of:=IF(ISBLANK([.$B49]);&quot;&quot;;COM.MICROSOFT.CEILING.PRECISE(IF([.E49]=12;[.D49]*(1+[$Paramètres.$C$5]);IF([.E49]=230;[.D49]*(1+[$Paramètres.$C$4]);IF([.E49]=[$Paramètres.$C$6];[.D49];'err')));10))">
            <text:p/>
          </table:table-cell>
          <table:table-cell table:formula="of:=IF(ISBLANK([.$B49]);&quot;&quot;;[.J49]*[.F49])">
            <text:p/>
          </table:table-cell>
          <table:table-cell table:formula="of:=IF(ISBLANK([.$B49]);&quot;&quot;;IF([.G49]=&quot;x&quot;;[.J49];0))">
            <text:p/>
          </table:table-cell>
          <table:table-cell table:formula="of:=IF(ISBLANK([.$B49]);&quot;&quot;;IF([.F49]&gt;=[$Paramètres.$C$7];[.L49];0))">
            <text:p/>
          </table:table-cell>
          <table:table-cell table:formula="of:=IF(ISBLANK([.$B49]);&quot;&quot;;IF([.H49]=&quot;x&quot;;[.J49];0))">
            <text:p/>
          </table:table-cell>
          <table:table-cell table:formula="of:=IF(ISBLANK([.$B49]);&quot;&quot;;IF([.F49]&gt;=[$Paramètres.$C$7];[.N49];0))">
            <text:p/>
          </table:table-cell>
          <table:table-cell/>
          <table:table-cell table:formula="of:=IF([.$C49]=&quot;Navigation&quot;;[.$J49];0)" office:value-type="float" office:value="0" calcext:value-type="float">
            <text:p>0</text:p>
          </table:table-cell>
          <table:table-cell table:formula="of:=IF([.$C49]=&quot;Sécurité&quot;;[.$J49];0)" office:value-type="float" office:value="0" calcext:value-type="float">
            <text:p>0</text:p>
          </table:table-cell>
          <table:table-cell table:formula="of:=IF([.$C49]=&quot;Maintenance&quot;;[.$J49];0)" office:value-type="float" office:value="0" calcext:value-type="float">
            <text:p>0</text:p>
          </table:table-cell>
          <table:table-cell table:formula="of:=IF([.$C49]=&quot;Confort&quot;;[.$J49];0)" office:value-type="float" office:value="0" calcext:value-type="float">
            <text:p>0</text:p>
          </table:table-cell>
          <table:table-cell table:style-name="ce11" table:formula="of:=IF([.$C49]=&quot;Navigation&quot;;[.$K49];0)" office:value-type="float" office:value="0" calcext:value-type="float">
            <text:p>0</text:p>
          </table:table-cell>
          <table:table-cell table:style-name="ce11" table:formula="of:=IF([.$C49]=&quot;Sécurité&quot;;[.$K49];0)" office:value-type="float" office:value="0" calcext:value-type="float">
            <text:p>0</text:p>
          </table:table-cell>
          <table:table-cell table:style-name="ce11" table:formula="of:=IF([.$C49]=&quot;Maintenance&quot;;[.$K49];0)" office:value-type="float" office:value="0" calcext:value-type="float">
            <text:p>0</text:p>
          </table:table-cell>
          <table:table-cell table:style-name="ce11" table:formula="of:=IF([.$C49]=&quot;Confort&quot;;[.$K49];0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table:number-columns-repeated="9"/>
          <table:table-cell table:formula="of:=IF(ISBLANK([.$B50]);&quot;&quot;;COM.MICROSOFT.CEILING.PRECISE(IF([.E50]=12;[.D50]*(1+[$Paramètres.$C$5]);IF([.E50]=230;[.D50]*(1+[$Paramètres.$C$4]);IF([.E50]=[$Paramètres.$C$6];[.D50];'err')));10))">
            <text:p/>
          </table:table-cell>
          <table:table-cell table:formula="of:=IF(ISBLANK([.$B50]);&quot;&quot;;[.J50]*[.F50])">
            <text:p/>
          </table:table-cell>
          <table:table-cell table:formula="of:=IF(ISBLANK([.$B50]);&quot;&quot;;IF([.G50]=&quot;x&quot;;[.J50];0))">
            <text:p/>
          </table:table-cell>
          <table:table-cell table:formula="of:=IF(ISBLANK([.$B50]);&quot;&quot;;IF([.F50]&gt;=[$Paramètres.$C$7];[.L50];0))">
            <text:p/>
          </table:table-cell>
          <table:table-cell table:formula="of:=IF(ISBLANK([.$B50]);&quot;&quot;;IF([.H50]=&quot;x&quot;;[.J50];0))">
            <text:p/>
          </table:table-cell>
          <table:table-cell table:formula="of:=IF(ISBLANK([.$B50]);&quot;&quot;;IF([.F50]&gt;=[$Paramètres.$C$7];[.N50];0))">
            <text:p/>
          </table:table-cell>
          <table:table-cell/>
          <table:table-cell table:formula="of:=IF([.$C50]=&quot;Navigation&quot;;[.$J50];0)" office:value-type="float" office:value="0" calcext:value-type="float">
            <text:p>0</text:p>
          </table:table-cell>
          <table:table-cell table:formula="of:=IF([.$C50]=&quot;Sécurité&quot;;[.$J50];0)" office:value-type="float" office:value="0" calcext:value-type="float">
            <text:p>0</text:p>
          </table:table-cell>
          <table:table-cell table:formula="of:=IF([.$C50]=&quot;Maintenance&quot;;[.$J50];0)" office:value-type="float" office:value="0" calcext:value-type="float">
            <text:p>0</text:p>
          </table:table-cell>
          <table:table-cell table:formula="of:=IF([.$C50]=&quot;Confort&quot;;[.$J50];0)" office:value-type="float" office:value="0" calcext:value-type="float">
            <text:p>0</text:p>
          </table:table-cell>
          <table:table-cell table:style-name="ce11" table:formula="of:=IF([.$C50]=&quot;Navigation&quot;;[.$K50];0)" office:value-type="float" office:value="0" calcext:value-type="float">
            <text:p>0</text:p>
          </table:table-cell>
          <table:table-cell table:style-name="ce11" table:formula="of:=IF([.$C50]=&quot;Sécurité&quot;;[.$K50];0)" office:value-type="float" office:value="0" calcext:value-type="float">
            <text:p>0</text:p>
          </table:table-cell>
          <table:table-cell table:style-name="ce11" table:formula="of:=IF([.$C50]=&quot;Maintenance&quot;;[.$K50];0)" office:value-type="float" office:value="0" calcext:value-type="float">
            <text:p>0</text:p>
          </table:table-cell>
          <table:table-cell table:style-name="ce11" table:formula="of:=IF([.$C50]=&quot;Confort&quot;;[.$K50];0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table:number-columns-repeated="9"/>
          <table:table-cell table:formula="of:=IF(ISBLANK([.$B51]);&quot;&quot;;COM.MICROSOFT.CEILING.PRECISE(IF([.E51]=12;[.D51]*(1+[$Paramètres.$C$5]);IF([.E51]=230;[.D51]*(1+[$Paramètres.$C$4]);IF([.E51]=[$Paramètres.$C$6];[.D51];'err')));10))">
            <text:p/>
          </table:table-cell>
          <table:table-cell table:formula="of:=IF(ISBLANK([.$B51]);&quot;&quot;;[.J51]*[.F51])">
            <text:p/>
          </table:table-cell>
          <table:table-cell table:formula="of:=IF(ISBLANK([.$B51]);&quot;&quot;;IF([.G51]=&quot;x&quot;;[.J51];0))">
            <text:p/>
          </table:table-cell>
          <table:table-cell table:formula="of:=IF(ISBLANK([.$B51]);&quot;&quot;;IF([.F51]&gt;=[$Paramètres.$C$7];[.L51];0))">
            <text:p/>
          </table:table-cell>
          <table:table-cell table:formula="of:=IF(ISBLANK([.$B51]);&quot;&quot;;IF([.H51]=&quot;x&quot;;[.J51];0))">
            <text:p/>
          </table:table-cell>
          <table:table-cell table:formula="of:=IF(ISBLANK([.$B51]);&quot;&quot;;IF([.F51]&gt;=[$Paramètres.$C$7];[.N51];0))">
            <text:p/>
          </table:table-cell>
          <table:table-cell/>
          <table:table-cell table:formula="of:=IF([.$C51]=&quot;Navigation&quot;;[.$J51];0)" office:value-type="float" office:value="0" calcext:value-type="float">
            <text:p>0</text:p>
          </table:table-cell>
          <table:table-cell table:formula="of:=IF([.$C51]=&quot;Sécurité&quot;;[.$J51];0)" office:value-type="float" office:value="0" calcext:value-type="float">
            <text:p>0</text:p>
          </table:table-cell>
          <table:table-cell table:formula="of:=IF([.$C51]=&quot;Maintenance&quot;;[.$J51];0)" office:value-type="float" office:value="0" calcext:value-type="float">
            <text:p>0</text:p>
          </table:table-cell>
          <table:table-cell table:formula="of:=IF([.$C51]=&quot;Confort&quot;;[.$J51];0)" office:value-type="float" office:value="0" calcext:value-type="float">
            <text:p>0</text:p>
          </table:table-cell>
          <table:table-cell table:style-name="ce11" table:formula="of:=IF([.$C51]=&quot;Navigation&quot;;[.$K51];0)" office:value-type="float" office:value="0" calcext:value-type="float">
            <text:p>0</text:p>
          </table:table-cell>
          <table:table-cell table:style-name="ce11" table:formula="of:=IF([.$C51]=&quot;Sécurité&quot;;[.$K51];0)" office:value-type="float" office:value="0" calcext:value-type="float">
            <text:p>0</text:p>
          </table:table-cell>
          <table:table-cell table:style-name="ce11" table:formula="of:=IF([.$C51]=&quot;Maintenance&quot;;[.$K51];0)" office:value-type="float" office:value="0" calcext:value-type="float">
            <text:p>0</text:p>
          </table:table-cell>
          <table:table-cell table:style-name="ce11" table:formula="of:=IF([.$C51]=&quot;Confort&quot;;[.$K51];0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table:number-columns-repeated="9"/>
          <table:table-cell table:formula="of:=IF(ISBLANK([.$B52]);&quot;&quot;;COM.MICROSOFT.CEILING.PRECISE(IF([.E52]=12;[.D52]*(1+[$Paramètres.$C$5]);IF([.E52]=230;[.D52]*(1+[$Paramètres.$C$4]);IF([.E52]=[$Paramètres.$C$6];[.D52];'err')));10))">
            <text:p/>
          </table:table-cell>
          <table:table-cell table:formula="of:=IF(ISBLANK([.$B52]);&quot;&quot;;[.J52]*[.F52])">
            <text:p/>
          </table:table-cell>
          <table:table-cell table:formula="of:=IF(ISBLANK([.$B52]);&quot;&quot;;IF([.G52]=&quot;x&quot;;[.J52];0))">
            <text:p/>
          </table:table-cell>
          <table:table-cell table:formula="of:=IF(ISBLANK([.$B52]);&quot;&quot;;IF([.F52]&gt;=[$Paramètres.$C$7];[.L52];0))">
            <text:p/>
          </table:table-cell>
          <table:table-cell table:formula="of:=IF(ISBLANK([.$B52]);&quot;&quot;;IF([.H52]=&quot;x&quot;;[.J52];0))">
            <text:p/>
          </table:table-cell>
          <table:table-cell table:formula="of:=IF(ISBLANK([.$B52]);&quot;&quot;;IF([.F52]&gt;=[$Paramètres.$C$7];[.N52];0))">
            <text:p/>
          </table:table-cell>
          <table:table-cell/>
          <table:table-cell table:formula="of:=IF([.$C52]=&quot;Navigation&quot;;[.$J52];0)" office:value-type="float" office:value="0" calcext:value-type="float">
            <text:p>0</text:p>
          </table:table-cell>
          <table:table-cell table:formula="of:=IF([.$C52]=&quot;Sécurité&quot;;[.$J52];0)" office:value-type="float" office:value="0" calcext:value-type="float">
            <text:p>0</text:p>
          </table:table-cell>
          <table:table-cell table:formula="of:=IF([.$C52]=&quot;Maintenance&quot;;[.$J52];0)" office:value-type="float" office:value="0" calcext:value-type="float">
            <text:p>0</text:p>
          </table:table-cell>
          <table:table-cell table:formula="of:=IF([.$C52]=&quot;Confort&quot;;[.$J52];0)" office:value-type="float" office:value="0" calcext:value-type="float">
            <text:p>0</text:p>
          </table:table-cell>
          <table:table-cell table:style-name="ce11" table:formula="of:=IF([.$C52]=&quot;Navigation&quot;;[.$K52];0)" office:value-type="float" office:value="0" calcext:value-type="float">
            <text:p>0</text:p>
          </table:table-cell>
          <table:table-cell table:style-name="ce11" table:formula="of:=IF([.$C52]=&quot;Sécurité&quot;;[.$K52];0)" office:value-type="float" office:value="0" calcext:value-type="float">
            <text:p>0</text:p>
          </table:table-cell>
          <table:table-cell table:style-name="ce11" table:formula="of:=IF([.$C52]=&quot;Maintenance&quot;;[.$K52];0)" office:value-type="float" office:value="0" calcext:value-type="float">
            <text:p>0</text:p>
          </table:table-cell>
          <table:table-cell table:style-name="ce11" table:formula="of:=IF([.$C52]=&quot;Confort&quot;;[.$K52];0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table:number-columns-repeated="9"/>
          <table:table-cell table:formula="of:=IF(ISBLANK([.$B53]);&quot;&quot;;COM.MICROSOFT.CEILING.PRECISE(IF([.E53]=12;[.D53]*(1+[$Paramètres.$C$5]);IF([.E53]=230;[.D53]*(1+[$Paramètres.$C$4]);IF([.E53]=[$Paramètres.$C$6];[.D53];'err')));10))">
            <text:p/>
          </table:table-cell>
          <table:table-cell table:formula="of:=IF(ISBLANK([.$B53]);&quot;&quot;;[.J53]*[.F53])">
            <text:p/>
          </table:table-cell>
          <table:table-cell table:formula="of:=IF(ISBLANK([.$B53]);&quot;&quot;;IF([.G53]=&quot;x&quot;;[.J53];0))">
            <text:p/>
          </table:table-cell>
          <table:table-cell table:formula="of:=IF(ISBLANK([.$B53]);&quot;&quot;;IF([.F53]&gt;=[$Paramètres.$C$7];[.L53];0))">
            <text:p/>
          </table:table-cell>
          <table:table-cell table:formula="of:=IF(ISBLANK([.$B53]);&quot;&quot;;IF([.H53]=&quot;x&quot;;[.J53];0))">
            <text:p/>
          </table:table-cell>
          <table:table-cell table:formula="of:=IF(ISBLANK([.$B53]);&quot;&quot;;IF([.F53]&gt;=[$Paramètres.$C$7];[.N53];0))">
            <text:p/>
          </table:table-cell>
          <table:table-cell/>
          <table:table-cell table:formula="of:=IF([.$C53]=&quot;Navigation&quot;;[.$J53];0)" office:value-type="float" office:value="0" calcext:value-type="float">
            <text:p>0</text:p>
          </table:table-cell>
          <table:table-cell table:formula="of:=IF([.$C53]=&quot;Sécurité&quot;;[.$J53];0)" office:value-type="float" office:value="0" calcext:value-type="float">
            <text:p>0</text:p>
          </table:table-cell>
          <table:table-cell table:formula="of:=IF([.$C53]=&quot;Maintenance&quot;;[.$J53];0)" office:value-type="float" office:value="0" calcext:value-type="float">
            <text:p>0</text:p>
          </table:table-cell>
          <table:table-cell table:formula="of:=IF([.$C53]=&quot;Confort&quot;;[.$J53];0)" office:value-type="float" office:value="0" calcext:value-type="float">
            <text:p>0</text:p>
          </table:table-cell>
          <table:table-cell table:style-name="ce11" table:formula="of:=IF([.$C53]=&quot;Navigation&quot;;[.$K53];0)" office:value-type="float" office:value="0" calcext:value-type="float">
            <text:p>0</text:p>
          </table:table-cell>
          <table:table-cell table:style-name="ce11" table:formula="of:=IF([.$C53]=&quot;Sécurité&quot;;[.$K53];0)" office:value-type="float" office:value="0" calcext:value-type="float">
            <text:p>0</text:p>
          </table:table-cell>
          <table:table-cell table:style-name="ce11" table:formula="of:=IF([.$C53]=&quot;Maintenance&quot;;[.$K53];0)" office:value-type="float" office:value="0" calcext:value-type="float">
            <text:p>0</text:p>
          </table:table-cell>
          <table:table-cell table:style-name="ce11" table:formula="of:=IF([.$C53]=&quot;Confort&quot;;[.$K53];0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table:number-columns-repeated="9"/>
          <table:table-cell table:formula="of:=IF(ISBLANK([.$B54]);&quot;&quot;;COM.MICROSOFT.CEILING.PRECISE(IF([.E54]=12;[.D54]*(1+[$Paramètres.$C$5]);IF([.E54]=230;[.D54]*(1+[$Paramètres.$C$4]);IF([.E54]=[$Paramètres.$C$6];[.D54];'err')));10))">
            <text:p/>
          </table:table-cell>
          <table:table-cell table:formula="of:=IF(ISBLANK([.$B54]);&quot;&quot;;[.J54]*[.F54])">
            <text:p/>
          </table:table-cell>
          <table:table-cell table:formula="of:=IF(ISBLANK([.$B54]);&quot;&quot;;IF([.G54]=&quot;x&quot;;[.J54];0))">
            <text:p/>
          </table:table-cell>
          <table:table-cell table:formula="of:=IF(ISBLANK([.$B54]);&quot;&quot;;IF([.F54]&gt;=[$Paramètres.$C$7];[.L54];0))">
            <text:p/>
          </table:table-cell>
          <table:table-cell table:formula="of:=IF(ISBLANK([.$B54]);&quot;&quot;;IF([.H54]=&quot;x&quot;;[.J54];0))">
            <text:p/>
          </table:table-cell>
          <table:table-cell table:formula="of:=IF(ISBLANK([.$B54]);&quot;&quot;;IF([.F54]&gt;=[$Paramètres.$C$7];[.N54];0))">
            <text:p/>
          </table:table-cell>
          <table:table-cell/>
          <table:table-cell table:formula="of:=IF([.$C54]=&quot;Navigation&quot;;[.$J54];0)" office:value-type="float" office:value="0" calcext:value-type="float">
            <text:p>0</text:p>
          </table:table-cell>
          <table:table-cell table:formula="of:=IF([.$C54]=&quot;Sécurité&quot;;[.$J54];0)" office:value-type="float" office:value="0" calcext:value-type="float">
            <text:p>0</text:p>
          </table:table-cell>
          <table:table-cell table:formula="of:=IF([.$C54]=&quot;Maintenance&quot;;[.$J54];0)" office:value-type="float" office:value="0" calcext:value-type="float">
            <text:p>0</text:p>
          </table:table-cell>
          <table:table-cell table:formula="of:=IF([.$C54]=&quot;Confort&quot;;[.$J54];0)" office:value-type="float" office:value="0" calcext:value-type="float">
            <text:p>0</text:p>
          </table:table-cell>
          <table:table-cell table:style-name="ce11" table:formula="of:=IF([.$C54]=&quot;Navigation&quot;;[.$K54];0)" office:value-type="float" office:value="0" calcext:value-type="float">
            <text:p>0</text:p>
          </table:table-cell>
          <table:table-cell table:style-name="ce11" table:formula="of:=IF([.$C54]=&quot;Sécurité&quot;;[.$K54];0)" office:value-type="float" office:value="0" calcext:value-type="float">
            <text:p>0</text:p>
          </table:table-cell>
          <table:table-cell table:style-name="ce11" table:formula="of:=IF([.$C54]=&quot;Maintenance&quot;;[.$K54];0)" office:value-type="float" office:value="0" calcext:value-type="float">
            <text:p>0</text:p>
          </table:table-cell>
          <table:table-cell table:style-name="ce11" table:formula="of:=IF([.$C54]=&quot;Confort&quot;;[.$K54];0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table:number-columns-repeated="9"/>
          <table:table-cell table:formula="of:=IF(ISBLANK([.$B55]);&quot;&quot;;COM.MICROSOFT.CEILING.PRECISE(IF([.E55]=12;[.D55]*(1+[$Paramètres.$C$5]);IF([.E55]=230;[.D55]*(1+[$Paramètres.$C$4]);IF([.E55]=[$Paramètres.$C$6];[.D55];'err')));10))">
            <text:p/>
          </table:table-cell>
          <table:table-cell table:formula="of:=IF(ISBLANK([.$B55]);&quot;&quot;;[.J55]*[.F55])">
            <text:p/>
          </table:table-cell>
          <table:table-cell table:formula="of:=IF(ISBLANK([.$B55]);&quot;&quot;;IF([.G55]=&quot;x&quot;;[.J55];0))">
            <text:p/>
          </table:table-cell>
          <table:table-cell table:formula="of:=IF(ISBLANK([.$B55]);&quot;&quot;;IF([.F55]&gt;=[$Paramètres.$C$7];[.L55];0))">
            <text:p/>
          </table:table-cell>
          <table:table-cell table:formula="of:=IF(ISBLANK([.$B55]);&quot;&quot;;IF([.H55]=&quot;x&quot;;[.J55];0))">
            <text:p/>
          </table:table-cell>
          <table:table-cell table:formula="of:=IF(ISBLANK([.$B55]);&quot;&quot;;IF([.F55]&gt;=[$Paramètres.$C$7];[.N55];0))">
            <text:p/>
          </table:table-cell>
          <table:table-cell/>
          <table:table-cell table:formula="of:=IF([.$C55]=&quot;Navigation&quot;;[.$J55];0)" office:value-type="float" office:value="0" calcext:value-type="float">
            <text:p>0</text:p>
          </table:table-cell>
          <table:table-cell table:formula="of:=IF([.$C55]=&quot;Sécurité&quot;;[.$J55];0)" office:value-type="float" office:value="0" calcext:value-type="float">
            <text:p>0</text:p>
          </table:table-cell>
          <table:table-cell table:formula="of:=IF([.$C55]=&quot;Maintenance&quot;;[.$J55];0)" office:value-type="float" office:value="0" calcext:value-type="float">
            <text:p>0</text:p>
          </table:table-cell>
          <table:table-cell table:formula="of:=IF([.$C55]=&quot;Confort&quot;;[.$J55];0)" office:value-type="float" office:value="0" calcext:value-type="float">
            <text:p>0</text:p>
          </table:table-cell>
          <table:table-cell table:style-name="ce11" table:formula="of:=IF([.$C55]=&quot;Navigation&quot;;[.$K55];0)" office:value-type="float" office:value="0" calcext:value-type="float">
            <text:p>0</text:p>
          </table:table-cell>
          <table:table-cell table:style-name="ce11" table:formula="of:=IF([.$C55]=&quot;Sécurité&quot;;[.$K55];0)" office:value-type="float" office:value="0" calcext:value-type="float">
            <text:p>0</text:p>
          </table:table-cell>
          <table:table-cell table:style-name="ce11" table:formula="of:=IF([.$C55]=&quot;Maintenance&quot;;[.$K55];0)" office:value-type="float" office:value="0" calcext:value-type="float">
            <text:p>0</text:p>
          </table:table-cell>
          <table:table-cell table:style-name="ce11" table:formula="of:=IF([.$C55]=&quot;Confort&quot;;[.$K55];0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table:number-columns-repeated="9"/>
          <table:table-cell table:formula="of:=IF(ISBLANK([.$B56]);&quot;&quot;;COM.MICROSOFT.CEILING.PRECISE(IF([.E56]=12;[.D56]*(1+[$Paramètres.$C$5]);IF([.E56]=230;[.D56]*(1+[$Paramètres.$C$4]);IF([.E56]=[$Paramètres.$C$6];[.D56];'err')));10))">
            <text:p/>
          </table:table-cell>
          <table:table-cell table:formula="of:=IF(ISBLANK([.$B56]);&quot;&quot;;[.J56]*[.F56])">
            <text:p/>
          </table:table-cell>
          <table:table-cell table:formula="of:=IF(ISBLANK([.$B56]);&quot;&quot;;IF([.G56]=&quot;x&quot;;[.J56];0))">
            <text:p/>
          </table:table-cell>
          <table:table-cell table:formula="of:=IF(ISBLANK([.$B56]);&quot;&quot;;IF([.F56]&gt;=[$Paramètres.$C$7];[.L56];0))">
            <text:p/>
          </table:table-cell>
          <table:table-cell table:formula="of:=IF(ISBLANK([.$B56]);&quot;&quot;;IF([.H56]=&quot;x&quot;;[.J56];0))">
            <text:p/>
          </table:table-cell>
          <table:table-cell table:formula="of:=IF(ISBLANK([.$B56]);&quot;&quot;;IF([.F56]&gt;=[$Paramètres.$C$7];[.N56];0))">
            <text:p/>
          </table:table-cell>
          <table:table-cell/>
          <table:table-cell table:formula="of:=IF([.$C56]=&quot;Navigation&quot;;[.$J56];0)" office:value-type="float" office:value="0" calcext:value-type="float">
            <text:p>0</text:p>
          </table:table-cell>
          <table:table-cell table:formula="of:=IF([.$C56]=&quot;Sécurité&quot;;[.$J56];0)" office:value-type="float" office:value="0" calcext:value-type="float">
            <text:p>0</text:p>
          </table:table-cell>
          <table:table-cell table:formula="of:=IF([.$C56]=&quot;Maintenance&quot;;[.$J56];0)" office:value-type="float" office:value="0" calcext:value-type="float">
            <text:p>0</text:p>
          </table:table-cell>
          <table:table-cell table:formula="of:=IF([.$C56]=&quot;Confort&quot;;[.$J56];0)" office:value-type="float" office:value="0" calcext:value-type="float">
            <text:p>0</text:p>
          </table:table-cell>
          <table:table-cell table:style-name="ce11" table:formula="of:=IF([.$C56]=&quot;Navigation&quot;;[.$K56];0)" office:value-type="float" office:value="0" calcext:value-type="float">
            <text:p>0</text:p>
          </table:table-cell>
          <table:table-cell table:style-name="ce11" table:formula="of:=IF([.$C56]=&quot;Sécurité&quot;;[.$K56];0)" office:value-type="float" office:value="0" calcext:value-type="float">
            <text:p>0</text:p>
          </table:table-cell>
          <table:table-cell table:style-name="ce11" table:formula="of:=IF([.$C56]=&quot;Maintenance&quot;;[.$K56];0)" office:value-type="float" office:value="0" calcext:value-type="float">
            <text:p>0</text:p>
          </table:table-cell>
          <table:table-cell table:style-name="ce11" table:formula="of:=IF([.$C56]=&quot;Confort&quot;;[.$K56];0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table:number-columns-repeated="9"/>
          <table:table-cell table:formula="of:=IF(ISBLANK([.$B57]);&quot;&quot;;COM.MICROSOFT.CEILING.PRECISE(IF([.E57]=12;[.D57]*(1+[$Paramètres.$C$5]);IF([.E57]=230;[.D57]*(1+[$Paramètres.$C$4]);IF([.E57]=[$Paramètres.$C$6];[.D57];'err')));10))">
            <text:p/>
          </table:table-cell>
          <table:table-cell table:formula="of:=IF(ISBLANK([.$B57]);&quot;&quot;;[.J57]*[.F57])">
            <text:p/>
          </table:table-cell>
          <table:table-cell table:formula="of:=IF(ISBLANK([.$B57]);&quot;&quot;;IF([.G57]=&quot;x&quot;;[.J57];0))">
            <text:p/>
          </table:table-cell>
          <table:table-cell table:formula="of:=IF(ISBLANK([.$B57]);&quot;&quot;;IF([.F57]&gt;=[$Paramètres.$C$7];[.L57];0))">
            <text:p/>
          </table:table-cell>
          <table:table-cell table:formula="of:=IF(ISBLANK([.$B57]);&quot;&quot;;IF([.H57]=&quot;x&quot;;[.J57];0))">
            <text:p/>
          </table:table-cell>
          <table:table-cell table:formula="of:=IF(ISBLANK([.$B57]);&quot;&quot;;IF([.F57]&gt;=[$Paramètres.$C$7];[.N57];0))">
            <text:p/>
          </table:table-cell>
          <table:table-cell/>
          <table:table-cell table:formula="of:=IF([.$C57]=&quot;Navigation&quot;;[.$J57];0)" office:value-type="float" office:value="0" calcext:value-type="float">
            <text:p>0</text:p>
          </table:table-cell>
          <table:table-cell table:formula="of:=IF([.$C57]=&quot;Sécurité&quot;;[.$J57];0)" office:value-type="float" office:value="0" calcext:value-type="float">
            <text:p>0</text:p>
          </table:table-cell>
          <table:table-cell table:formula="of:=IF([.$C57]=&quot;Maintenance&quot;;[.$J57];0)" office:value-type="float" office:value="0" calcext:value-type="float">
            <text:p>0</text:p>
          </table:table-cell>
          <table:table-cell table:formula="of:=IF([.$C57]=&quot;Confort&quot;;[.$J57];0)" office:value-type="float" office:value="0" calcext:value-type="float">
            <text:p>0</text:p>
          </table:table-cell>
          <table:table-cell table:style-name="ce11" table:formula="of:=IF([.$C57]=&quot;Navigation&quot;;[.$K57];0)" office:value-type="float" office:value="0" calcext:value-type="float">
            <text:p>0</text:p>
          </table:table-cell>
          <table:table-cell table:style-name="ce11" table:formula="of:=IF([.$C57]=&quot;Sécurité&quot;;[.$K57];0)" office:value-type="float" office:value="0" calcext:value-type="float">
            <text:p>0</text:p>
          </table:table-cell>
          <table:table-cell table:style-name="ce11" table:formula="of:=IF([.$C57]=&quot;Maintenance&quot;;[.$K57];0)" office:value-type="float" office:value="0" calcext:value-type="float">
            <text:p>0</text:p>
          </table:table-cell>
          <table:table-cell table:style-name="ce11" table:formula="of:=IF([.$C57]=&quot;Confort&quot;;[.$K57];0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table:number-columns-repeated="9"/>
          <table:table-cell table:formula="of:=IF(ISBLANK([.$B58]);&quot;&quot;;COM.MICROSOFT.CEILING.PRECISE(IF([.E58]=12;[.D58]*(1+[$Paramètres.$C$5]);IF([.E58]=230;[.D58]*(1+[$Paramètres.$C$4]);IF([.E58]=[$Paramètres.$C$6];[.D58];'err')));10))">
            <text:p/>
          </table:table-cell>
          <table:table-cell table:formula="of:=IF(ISBLANK([.$B58]);&quot;&quot;;[.J58]*[.F58])">
            <text:p/>
          </table:table-cell>
          <table:table-cell table:formula="of:=IF(ISBLANK([.$B58]);&quot;&quot;;IF([.G58]=&quot;x&quot;;[.J58];0))">
            <text:p/>
          </table:table-cell>
          <table:table-cell table:formula="of:=IF(ISBLANK([.$B58]);&quot;&quot;;IF([.F58]&gt;=[$Paramètres.$C$7];[.L58];0))">
            <text:p/>
          </table:table-cell>
          <table:table-cell table:formula="of:=IF(ISBLANK([.$B58]);&quot;&quot;;IF([.H58]=&quot;x&quot;;[.J58];0))">
            <text:p/>
          </table:table-cell>
          <table:table-cell table:formula="of:=IF(ISBLANK([.$B58]);&quot;&quot;;IF([.F58]&gt;=[$Paramètres.$C$7];[.N58];0))">
            <text:p/>
          </table:table-cell>
          <table:table-cell/>
          <table:table-cell table:formula="of:=IF([.$C58]=&quot;Navigation&quot;;[.$J58];0)" office:value-type="float" office:value="0" calcext:value-type="float">
            <text:p>0</text:p>
          </table:table-cell>
          <table:table-cell table:formula="of:=IF([.$C58]=&quot;Sécurité&quot;;[.$J58];0)" office:value-type="float" office:value="0" calcext:value-type="float">
            <text:p>0</text:p>
          </table:table-cell>
          <table:table-cell table:formula="of:=IF([.$C58]=&quot;Maintenance&quot;;[.$J58];0)" office:value-type="float" office:value="0" calcext:value-type="float">
            <text:p>0</text:p>
          </table:table-cell>
          <table:table-cell table:formula="of:=IF([.$C58]=&quot;Confort&quot;;[.$J58];0)" office:value-type="float" office:value="0" calcext:value-type="float">
            <text:p>0</text:p>
          </table:table-cell>
          <table:table-cell table:style-name="ce11" table:formula="of:=IF([.$C58]=&quot;Navigation&quot;;[.$K58];0)" office:value-type="float" office:value="0" calcext:value-type="float">
            <text:p>0</text:p>
          </table:table-cell>
          <table:table-cell table:style-name="ce11" table:formula="of:=IF([.$C58]=&quot;Sécurité&quot;;[.$K58];0)" office:value-type="float" office:value="0" calcext:value-type="float">
            <text:p>0</text:p>
          </table:table-cell>
          <table:table-cell table:style-name="ce11" table:formula="of:=IF([.$C58]=&quot;Maintenance&quot;;[.$K58];0)" office:value-type="float" office:value="0" calcext:value-type="float">
            <text:p>0</text:p>
          </table:table-cell>
          <table:table-cell table:style-name="ce11" table:formula="of:=IF([.$C58]=&quot;Confort&quot;;[.$K58];0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table:number-columns-repeated="9"/>
          <table:table-cell table:formula="of:=IF(ISBLANK([.$B59]);&quot;&quot;;COM.MICROSOFT.CEILING.PRECISE(IF([.E59]=12;[.D59]*(1+[$Paramètres.$C$5]);IF([.E59]=230;[.D59]*(1+[$Paramètres.$C$4]);IF([.E59]=[$Paramètres.$C$6];[.D59];'err')));10))">
            <text:p/>
          </table:table-cell>
          <table:table-cell table:formula="of:=IF(ISBLANK([.$B59]);&quot;&quot;;[.J59]*[.F59])">
            <text:p/>
          </table:table-cell>
          <table:table-cell table:formula="of:=IF(ISBLANK([.$B59]);&quot;&quot;;IF([.G59]=&quot;x&quot;;[.J59];0))">
            <text:p/>
          </table:table-cell>
          <table:table-cell table:formula="of:=IF(ISBLANK([.$B59]);&quot;&quot;;IF([.F59]&gt;=[$Paramètres.$C$7];[.L59];0))">
            <text:p/>
          </table:table-cell>
          <table:table-cell table:formula="of:=IF(ISBLANK([.$B59]);&quot;&quot;;IF([.H59]=&quot;x&quot;;[.J59];0))">
            <text:p/>
          </table:table-cell>
          <table:table-cell table:formula="of:=IF(ISBLANK([.$B59]);&quot;&quot;;IF([.F59]&gt;=[$Paramètres.$C$7];[.N59];0))">
            <text:p/>
          </table:table-cell>
          <table:table-cell/>
          <table:table-cell table:formula="of:=IF([.$C59]=&quot;Navigation&quot;;[.$J59];0)" office:value-type="float" office:value="0" calcext:value-type="float">
            <text:p>0</text:p>
          </table:table-cell>
          <table:table-cell table:formula="of:=IF([.$C59]=&quot;Sécurité&quot;;[.$J59];0)" office:value-type="float" office:value="0" calcext:value-type="float">
            <text:p>0</text:p>
          </table:table-cell>
          <table:table-cell table:formula="of:=IF([.$C59]=&quot;Maintenance&quot;;[.$J59];0)" office:value-type="float" office:value="0" calcext:value-type="float">
            <text:p>0</text:p>
          </table:table-cell>
          <table:table-cell table:formula="of:=IF([.$C59]=&quot;Confort&quot;;[.$J59];0)" office:value-type="float" office:value="0" calcext:value-type="float">
            <text:p>0</text:p>
          </table:table-cell>
          <table:table-cell table:style-name="ce11" table:formula="of:=IF([.$C59]=&quot;Navigation&quot;;[.$K59];0)" office:value-type="float" office:value="0" calcext:value-type="float">
            <text:p>0</text:p>
          </table:table-cell>
          <table:table-cell table:style-name="ce11" table:formula="of:=IF([.$C59]=&quot;Sécurité&quot;;[.$K59];0)" office:value-type="float" office:value="0" calcext:value-type="float">
            <text:p>0</text:p>
          </table:table-cell>
          <table:table-cell table:style-name="ce11" table:formula="of:=IF([.$C59]=&quot;Maintenance&quot;;[.$K59];0)" office:value-type="float" office:value="0" calcext:value-type="float">
            <text:p>0</text:p>
          </table:table-cell>
          <table:table-cell table:style-name="ce11" table:formula="of:=IF([.$C59]=&quot;Confort&quot;;[.$K59];0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table:number-columns-repeated="9"/>
          <table:table-cell table:formula="of:=IF(ISBLANK([.$B60]);&quot;&quot;;COM.MICROSOFT.CEILING.PRECISE(IF([.E60]=12;[.D60]*(1+[$Paramètres.$C$5]);IF([.E60]=230;[.D60]*(1+[$Paramètres.$C$4]);IF([.E60]=[$Paramètres.$C$6];[.D60];'err')));10))">
            <text:p/>
          </table:table-cell>
          <table:table-cell table:formula="of:=IF(ISBLANK([.$B60]);&quot;&quot;;[.J60]*[.F60])">
            <text:p/>
          </table:table-cell>
          <table:table-cell table:formula="of:=IF(ISBLANK([.$B60]);&quot;&quot;;IF([.G60]=&quot;x&quot;;[.J60];0))">
            <text:p/>
          </table:table-cell>
          <table:table-cell table:formula="of:=IF(ISBLANK([.$B60]);&quot;&quot;;IF([.F60]&gt;=[$Paramètres.$C$7];[.L60];0))">
            <text:p/>
          </table:table-cell>
          <table:table-cell table:formula="of:=IF(ISBLANK([.$B60]);&quot;&quot;;IF([.H60]=&quot;x&quot;;[.J60];0))">
            <text:p/>
          </table:table-cell>
          <table:table-cell table:formula="of:=IF(ISBLANK([.$B60]);&quot;&quot;;IF([.F60]&gt;=[$Paramètres.$C$7];[.N60];0))">
            <text:p/>
          </table:table-cell>
          <table:table-cell/>
          <table:table-cell table:formula="of:=IF([.$C60]=&quot;Navigation&quot;;[.$J60];0)" office:value-type="float" office:value="0" calcext:value-type="float">
            <text:p>0</text:p>
          </table:table-cell>
          <table:table-cell table:formula="of:=IF([.$C60]=&quot;Sécurité&quot;;[.$J60];0)" office:value-type="float" office:value="0" calcext:value-type="float">
            <text:p>0</text:p>
          </table:table-cell>
          <table:table-cell table:formula="of:=IF([.$C60]=&quot;Maintenance&quot;;[.$J60];0)" office:value-type="float" office:value="0" calcext:value-type="float">
            <text:p>0</text:p>
          </table:table-cell>
          <table:table-cell table:formula="of:=IF([.$C60]=&quot;Confort&quot;;[.$J60];0)" office:value-type="float" office:value="0" calcext:value-type="float">
            <text:p>0</text:p>
          </table:table-cell>
          <table:table-cell table:style-name="ce11" table:formula="of:=IF([.$C60]=&quot;Navigation&quot;;[.$K60];0)" office:value-type="float" office:value="0" calcext:value-type="float">
            <text:p>0</text:p>
          </table:table-cell>
          <table:table-cell table:style-name="ce11" table:formula="of:=IF([.$C60]=&quot;Sécurité&quot;;[.$K60];0)" office:value-type="float" office:value="0" calcext:value-type="float">
            <text:p>0</text:p>
          </table:table-cell>
          <table:table-cell table:style-name="ce11" table:formula="of:=IF([.$C60]=&quot;Maintenance&quot;;[.$K60];0)" office:value-type="float" office:value="0" calcext:value-type="float">
            <text:p>0</text:p>
          </table:table-cell>
          <table:table-cell table:style-name="ce11" table:formula="of:=IF([.$C60]=&quot;Confort&quot;;[.$K60];0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table:number-columns-repeated="9"/>
          <table:table-cell table:formula="of:=IF(ISBLANK([.$B61]);&quot;&quot;;COM.MICROSOFT.CEILING.PRECISE(IF([.E61]=12;[.D61]*(1+[$Paramètres.$C$5]);IF([.E61]=230;[.D61]*(1+[$Paramètres.$C$4]);IF([.E61]=[$Paramètres.$C$6];[.D61];'err')));10))">
            <text:p/>
          </table:table-cell>
          <table:table-cell table:formula="of:=IF(ISBLANK([.$B61]);&quot;&quot;;[.J61]*[.F61])">
            <text:p/>
          </table:table-cell>
          <table:table-cell table:formula="of:=IF(ISBLANK([.$B61]);&quot;&quot;;IF([.G61]=&quot;x&quot;;[.J61];0))">
            <text:p/>
          </table:table-cell>
          <table:table-cell table:formula="of:=IF(ISBLANK([.$B61]);&quot;&quot;;IF([.F61]&gt;=[$Paramètres.$C$7];[.L61];0))">
            <text:p/>
          </table:table-cell>
          <table:table-cell table:formula="of:=IF(ISBLANK([.$B61]);&quot;&quot;;IF([.H61]=&quot;x&quot;;[.J61];0))">
            <text:p/>
          </table:table-cell>
          <table:table-cell table:formula="of:=IF(ISBLANK([.$B61]);&quot;&quot;;IF([.F61]&gt;=[$Paramètres.$C$7];[.N61];0))">
            <text:p/>
          </table:table-cell>
          <table:table-cell/>
          <table:table-cell table:formula="of:=IF([.$C61]=&quot;Navigation&quot;;[.$J61];0)" office:value-type="float" office:value="0" calcext:value-type="float">
            <text:p>0</text:p>
          </table:table-cell>
          <table:table-cell table:formula="of:=IF([.$C61]=&quot;Sécurité&quot;;[.$J61];0)" office:value-type="float" office:value="0" calcext:value-type="float">
            <text:p>0</text:p>
          </table:table-cell>
          <table:table-cell table:formula="of:=IF([.$C61]=&quot;Maintenance&quot;;[.$J61];0)" office:value-type="float" office:value="0" calcext:value-type="float">
            <text:p>0</text:p>
          </table:table-cell>
          <table:table-cell table:formula="of:=IF([.$C61]=&quot;Confort&quot;;[.$J61];0)" office:value-type="float" office:value="0" calcext:value-type="float">
            <text:p>0</text:p>
          </table:table-cell>
          <table:table-cell table:style-name="ce11" table:formula="of:=IF([.$C61]=&quot;Navigation&quot;;[.$K61];0)" office:value-type="float" office:value="0" calcext:value-type="float">
            <text:p>0</text:p>
          </table:table-cell>
          <table:table-cell table:style-name="ce11" table:formula="of:=IF([.$C61]=&quot;Sécurité&quot;;[.$K61];0)" office:value-type="float" office:value="0" calcext:value-type="float">
            <text:p>0</text:p>
          </table:table-cell>
          <table:table-cell table:style-name="ce11" table:formula="of:=IF([.$C61]=&quot;Maintenance&quot;;[.$K61];0)" office:value-type="float" office:value="0" calcext:value-type="float">
            <text:p>0</text:p>
          </table:table-cell>
          <table:table-cell table:style-name="ce11" table:formula="of:=IF([.$C61]=&quot;Confort&quot;;[.$K61];0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table:number-columns-repeated="9"/>
          <table:table-cell table:formula="of:=IF(ISBLANK([.$B62]);&quot;&quot;;COM.MICROSOFT.CEILING.PRECISE(IF([.E62]=12;[.D62]*(1+[$Paramètres.$C$5]);IF([.E62]=230;[.D62]*(1+[$Paramètres.$C$4]);IF([.E62]=[$Paramètres.$C$6];[.D62];'err')));10))">
            <text:p/>
          </table:table-cell>
          <table:table-cell table:formula="of:=IF(ISBLANK([.$B62]);&quot;&quot;;[.J62]*[.F62])">
            <text:p/>
          </table:table-cell>
          <table:table-cell table:formula="of:=IF(ISBLANK([.$B62]);&quot;&quot;;IF([.G62]=&quot;x&quot;;[.J62];0))">
            <text:p/>
          </table:table-cell>
          <table:table-cell table:formula="of:=IF(ISBLANK([.$B62]);&quot;&quot;;IF([.F62]&gt;=[$Paramètres.$C$7];[.L62];0))">
            <text:p/>
          </table:table-cell>
          <table:table-cell table:formula="of:=IF(ISBLANK([.$B62]);&quot;&quot;;IF([.H62]=&quot;x&quot;;[.J62];0))">
            <text:p/>
          </table:table-cell>
          <table:table-cell table:formula="of:=IF(ISBLANK([.$B62]);&quot;&quot;;IF([.F62]&gt;=[$Paramètres.$C$7];[.N62];0))">
            <text:p/>
          </table:table-cell>
          <table:table-cell/>
          <table:table-cell table:formula="of:=IF([.$C62]=&quot;Navigation&quot;;[.$J62];0)" office:value-type="float" office:value="0" calcext:value-type="float">
            <text:p>0</text:p>
          </table:table-cell>
          <table:table-cell table:formula="of:=IF([.$C62]=&quot;Sécurité&quot;;[.$J62];0)" office:value-type="float" office:value="0" calcext:value-type="float">
            <text:p>0</text:p>
          </table:table-cell>
          <table:table-cell table:formula="of:=IF([.$C62]=&quot;Maintenance&quot;;[.$J62];0)" office:value-type="float" office:value="0" calcext:value-type="float">
            <text:p>0</text:p>
          </table:table-cell>
          <table:table-cell table:formula="of:=IF([.$C62]=&quot;Confort&quot;;[.$J62];0)" office:value-type="float" office:value="0" calcext:value-type="float">
            <text:p>0</text:p>
          </table:table-cell>
          <table:table-cell table:style-name="ce11" table:formula="of:=IF([.$C62]=&quot;Navigation&quot;;[.$K62];0)" office:value-type="float" office:value="0" calcext:value-type="float">
            <text:p>0</text:p>
          </table:table-cell>
          <table:table-cell table:style-name="ce11" table:formula="of:=IF([.$C62]=&quot;Sécurité&quot;;[.$K62];0)" office:value-type="float" office:value="0" calcext:value-type="float">
            <text:p>0</text:p>
          </table:table-cell>
          <table:table-cell table:style-name="ce11" table:formula="of:=IF([.$C62]=&quot;Maintenance&quot;;[.$K62];0)" office:value-type="float" office:value="0" calcext:value-type="float">
            <text:p>0</text:p>
          </table:table-cell>
          <table:table-cell table:style-name="ce11" table:formula="of:=IF([.$C62]=&quot;Confort&quot;;[.$K62];0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table:number-columns-repeated="9"/>
          <table:table-cell table:formula="of:=IF(ISBLANK([.$B63]);&quot;&quot;;COM.MICROSOFT.CEILING.PRECISE(IF([.E63]=12;[.D63]*(1+[$Paramètres.$C$5]);IF([.E63]=230;[.D63]*(1+[$Paramètres.$C$4]);IF([.E63]=[$Paramètres.$C$6];[.D63];'err')));10))">
            <text:p/>
          </table:table-cell>
          <table:table-cell table:formula="of:=IF(ISBLANK([.$B63]);&quot;&quot;;[.J63]*[.F63])">
            <text:p/>
          </table:table-cell>
          <table:table-cell table:formula="of:=IF(ISBLANK([.$B63]);&quot;&quot;;IF([.G63]=&quot;x&quot;;[.J63];0))">
            <text:p/>
          </table:table-cell>
          <table:table-cell table:formula="of:=IF(ISBLANK([.$B63]);&quot;&quot;;IF([.F63]&gt;=[$Paramètres.$C$7];[.L63];0))">
            <text:p/>
          </table:table-cell>
          <table:table-cell table:formula="of:=IF(ISBLANK([.$B63]);&quot;&quot;;IF([.H63]=&quot;x&quot;;[.J63];0))">
            <text:p/>
          </table:table-cell>
          <table:table-cell table:formula="of:=IF(ISBLANK([.$B63]);&quot;&quot;;IF([.F63]&gt;=[$Paramètres.$C$7];[.N63];0))">
            <text:p/>
          </table:table-cell>
          <table:table-cell/>
          <table:table-cell table:formula="of:=IF([.$C63]=&quot;Navigation&quot;;[.$J63];0)" office:value-type="float" office:value="0" calcext:value-type="float">
            <text:p>0</text:p>
          </table:table-cell>
          <table:table-cell table:formula="of:=IF([.$C63]=&quot;Sécurité&quot;;[.$J63];0)" office:value-type="float" office:value="0" calcext:value-type="float">
            <text:p>0</text:p>
          </table:table-cell>
          <table:table-cell table:formula="of:=IF([.$C63]=&quot;Maintenance&quot;;[.$J63];0)" office:value-type="float" office:value="0" calcext:value-type="float">
            <text:p>0</text:p>
          </table:table-cell>
          <table:table-cell table:formula="of:=IF([.$C63]=&quot;Confort&quot;;[.$J63];0)" office:value-type="float" office:value="0" calcext:value-type="float">
            <text:p>0</text:p>
          </table:table-cell>
          <table:table-cell table:style-name="ce11" table:formula="of:=IF([.$C63]=&quot;Navigation&quot;;[.$K63];0)" office:value-type="float" office:value="0" calcext:value-type="float">
            <text:p>0</text:p>
          </table:table-cell>
          <table:table-cell table:style-name="ce11" table:formula="of:=IF([.$C63]=&quot;Sécurité&quot;;[.$K63];0)" office:value-type="float" office:value="0" calcext:value-type="float">
            <text:p>0</text:p>
          </table:table-cell>
          <table:table-cell table:style-name="ce11" table:formula="of:=IF([.$C63]=&quot;Maintenance&quot;;[.$K63];0)" office:value-type="float" office:value="0" calcext:value-type="float">
            <text:p>0</text:p>
          </table:table-cell>
          <table:table-cell table:style-name="ce11" table:formula="of:=IF([.$C63]=&quot;Confort&quot;;[.$K63];0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table:number-columns-repeated="9"/>
          <table:table-cell table:formula="of:=IF(ISBLANK([.$B64]);&quot;&quot;;COM.MICROSOFT.CEILING.PRECISE(IF([.E64]=12;[.D64]*(1+[$Paramètres.$C$5]);IF([.E64]=230;[.D64]*(1+[$Paramètres.$C$4]);IF([.E64]=[$Paramètres.$C$6];[.D64];'err')));10))">
            <text:p/>
          </table:table-cell>
          <table:table-cell table:formula="of:=IF(ISBLANK([.$B64]);&quot;&quot;;[.J64]*[.F64])">
            <text:p/>
          </table:table-cell>
          <table:table-cell table:formula="of:=IF(ISBLANK([.$B64]);&quot;&quot;;IF([.G64]=&quot;x&quot;;[.J64];0))">
            <text:p/>
          </table:table-cell>
          <table:table-cell table:formula="of:=IF(ISBLANK([.$B64]);&quot;&quot;;IF([.F64]&gt;=[$Paramètres.$C$7];[.L64];0))">
            <text:p/>
          </table:table-cell>
          <table:table-cell table:formula="of:=IF(ISBLANK([.$B64]);&quot;&quot;;IF([.H64]=&quot;x&quot;;[.J64];0))">
            <text:p/>
          </table:table-cell>
          <table:table-cell table:formula="of:=IF(ISBLANK([.$B64]);&quot;&quot;;IF([.F64]&gt;=[$Paramètres.$C$7];[.N64];0))">
            <text:p/>
          </table:table-cell>
          <table:table-cell/>
          <table:table-cell table:formula="of:=IF([.$C64]=&quot;Navigation&quot;;[.$J64];0)" office:value-type="float" office:value="0" calcext:value-type="float">
            <text:p>0</text:p>
          </table:table-cell>
          <table:table-cell table:formula="of:=IF([.$C64]=&quot;Sécurité&quot;;[.$J64];0)" office:value-type="float" office:value="0" calcext:value-type="float">
            <text:p>0</text:p>
          </table:table-cell>
          <table:table-cell table:formula="of:=IF([.$C64]=&quot;Maintenance&quot;;[.$J64];0)" office:value-type="float" office:value="0" calcext:value-type="float">
            <text:p>0</text:p>
          </table:table-cell>
          <table:table-cell table:formula="of:=IF([.$C64]=&quot;Confort&quot;;[.$J64];0)" office:value-type="float" office:value="0" calcext:value-type="float">
            <text:p>0</text:p>
          </table:table-cell>
          <table:table-cell table:style-name="ce11" table:formula="of:=IF([.$C64]=&quot;Navigation&quot;;[.$K64];0)" office:value-type="float" office:value="0" calcext:value-type="float">
            <text:p>0</text:p>
          </table:table-cell>
          <table:table-cell table:style-name="ce11" table:formula="of:=IF([.$C64]=&quot;Sécurité&quot;;[.$K64];0)" office:value-type="float" office:value="0" calcext:value-type="float">
            <text:p>0</text:p>
          </table:table-cell>
          <table:table-cell table:style-name="ce11" table:formula="of:=IF([.$C64]=&quot;Maintenance&quot;;[.$K64];0)" office:value-type="float" office:value="0" calcext:value-type="float">
            <text:p>0</text:p>
          </table:table-cell>
          <table:table-cell table:style-name="ce11" table:formula="of:=IF([.$C64]=&quot;Confort&quot;;[.$K64];0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table:number-columns-repeated="9"/>
          <table:table-cell table:formula="of:=IF(ISBLANK([.$B65]);&quot;&quot;;COM.MICROSOFT.CEILING.PRECISE(IF([.E65]=12;[.D65]*(1+[$Paramètres.$C$5]);IF([.E65]=230;[.D65]*(1+[$Paramètres.$C$4]);IF([.E65]=[$Paramètres.$C$6];[.D65];'err')));10))">
            <text:p/>
          </table:table-cell>
          <table:table-cell table:formula="of:=IF(ISBLANK([.$B65]);&quot;&quot;;[.J65]*[.F65])">
            <text:p/>
          </table:table-cell>
          <table:table-cell table:formula="of:=IF(ISBLANK([.$B65]);&quot;&quot;;IF([.G65]=&quot;x&quot;;[.J65];0))">
            <text:p/>
          </table:table-cell>
          <table:table-cell table:formula="of:=IF(ISBLANK([.$B65]);&quot;&quot;;IF([.F65]&gt;=[$Paramètres.$C$7];[.L65];0))">
            <text:p/>
          </table:table-cell>
          <table:table-cell table:formula="of:=IF(ISBLANK([.$B65]);&quot;&quot;;IF([.H65]=&quot;x&quot;;[.J65];0))">
            <text:p/>
          </table:table-cell>
          <table:table-cell table:formula="of:=IF(ISBLANK([.$B65]);&quot;&quot;;IF([.F65]&gt;=[$Paramètres.$C$7];[.N65];0))">
            <text:p/>
          </table:table-cell>
          <table:table-cell/>
          <table:table-cell table:formula="of:=IF([.$C65]=&quot;Navigation&quot;;[.$J65];0)" office:value-type="float" office:value="0" calcext:value-type="float">
            <text:p>0</text:p>
          </table:table-cell>
          <table:table-cell table:formula="of:=IF([.$C65]=&quot;Sécurité&quot;;[.$J65];0)" office:value-type="float" office:value="0" calcext:value-type="float">
            <text:p>0</text:p>
          </table:table-cell>
          <table:table-cell table:formula="of:=IF([.$C65]=&quot;Maintenance&quot;;[.$J65];0)" office:value-type="float" office:value="0" calcext:value-type="float">
            <text:p>0</text:p>
          </table:table-cell>
          <table:table-cell table:formula="of:=IF([.$C65]=&quot;Confort&quot;;[.$J65];0)" office:value-type="float" office:value="0" calcext:value-type="float">
            <text:p>0</text:p>
          </table:table-cell>
          <table:table-cell table:style-name="ce11" table:formula="of:=IF([.$C65]=&quot;Navigation&quot;;[.$K65];0)" office:value-type="float" office:value="0" calcext:value-type="float">
            <text:p>0</text:p>
          </table:table-cell>
          <table:table-cell table:style-name="ce11" table:formula="of:=IF([.$C65]=&quot;Sécurité&quot;;[.$K65];0)" office:value-type="float" office:value="0" calcext:value-type="float">
            <text:p>0</text:p>
          </table:table-cell>
          <table:table-cell table:style-name="ce11" table:formula="of:=IF([.$C65]=&quot;Maintenance&quot;;[.$K65];0)" office:value-type="float" office:value="0" calcext:value-type="float">
            <text:p>0</text:p>
          </table:table-cell>
          <table:table-cell table:style-name="ce11" table:formula="of:=IF([.$C65]=&quot;Confort&quot;;[.$K65];0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table:number-columns-repeated="9"/>
          <table:table-cell table:formula="of:=IF(ISBLANK([.$B66]);&quot;&quot;;COM.MICROSOFT.CEILING.PRECISE(IF([.E66]=12;[.D66]*(1+[$Paramètres.$C$5]);IF([.E66]=230;[.D66]*(1+[$Paramètres.$C$4]);IF([.E66]=[$Paramètres.$C$6];[.D66];'err')));10))">
            <text:p/>
          </table:table-cell>
          <table:table-cell table:formula="of:=IF(ISBLANK([.$B66]);&quot;&quot;;[.J66]*[.F66])">
            <text:p/>
          </table:table-cell>
          <table:table-cell table:formula="of:=IF(ISBLANK([.$B66]);&quot;&quot;;IF([.G66]=&quot;x&quot;;[.J66];0))">
            <text:p/>
          </table:table-cell>
          <table:table-cell table:formula="of:=IF(ISBLANK([.$B66]);&quot;&quot;;IF([.F66]&gt;=[$Paramètres.$C$7];[.L66];0))">
            <text:p/>
          </table:table-cell>
          <table:table-cell table:formula="of:=IF(ISBLANK([.$B66]);&quot;&quot;;IF([.H66]=&quot;x&quot;;[.J66];0))">
            <text:p/>
          </table:table-cell>
          <table:table-cell table:formula="of:=IF(ISBLANK([.$B66]);&quot;&quot;;IF([.F66]&gt;=[$Paramètres.$C$7];[.N66];0))">
            <text:p/>
          </table:table-cell>
          <table:table-cell/>
          <table:table-cell table:formula="of:=IF([.$C66]=&quot;Navigation&quot;;[.$J66];0)" office:value-type="float" office:value="0" calcext:value-type="float">
            <text:p>0</text:p>
          </table:table-cell>
          <table:table-cell table:formula="of:=IF([.$C66]=&quot;Sécurité&quot;;[.$J66];0)" office:value-type="float" office:value="0" calcext:value-type="float">
            <text:p>0</text:p>
          </table:table-cell>
          <table:table-cell table:formula="of:=IF([.$C66]=&quot;Maintenance&quot;;[.$J66];0)" office:value-type="float" office:value="0" calcext:value-type="float">
            <text:p>0</text:p>
          </table:table-cell>
          <table:table-cell table:formula="of:=IF([.$C66]=&quot;Confort&quot;;[.$J66];0)" office:value-type="float" office:value="0" calcext:value-type="float">
            <text:p>0</text:p>
          </table:table-cell>
          <table:table-cell table:style-name="ce11" table:formula="of:=IF([.$C66]=&quot;Navigation&quot;;[.$K66];0)" office:value-type="float" office:value="0" calcext:value-type="float">
            <text:p>0</text:p>
          </table:table-cell>
          <table:table-cell table:style-name="ce11" table:formula="of:=IF([.$C66]=&quot;Sécurité&quot;;[.$K66];0)" office:value-type="float" office:value="0" calcext:value-type="float">
            <text:p>0</text:p>
          </table:table-cell>
          <table:table-cell table:style-name="ce11" table:formula="of:=IF([.$C66]=&quot;Maintenance&quot;;[.$K66];0)" office:value-type="float" office:value="0" calcext:value-type="float">
            <text:p>0</text:p>
          </table:table-cell>
          <table:table-cell table:style-name="ce11" table:formula="of:=IF([.$C66]=&quot;Confort&quot;;[.$K66];0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table:number-columns-repeated="9"/>
          <table:table-cell table:formula="of:=IF(ISBLANK([.$B67]);&quot;&quot;;COM.MICROSOFT.CEILING.PRECISE(IF([.E67]=12;[.D67]*(1+[$Paramètres.$C$5]);IF([.E67]=230;[.D67]*(1+[$Paramètres.$C$4]);IF([.E67]=[$Paramètres.$C$6];[.D67];'err')));10))">
            <text:p/>
          </table:table-cell>
          <table:table-cell table:formula="of:=IF(ISBLANK([.$B67]);&quot;&quot;;[.J67]*[.F67])">
            <text:p/>
          </table:table-cell>
          <table:table-cell table:formula="of:=IF(ISBLANK([.$B67]);&quot;&quot;;IF([.G67]=&quot;x&quot;;[.J67];0))">
            <text:p/>
          </table:table-cell>
          <table:table-cell table:formula="of:=IF(ISBLANK([.$B67]);&quot;&quot;;IF([.F67]&gt;=[$Paramètres.$C$7];[.L67];0))">
            <text:p/>
          </table:table-cell>
          <table:table-cell table:formula="of:=IF(ISBLANK([.$B67]);&quot;&quot;;IF([.H67]=&quot;x&quot;;[.J67];0))">
            <text:p/>
          </table:table-cell>
          <table:table-cell table:formula="of:=IF(ISBLANK([.$B67]);&quot;&quot;;IF([.F67]&gt;=[$Paramètres.$C$7];[.N67];0))">
            <text:p/>
          </table:table-cell>
          <table:table-cell/>
          <table:table-cell table:formula="of:=IF([.$C67]=&quot;Navigation&quot;;[.$J67];0)" office:value-type="float" office:value="0" calcext:value-type="float">
            <text:p>0</text:p>
          </table:table-cell>
          <table:table-cell table:formula="of:=IF([.$C67]=&quot;Sécurité&quot;;[.$J67];0)" office:value-type="float" office:value="0" calcext:value-type="float">
            <text:p>0</text:p>
          </table:table-cell>
          <table:table-cell table:formula="of:=IF([.$C67]=&quot;Maintenance&quot;;[.$J67];0)" office:value-type="float" office:value="0" calcext:value-type="float">
            <text:p>0</text:p>
          </table:table-cell>
          <table:table-cell table:formula="of:=IF([.$C67]=&quot;Confort&quot;;[.$J67];0)" office:value-type="float" office:value="0" calcext:value-type="float">
            <text:p>0</text:p>
          </table:table-cell>
          <table:table-cell table:style-name="ce11" table:formula="of:=IF([.$C67]=&quot;Navigation&quot;;[.$K67];0)" office:value-type="float" office:value="0" calcext:value-type="float">
            <text:p>0</text:p>
          </table:table-cell>
          <table:table-cell table:style-name="ce11" table:formula="of:=IF([.$C67]=&quot;Sécurité&quot;;[.$K67];0)" office:value-type="float" office:value="0" calcext:value-type="float">
            <text:p>0</text:p>
          </table:table-cell>
          <table:table-cell table:style-name="ce11" table:formula="of:=IF([.$C67]=&quot;Maintenance&quot;;[.$K67];0)" office:value-type="float" office:value="0" calcext:value-type="float">
            <text:p>0</text:p>
          </table:table-cell>
          <table:table-cell table:style-name="ce11" table:formula="of:=IF([.$C67]=&quot;Confort&quot;;[.$K67];0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table:number-columns-repeated="9"/>
          <table:table-cell table:formula="of:=IF(ISBLANK([.$B68]);&quot;&quot;;COM.MICROSOFT.CEILING.PRECISE(IF([.E68]=12;[.D68]*(1+[$Paramètres.$C$5]);IF([.E68]=230;[.D68]*(1+[$Paramètres.$C$4]);IF([.E68]=[$Paramètres.$C$6];[.D68];'err')));10))">
            <text:p/>
          </table:table-cell>
          <table:table-cell table:formula="of:=IF(ISBLANK([.$B68]);&quot;&quot;;[.J68]*[.F68])">
            <text:p/>
          </table:table-cell>
          <table:table-cell table:formula="of:=IF(ISBLANK([.$B68]);&quot;&quot;;IF([.G68]=&quot;x&quot;;[.J68];0))">
            <text:p/>
          </table:table-cell>
          <table:table-cell table:formula="of:=IF(ISBLANK([.$B68]);&quot;&quot;;IF([.F68]&gt;=[$Paramètres.$C$7];[.L68];0))">
            <text:p/>
          </table:table-cell>
          <table:table-cell table:formula="of:=IF(ISBLANK([.$B68]);&quot;&quot;;IF([.H68]=&quot;x&quot;;[.J68];0))">
            <text:p/>
          </table:table-cell>
          <table:table-cell table:formula="of:=IF(ISBLANK([.$B68]);&quot;&quot;;IF([.F68]&gt;=[$Paramètres.$C$7];[.N68];0))">
            <text:p/>
          </table:table-cell>
          <table:table-cell/>
          <table:table-cell table:formula="of:=IF([.$C68]=&quot;Navigation&quot;;[.$J68];0)" office:value-type="float" office:value="0" calcext:value-type="float">
            <text:p>0</text:p>
          </table:table-cell>
          <table:table-cell table:formula="of:=IF([.$C68]=&quot;Sécurité&quot;;[.$J68];0)" office:value-type="float" office:value="0" calcext:value-type="float">
            <text:p>0</text:p>
          </table:table-cell>
          <table:table-cell table:formula="of:=IF([.$C68]=&quot;Maintenance&quot;;[.$J68];0)" office:value-type="float" office:value="0" calcext:value-type="float">
            <text:p>0</text:p>
          </table:table-cell>
          <table:table-cell table:formula="of:=IF([.$C68]=&quot;Confort&quot;;[.$J68];0)" office:value-type="float" office:value="0" calcext:value-type="float">
            <text:p>0</text:p>
          </table:table-cell>
          <table:table-cell table:style-name="ce11" table:formula="of:=IF([.$C68]=&quot;Navigation&quot;;[.$K68];0)" office:value-type="float" office:value="0" calcext:value-type="float">
            <text:p>0</text:p>
          </table:table-cell>
          <table:table-cell table:style-name="ce11" table:formula="of:=IF([.$C68]=&quot;Sécurité&quot;;[.$K68];0)" office:value-type="float" office:value="0" calcext:value-type="float">
            <text:p>0</text:p>
          </table:table-cell>
          <table:table-cell table:style-name="ce11" table:formula="of:=IF([.$C68]=&quot;Maintenance&quot;;[.$K68];0)" office:value-type="float" office:value="0" calcext:value-type="float">
            <text:p>0</text:p>
          </table:table-cell>
          <table:table-cell table:style-name="ce11" table:formula="of:=IF([.$C68]=&quot;Confort&quot;;[.$K68];0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table:number-columns-repeated="9"/>
          <table:table-cell table:formula="of:=IF(ISBLANK([.$B69]);&quot;&quot;;COM.MICROSOFT.CEILING.PRECISE(IF([.E69]=12;[.D69]*(1+[$Paramètres.$C$5]);IF([.E69]=230;[.D69]*(1+[$Paramètres.$C$4]);IF([.E69]=[$Paramètres.$C$6];[.D69];'err')));10))">
            <text:p/>
          </table:table-cell>
          <table:table-cell table:formula="of:=IF(ISBLANK([.$B69]);&quot;&quot;;[.J69]*[.F69])">
            <text:p/>
          </table:table-cell>
          <table:table-cell table:formula="of:=IF(ISBLANK([.$B69]);&quot;&quot;;IF([.G69]=&quot;x&quot;;[.J69];0))">
            <text:p/>
          </table:table-cell>
          <table:table-cell table:formula="of:=IF(ISBLANK([.$B69]);&quot;&quot;;IF([.F69]&gt;=[$Paramètres.$C$7];[.L69];0))">
            <text:p/>
          </table:table-cell>
          <table:table-cell table:formula="of:=IF(ISBLANK([.$B69]);&quot;&quot;;IF([.H69]=&quot;x&quot;;[.J69];0))">
            <text:p/>
          </table:table-cell>
          <table:table-cell table:formula="of:=IF(ISBLANK([.$B69]);&quot;&quot;;IF([.F69]&gt;=[$Paramètres.$C$7];[.N69];0))">
            <text:p/>
          </table:table-cell>
          <table:table-cell/>
          <table:table-cell table:formula="of:=IF([.$C69]=&quot;Navigation&quot;;[.$J69];0)" office:value-type="float" office:value="0" calcext:value-type="float">
            <text:p>0</text:p>
          </table:table-cell>
          <table:table-cell table:formula="of:=IF([.$C69]=&quot;Sécurité&quot;;[.$J69];0)" office:value-type="float" office:value="0" calcext:value-type="float">
            <text:p>0</text:p>
          </table:table-cell>
          <table:table-cell table:formula="of:=IF([.$C69]=&quot;Maintenance&quot;;[.$J69];0)" office:value-type="float" office:value="0" calcext:value-type="float">
            <text:p>0</text:p>
          </table:table-cell>
          <table:table-cell table:formula="of:=IF([.$C69]=&quot;Confort&quot;;[.$J69];0)" office:value-type="float" office:value="0" calcext:value-type="float">
            <text:p>0</text:p>
          </table:table-cell>
          <table:table-cell table:style-name="ce11" table:formula="of:=IF([.$C69]=&quot;Navigation&quot;;[.$K69];0)" office:value-type="float" office:value="0" calcext:value-type="float">
            <text:p>0</text:p>
          </table:table-cell>
          <table:table-cell table:style-name="ce11" table:formula="of:=IF([.$C69]=&quot;Sécurité&quot;;[.$K69];0)" office:value-type="float" office:value="0" calcext:value-type="float">
            <text:p>0</text:p>
          </table:table-cell>
          <table:table-cell table:style-name="ce11" table:formula="of:=IF([.$C69]=&quot;Maintenance&quot;;[.$K69];0)" office:value-type="float" office:value="0" calcext:value-type="float">
            <text:p>0</text:p>
          </table:table-cell>
          <table:table-cell table:style-name="ce11" table:formula="of:=IF([.$C69]=&quot;Confort&quot;;[.$K69];0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table:number-columns-repeated="9"/>
          <table:table-cell table:formula="of:=IF(ISBLANK([.$B70]);&quot;&quot;;COM.MICROSOFT.CEILING.PRECISE(IF([.E70]=12;[.D70]*(1+[$Paramètres.$C$5]);IF([.E70]=230;[.D70]*(1+[$Paramètres.$C$4]);IF([.E70]=[$Paramètres.$C$6];[.D70];'err')));10))">
            <text:p/>
          </table:table-cell>
          <table:table-cell table:formula="of:=IF(ISBLANK([.$B70]);&quot;&quot;;[.J70]*[.F70])">
            <text:p/>
          </table:table-cell>
          <table:table-cell table:formula="of:=IF(ISBLANK([.$B70]);&quot;&quot;;IF([.G70]=&quot;x&quot;;[.J70];0))">
            <text:p/>
          </table:table-cell>
          <table:table-cell table:formula="of:=IF(ISBLANK([.$B70]);&quot;&quot;;IF([.F70]&gt;=[$Paramètres.$C$7];[.L70];0))">
            <text:p/>
          </table:table-cell>
          <table:table-cell table:formula="of:=IF(ISBLANK([.$B70]);&quot;&quot;;IF([.H70]=&quot;x&quot;;[.J70];0))">
            <text:p/>
          </table:table-cell>
          <table:table-cell table:formula="of:=IF(ISBLANK([.$B70]);&quot;&quot;;IF([.F70]&gt;=[$Paramètres.$C$7];[.N70];0))">
            <text:p/>
          </table:table-cell>
          <table:table-cell/>
          <table:table-cell table:formula="of:=IF([.$C70]=&quot;Navigation&quot;;[.$J70];0)" office:value-type="float" office:value="0" calcext:value-type="float">
            <text:p>0</text:p>
          </table:table-cell>
          <table:table-cell table:formula="of:=IF([.$C70]=&quot;Sécurité&quot;;[.$J70];0)" office:value-type="float" office:value="0" calcext:value-type="float">
            <text:p>0</text:p>
          </table:table-cell>
          <table:table-cell table:formula="of:=IF([.$C70]=&quot;Maintenance&quot;;[.$J70];0)" office:value-type="float" office:value="0" calcext:value-type="float">
            <text:p>0</text:p>
          </table:table-cell>
          <table:table-cell table:formula="of:=IF([.$C70]=&quot;Confort&quot;;[.$J70];0)" office:value-type="float" office:value="0" calcext:value-type="float">
            <text:p>0</text:p>
          </table:table-cell>
          <table:table-cell table:style-name="ce11" table:formula="of:=IF([.$C70]=&quot;Navigation&quot;;[.$K70];0)" office:value-type="float" office:value="0" calcext:value-type="float">
            <text:p>0</text:p>
          </table:table-cell>
          <table:table-cell table:style-name="ce11" table:formula="of:=IF([.$C70]=&quot;Sécurité&quot;;[.$K70];0)" office:value-type="float" office:value="0" calcext:value-type="float">
            <text:p>0</text:p>
          </table:table-cell>
          <table:table-cell table:style-name="ce11" table:formula="of:=IF([.$C70]=&quot;Maintenance&quot;;[.$K70];0)" office:value-type="float" office:value="0" calcext:value-type="float">
            <text:p>0</text:p>
          </table:table-cell>
          <table:table-cell table:style-name="ce11" table:formula="of:=IF([.$C70]=&quot;Confort&quot;;[.$K70];0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table:number-columns-repeated="9"/>
          <table:table-cell table:formula="of:=IF(ISBLANK([.$B71]);&quot;&quot;;COM.MICROSOFT.CEILING.PRECISE(IF([.E71]=12;[.D71]*(1+[$Paramètres.$C$5]);IF([.E71]=230;[.D71]*(1+[$Paramètres.$C$4]);IF([.E71]=[$Paramètres.$C$6];[.D71];'err')));10))">
            <text:p/>
          </table:table-cell>
          <table:table-cell table:formula="of:=IF(ISBLANK([.$B71]);&quot;&quot;;[.J71]*[.F71])">
            <text:p/>
          </table:table-cell>
          <table:table-cell table:formula="of:=IF(ISBLANK([.$B71]);&quot;&quot;;IF([.G71]=&quot;x&quot;;[.J71];0))">
            <text:p/>
          </table:table-cell>
          <table:table-cell table:formula="of:=IF(ISBLANK([.$B71]);&quot;&quot;;IF([.F71]&gt;=[$Paramètres.$C$7];[.L71];0))">
            <text:p/>
          </table:table-cell>
          <table:table-cell table:formula="of:=IF(ISBLANK([.$B71]);&quot;&quot;;IF([.H71]=&quot;x&quot;;[.J71];0))">
            <text:p/>
          </table:table-cell>
          <table:table-cell table:formula="of:=IF(ISBLANK([.$B71]);&quot;&quot;;IF([.F71]&gt;=[$Paramètres.$C$7];[.N71];0))">
            <text:p/>
          </table:table-cell>
          <table:table-cell/>
          <table:table-cell table:formula="of:=IF([.$C71]=&quot;Navigation&quot;;[.$J71];0)" office:value-type="float" office:value="0" calcext:value-type="float">
            <text:p>0</text:p>
          </table:table-cell>
          <table:table-cell table:formula="of:=IF([.$C71]=&quot;Sécurité&quot;;[.$J71];0)" office:value-type="float" office:value="0" calcext:value-type="float">
            <text:p>0</text:p>
          </table:table-cell>
          <table:table-cell table:formula="of:=IF([.$C71]=&quot;Maintenance&quot;;[.$J71];0)" office:value-type="float" office:value="0" calcext:value-type="float">
            <text:p>0</text:p>
          </table:table-cell>
          <table:table-cell table:formula="of:=IF([.$C71]=&quot;Confort&quot;;[.$J71];0)" office:value-type="float" office:value="0" calcext:value-type="float">
            <text:p>0</text:p>
          </table:table-cell>
          <table:table-cell table:style-name="ce11" table:formula="of:=IF([.$C71]=&quot;Navigation&quot;;[.$K71];0)" office:value-type="float" office:value="0" calcext:value-type="float">
            <text:p>0</text:p>
          </table:table-cell>
          <table:table-cell table:style-name="ce11" table:formula="of:=IF([.$C71]=&quot;Sécurité&quot;;[.$K71];0)" office:value-type="float" office:value="0" calcext:value-type="float">
            <text:p>0</text:p>
          </table:table-cell>
          <table:table-cell table:style-name="ce11" table:formula="of:=IF([.$C71]=&quot;Maintenance&quot;;[.$K71];0)" office:value-type="float" office:value="0" calcext:value-type="float">
            <text:p>0</text:p>
          </table:table-cell>
          <table:table-cell table:style-name="ce11" table:formula="of:=IF([.$C71]=&quot;Confort&quot;;[.$K71];0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table:number-columns-repeated="9"/>
          <table:table-cell table:formula="of:=IF(ISBLANK([.$B72]);&quot;&quot;;COM.MICROSOFT.CEILING.PRECISE(IF([.E72]=12;[.D72]*(1+[$Paramètres.$C$5]);IF([.E72]=230;[.D72]*(1+[$Paramètres.$C$4]);IF([.E72]=[$Paramètres.$C$6];[.D72];'err')));10))">
            <text:p/>
          </table:table-cell>
          <table:table-cell table:formula="of:=IF(ISBLANK([.$B72]);&quot;&quot;;[.J72]*[.F72])">
            <text:p/>
          </table:table-cell>
          <table:table-cell table:formula="of:=IF(ISBLANK([.$B72]);&quot;&quot;;IF([.G72]=&quot;x&quot;;[.J72];0))">
            <text:p/>
          </table:table-cell>
          <table:table-cell table:formula="of:=IF(ISBLANK([.$B72]);&quot;&quot;;IF([.F72]&gt;=[$Paramètres.$C$7];[.L72];0))">
            <text:p/>
          </table:table-cell>
          <table:table-cell table:formula="of:=IF(ISBLANK([.$B72]);&quot;&quot;;IF([.H72]=&quot;x&quot;;[.J72];0))">
            <text:p/>
          </table:table-cell>
          <table:table-cell table:formula="of:=IF(ISBLANK([.$B72]);&quot;&quot;;IF([.F72]&gt;=[$Paramètres.$C$7];[.N72];0))">
            <text:p/>
          </table:table-cell>
          <table:table-cell/>
          <table:table-cell table:formula="of:=IF([.$C72]=&quot;Navigation&quot;;[.$J72];0)" office:value-type="float" office:value="0" calcext:value-type="float">
            <text:p>0</text:p>
          </table:table-cell>
          <table:table-cell table:formula="of:=IF([.$C72]=&quot;Sécurité&quot;;[.$J72];0)" office:value-type="float" office:value="0" calcext:value-type="float">
            <text:p>0</text:p>
          </table:table-cell>
          <table:table-cell table:formula="of:=IF([.$C72]=&quot;Maintenance&quot;;[.$J72];0)" office:value-type="float" office:value="0" calcext:value-type="float">
            <text:p>0</text:p>
          </table:table-cell>
          <table:table-cell table:formula="of:=IF([.$C72]=&quot;Confort&quot;;[.$J72];0)" office:value-type="float" office:value="0" calcext:value-type="float">
            <text:p>0</text:p>
          </table:table-cell>
          <table:table-cell table:style-name="ce11" table:formula="of:=IF([.$C72]=&quot;Navigation&quot;;[.$K72];0)" office:value-type="float" office:value="0" calcext:value-type="float">
            <text:p>0</text:p>
          </table:table-cell>
          <table:table-cell table:style-name="ce11" table:formula="of:=IF([.$C72]=&quot;Sécurité&quot;;[.$K72];0)" office:value-type="float" office:value="0" calcext:value-type="float">
            <text:p>0</text:p>
          </table:table-cell>
          <table:table-cell table:style-name="ce11" table:formula="of:=IF([.$C72]=&quot;Maintenance&quot;;[.$K72];0)" office:value-type="float" office:value="0" calcext:value-type="float">
            <text:p>0</text:p>
          </table:table-cell>
          <table:table-cell table:style-name="ce11" table:formula="of:=IF([.$C72]=&quot;Confort&quot;;[.$K72];0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table:number-columns-repeated="9"/>
          <table:table-cell table:formula="of:=IF(ISBLANK([.$B73]);&quot;&quot;;COM.MICROSOFT.CEILING.PRECISE(IF([.E73]=12;[.D73]*(1+[$Paramètres.$C$5]);IF([.E73]=230;[.D73]*(1+[$Paramètres.$C$4]);IF([.E73]=[$Paramètres.$C$6];[.D73];'err')));10))">
            <text:p/>
          </table:table-cell>
          <table:table-cell table:formula="of:=IF(ISBLANK([.$B73]);&quot;&quot;;[.J73]*[.F73])">
            <text:p/>
          </table:table-cell>
          <table:table-cell table:formula="of:=IF(ISBLANK([.$B73]);&quot;&quot;;IF([.G73]=&quot;x&quot;;[.J73];0))">
            <text:p/>
          </table:table-cell>
          <table:table-cell table:formula="of:=IF(ISBLANK([.$B73]);&quot;&quot;;IF([.F73]&gt;=[$Paramètres.$C$7];[.L73];0))">
            <text:p/>
          </table:table-cell>
          <table:table-cell table:formula="of:=IF(ISBLANK([.$B73]);&quot;&quot;;IF([.H73]=&quot;x&quot;;[.J73];0))">
            <text:p/>
          </table:table-cell>
          <table:table-cell table:formula="of:=IF(ISBLANK([.$B73]);&quot;&quot;;IF([.F73]&gt;=[$Paramètres.$C$7];[.N73];0))">
            <text:p/>
          </table:table-cell>
          <table:table-cell/>
          <table:table-cell table:formula="of:=IF([.$C73]=&quot;Navigation&quot;;[.$J73];0)" office:value-type="float" office:value="0" calcext:value-type="float">
            <text:p>0</text:p>
          </table:table-cell>
          <table:table-cell table:formula="of:=IF([.$C73]=&quot;Sécurité&quot;;[.$J73];0)" office:value-type="float" office:value="0" calcext:value-type="float">
            <text:p>0</text:p>
          </table:table-cell>
          <table:table-cell table:formula="of:=IF([.$C73]=&quot;Maintenance&quot;;[.$J73];0)" office:value-type="float" office:value="0" calcext:value-type="float">
            <text:p>0</text:p>
          </table:table-cell>
          <table:table-cell table:formula="of:=IF([.$C73]=&quot;Confort&quot;;[.$J73];0)" office:value-type="float" office:value="0" calcext:value-type="float">
            <text:p>0</text:p>
          </table:table-cell>
          <table:table-cell table:style-name="ce11" table:formula="of:=IF([.$C73]=&quot;Navigation&quot;;[.$K73];0)" office:value-type="float" office:value="0" calcext:value-type="float">
            <text:p>0</text:p>
          </table:table-cell>
          <table:table-cell table:style-name="ce11" table:formula="of:=IF([.$C73]=&quot;Sécurité&quot;;[.$K73];0)" office:value-type="float" office:value="0" calcext:value-type="float">
            <text:p>0</text:p>
          </table:table-cell>
          <table:table-cell table:style-name="ce11" table:formula="of:=IF([.$C73]=&quot;Maintenance&quot;;[.$K73];0)" office:value-type="float" office:value="0" calcext:value-type="float">
            <text:p>0</text:p>
          </table:table-cell>
          <table:table-cell table:style-name="ce11" table:formula="of:=IF([.$C73]=&quot;Confort&quot;;[.$K73];0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table:number-columns-repeated="9"/>
          <table:table-cell table:formula="of:=IF(ISBLANK([.$B74]);&quot;&quot;;COM.MICROSOFT.CEILING.PRECISE(IF([.E74]=12;[.D74]*(1+[$Paramètres.$C$5]);IF([.E74]=230;[.D74]*(1+[$Paramètres.$C$4]);IF([.E74]=[$Paramètres.$C$6];[.D74];'err')));10))">
            <text:p/>
          </table:table-cell>
          <table:table-cell table:formula="of:=IF(ISBLANK([.$B74]);&quot;&quot;;[.J74]*[.F74])">
            <text:p/>
          </table:table-cell>
          <table:table-cell table:formula="of:=IF(ISBLANK([.$B74]);&quot;&quot;;IF([.G74]=&quot;x&quot;;[.J74];0))">
            <text:p/>
          </table:table-cell>
          <table:table-cell table:formula="of:=IF(ISBLANK([.$B74]);&quot;&quot;;IF([.F74]&gt;=[$Paramètres.$C$7];[.L74];0))">
            <text:p/>
          </table:table-cell>
          <table:table-cell table:formula="of:=IF(ISBLANK([.$B74]);&quot;&quot;;IF([.H74]=&quot;x&quot;;[.J74];0))">
            <text:p/>
          </table:table-cell>
          <table:table-cell table:formula="of:=IF(ISBLANK([.$B74]);&quot;&quot;;IF([.F74]&gt;=[$Paramètres.$C$7];[.N74];0))">
            <text:p/>
          </table:table-cell>
          <table:table-cell/>
          <table:table-cell table:formula="of:=IF([.$C74]=&quot;Navigation&quot;;[.$J74];0)" office:value-type="float" office:value="0" calcext:value-type="float">
            <text:p>0</text:p>
          </table:table-cell>
          <table:table-cell table:formula="of:=IF([.$C74]=&quot;Sécurité&quot;;[.$J74];0)" office:value-type="float" office:value="0" calcext:value-type="float">
            <text:p>0</text:p>
          </table:table-cell>
          <table:table-cell table:formula="of:=IF([.$C74]=&quot;Maintenance&quot;;[.$J74];0)" office:value-type="float" office:value="0" calcext:value-type="float">
            <text:p>0</text:p>
          </table:table-cell>
          <table:table-cell table:formula="of:=IF([.$C74]=&quot;Confort&quot;;[.$J74];0)" office:value-type="float" office:value="0" calcext:value-type="float">
            <text:p>0</text:p>
          </table:table-cell>
          <table:table-cell table:style-name="ce11" table:formula="of:=IF([.$C74]=&quot;Navigation&quot;;[.$K74];0)" office:value-type="float" office:value="0" calcext:value-type="float">
            <text:p>0</text:p>
          </table:table-cell>
          <table:table-cell table:style-name="ce11" table:formula="of:=IF([.$C74]=&quot;Sécurité&quot;;[.$K74];0)" office:value-type="float" office:value="0" calcext:value-type="float">
            <text:p>0</text:p>
          </table:table-cell>
          <table:table-cell table:style-name="ce11" table:formula="of:=IF([.$C74]=&quot;Maintenance&quot;;[.$K74];0)" office:value-type="float" office:value="0" calcext:value-type="float">
            <text:p>0</text:p>
          </table:table-cell>
          <table:table-cell table:style-name="ce11" table:formula="of:=IF([.$C74]=&quot;Confort&quot;;[.$K74];0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table:number-columns-repeated="9"/>
          <table:table-cell table:formula="of:=IF(ISBLANK([.$B75]);&quot;&quot;;COM.MICROSOFT.CEILING.PRECISE(IF([.E75]=12;[.D75]*(1+[$Paramètres.$C$5]);IF([.E75]=230;[.D75]*(1+[$Paramètres.$C$4]);IF([.E75]=[$Paramètres.$C$6];[.D75];'err')));10))">
            <text:p/>
          </table:table-cell>
          <table:table-cell table:formula="of:=IF(ISBLANK([.$B75]);&quot;&quot;;[.J75]*[.F75])">
            <text:p/>
          </table:table-cell>
          <table:table-cell table:formula="of:=IF(ISBLANK([.$B75]);&quot;&quot;;IF([.G75]=&quot;x&quot;;[.J75];0))">
            <text:p/>
          </table:table-cell>
          <table:table-cell table:formula="of:=IF(ISBLANK([.$B75]);&quot;&quot;;IF([.F75]&gt;=[$Paramètres.$C$7];[.L75];0))">
            <text:p/>
          </table:table-cell>
          <table:table-cell table:formula="of:=IF(ISBLANK([.$B75]);&quot;&quot;;IF([.H75]=&quot;x&quot;;[.J75];0))">
            <text:p/>
          </table:table-cell>
          <table:table-cell table:formula="of:=IF(ISBLANK([.$B75]);&quot;&quot;;IF([.F75]&gt;=[$Paramètres.$C$7];[.N75];0))">
            <text:p/>
          </table:table-cell>
          <table:table-cell/>
          <table:table-cell table:formula="of:=IF([.$C75]=&quot;Navigation&quot;;[.$J75];0)" office:value-type="float" office:value="0" calcext:value-type="float">
            <text:p>0</text:p>
          </table:table-cell>
          <table:table-cell table:formula="of:=IF([.$C75]=&quot;Sécurité&quot;;[.$J75];0)" office:value-type="float" office:value="0" calcext:value-type="float">
            <text:p>0</text:p>
          </table:table-cell>
          <table:table-cell table:formula="of:=IF([.$C75]=&quot;Maintenance&quot;;[.$J75];0)" office:value-type="float" office:value="0" calcext:value-type="float">
            <text:p>0</text:p>
          </table:table-cell>
          <table:table-cell table:formula="of:=IF([.$C75]=&quot;Confort&quot;;[.$J75];0)" office:value-type="float" office:value="0" calcext:value-type="float">
            <text:p>0</text:p>
          </table:table-cell>
          <table:table-cell table:style-name="ce11" table:formula="of:=IF([.$C75]=&quot;Navigation&quot;;[.$K75];0)" office:value-type="float" office:value="0" calcext:value-type="float">
            <text:p>0</text:p>
          </table:table-cell>
          <table:table-cell table:style-name="ce11" table:formula="of:=IF([.$C75]=&quot;Sécurité&quot;;[.$K75];0)" office:value-type="float" office:value="0" calcext:value-type="float">
            <text:p>0</text:p>
          </table:table-cell>
          <table:table-cell table:style-name="ce11" table:formula="of:=IF([.$C75]=&quot;Maintenance&quot;;[.$K75];0)" office:value-type="float" office:value="0" calcext:value-type="float">
            <text:p>0</text:p>
          </table:table-cell>
          <table:table-cell table:style-name="ce11" table:formula="of:=IF([.$C75]=&quot;Confort&quot;;[.$K75];0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table:number-columns-repeated="9"/>
          <table:table-cell table:formula="of:=IF(ISBLANK([.$B76]);&quot;&quot;;COM.MICROSOFT.CEILING.PRECISE(IF([.E76]=12;[.D76]*(1+[$Paramètres.$C$5]);IF([.E76]=230;[.D76]*(1+[$Paramètres.$C$4]);IF([.E76]=[$Paramètres.$C$6];[.D76];'err')));10))">
            <text:p/>
          </table:table-cell>
          <table:table-cell table:formula="of:=IF(ISBLANK([.$B76]);&quot;&quot;;[.J76]*[.F76])">
            <text:p/>
          </table:table-cell>
          <table:table-cell table:formula="of:=IF(ISBLANK([.$B76]);&quot;&quot;;IF([.G76]=&quot;x&quot;;[.J76];0))">
            <text:p/>
          </table:table-cell>
          <table:table-cell table:formula="of:=IF(ISBLANK([.$B76]);&quot;&quot;;IF([.F76]&gt;=[$Paramètres.$C$7];[.L76];0))">
            <text:p/>
          </table:table-cell>
          <table:table-cell table:formula="of:=IF(ISBLANK([.$B76]);&quot;&quot;;IF([.H76]=&quot;x&quot;;[.J76];0))">
            <text:p/>
          </table:table-cell>
          <table:table-cell table:formula="of:=IF(ISBLANK([.$B76]);&quot;&quot;;IF([.F76]&gt;=[$Paramètres.$C$7];[.N76];0))">
            <text:p/>
          </table:table-cell>
          <table:table-cell/>
          <table:table-cell table:formula="of:=IF([.$C76]=&quot;Navigation&quot;;[.$J76];0)" office:value-type="float" office:value="0" calcext:value-type="float">
            <text:p>0</text:p>
          </table:table-cell>
          <table:table-cell table:formula="of:=IF([.$C76]=&quot;Sécurité&quot;;[.$J76];0)" office:value-type="float" office:value="0" calcext:value-type="float">
            <text:p>0</text:p>
          </table:table-cell>
          <table:table-cell table:formula="of:=IF([.$C76]=&quot;Maintenance&quot;;[.$J76];0)" office:value-type="float" office:value="0" calcext:value-type="float">
            <text:p>0</text:p>
          </table:table-cell>
          <table:table-cell table:formula="of:=IF([.$C76]=&quot;Confort&quot;;[.$J76];0)" office:value-type="float" office:value="0" calcext:value-type="float">
            <text:p>0</text:p>
          </table:table-cell>
          <table:table-cell table:style-name="ce11" table:formula="of:=IF([.$C76]=&quot;Navigation&quot;;[.$K76];0)" office:value-type="float" office:value="0" calcext:value-type="float">
            <text:p>0</text:p>
          </table:table-cell>
          <table:table-cell table:style-name="ce11" table:formula="of:=IF([.$C76]=&quot;Sécurité&quot;;[.$K76];0)" office:value-type="float" office:value="0" calcext:value-type="float">
            <text:p>0</text:p>
          </table:table-cell>
          <table:table-cell table:style-name="ce11" table:formula="of:=IF([.$C76]=&quot;Maintenance&quot;;[.$K76];0)" office:value-type="float" office:value="0" calcext:value-type="float">
            <text:p>0</text:p>
          </table:table-cell>
          <table:table-cell table:style-name="ce11" table:formula="of:=IF([.$C76]=&quot;Confort&quot;;[.$K76];0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table:number-columns-repeated="9"/>
          <table:table-cell table:formula="of:=IF(ISBLANK([.$B77]);&quot;&quot;;COM.MICROSOFT.CEILING.PRECISE(IF([.E77]=12;[.D77]*(1+[$Paramètres.$C$5]);IF([.E77]=230;[.D77]*(1+[$Paramètres.$C$4]);IF([.E77]=[$Paramètres.$C$6];[.D77];'err')));10))">
            <text:p/>
          </table:table-cell>
          <table:table-cell table:formula="of:=IF(ISBLANK([.$B77]);&quot;&quot;;[.J77]*[.F77])">
            <text:p/>
          </table:table-cell>
          <table:table-cell table:formula="of:=IF(ISBLANK([.$B77]);&quot;&quot;;IF([.G77]=&quot;x&quot;;[.J77];0))">
            <text:p/>
          </table:table-cell>
          <table:table-cell table:formula="of:=IF(ISBLANK([.$B77]);&quot;&quot;;IF([.F77]&gt;=[$Paramètres.$C$7];[.L77];0))">
            <text:p/>
          </table:table-cell>
          <table:table-cell table:formula="of:=IF(ISBLANK([.$B77]);&quot;&quot;;IF([.H77]=&quot;x&quot;;[.J77];0))">
            <text:p/>
          </table:table-cell>
          <table:table-cell table:formula="of:=IF(ISBLANK([.$B77]);&quot;&quot;;IF([.F77]&gt;=[$Paramètres.$C$7];[.N77];0))">
            <text:p/>
          </table:table-cell>
          <table:table-cell/>
          <table:table-cell table:formula="of:=IF([.$C77]=&quot;Navigation&quot;;[.$J77];0)" office:value-type="float" office:value="0" calcext:value-type="float">
            <text:p>0</text:p>
          </table:table-cell>
          <table:table-cell table:formula="of:=IF([.$C77]=&quot;Sécurité&quot;;[.$J77];0)" office:value-type="float" office:value="0" calcext:value-type="float">
            <text:p>0</text:p>
          </table:table-cell>
          <table:table-cell table:formula="of:=IF([.$C77]=&quot;Maintenance&quot;;[.$J77];0)" office:value-type="float" office:value="0" calcext:value-type="float">
            <text:p>0</text:p>
          </table:table-cell>
          <table:table-cell table:formula="of:=IF([.$C77]=&quot;Confort&quot;;[.$J77];0)" office:value-type="float" office:value="0" calcext:value-type="float">
            <text:p>0</text:p>
          </table:table-cell>
          <table:table-cell table:style-name="ce11" table:formula="of:=IF([.$C77]=&quot;Navigation&quot;;[.$K77];0)" office:value-type="float" office:value="0" calcext:value-type="float">
            <text:p>0</text:p>
          </table:table-cell>
          <table:table-cell table:style-name="ce11" table:formula="of:=IF([.$C77]=&quot;Sécurité&quot;;[.$K77];0)" office:value-type="float" office:value="0" calcext:value-type="float">
            <text:p>0</text:p>
          </table:table-cell>
          <table:table-cell table:style-name="ce11" table:formula="of:=IF([.$C77]=&quot;Maintenance&quot;;[.$K77];0)" office:value-type="float" office:value="0" calcext:value-type="float">
            <text:p>0</text:p>
          </table:table-cell>
          <table:table-cell table:style-name="ce11" table:formula="of:=IF([.$C77]=&quot;Confort&quot;;[.$K77];0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table:number-columns-repeated="9"/>
          <table:table-cell table:formula="of:=IF(ISBLANK([.$B78]);&quot;&quot;;COM.MICROSOFT.CEILING.PRECISE(IF([.E78]=12;[.D78]*(1+[$Paramètres.$C$5]);IF([.E78]=230;[.D78]*(1+[$Paramètres.$C$4]);IF([.E78]=[$Paramètres.$C$6];[.D78];'err')));10))">
            <text:p/>
          </table:table-cell>
          <table:table-cell table:formula="of:=IF(ISBLANK([.$B78]);&quot;&quot;;[.J78]*[.F78])">
            <text:p/>
          </table:table-cell>
          <table:table-cell table:formula="of:=IF(ISBLANK([.$B78]);&quot;&quot;;IF([.G78]=&quot;x&quot;;[.J78];0))">
            <text:p/>
          </table:table-cell>
          <table:table-cell table:formula="of:=IF(ISBLANK([.$B78]);&quot;&quot;;IF([.F78]&gt;=[$Paramètres.$C$7];[.L78];0))">
            <text:p/>
          </table:table-cell>
          <table:table-cell table:formula="of:=IF(ISBLANK([.$B78]);&quot;&quot;;IF([.H78]=&quot;x&quot;;[.J78];0))">
            <text:p/>
          </table:table-cell>
          <table:table-cell table:formula="of:=IF(ISBLANK([.$B78]);&quot;&quot;;IF([.F78]&gt;=[$Paramètres.$C$7];[.N78];0))">
            <text:p/>
          </table:table-cell>
          <table:table-cell/>
          <table:table-cell table:formula="of:=IF([.$C78]=&quot;Navigation&quot;;[.$J78];0)" office:value-type="float" office:value="0" calcext:value-type="float">
            <text:p>0</text:p>
          </table:table-cell>
          <table:table-cell table:formula="of:=IF([.$C78]=&quot;Sécurité&quot;;[.$J78];0)" office:value-type="float" office:value="0" calcext:value-type="float">
            <text:p>0</text:p>
          </table:table-cell>
          <table:table-cell table:formula="of:=IF([.$C78]=&quot;Maintenance&quot;;[.$J78];0)" office:value-type="float" office:value="0" calcext:value-type="float">
            <text:p>0</text:p>
          </table:table-cell>
          <table:table-cell table:formula="of:=IF([.$C78]=&quot;Confort&quot;;[.$J78];0)" office:value-type="float" office:value="0" calcext:value-type="float">
            <text:p>0</text:p>
          </table:table-cell>
          <table:table-cell table:style-name="ce11" table:formula="of:=IF([.$C78]=&quot;Navigation&quot;;[.$K78];0)" office:value-type="float" office:value="0" calcext:value-type="float">
            <text:p>0</text:p>
          </table:table-cell>
          <table:table-cell table:style-name="ce11" table:formula="of:=IF([.$C78]=&quot;Sécurité&quot;;[.$K78];0)" office:value-type="float" office:value="0" calcext:value-type="float">
            <text:p>0</text:p>
          </table:table-cell>
          <table:table-cell table:style-name="ce11" table:formula="of:=IF([.$C78]=&quot;Maintenance&quot;;[.$K78];0)" office:value-type="float" office:value="0" calcext:value-type="float">
            <text:p>0</text:p>
          </table:table-cell>
          <table:table-cell table:style-name="ce11" table:formula="of:=IF([.$C78]=&quot;Confort&quot;;[.$K78];0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table:number-columns-repeated="9"/>
          <table:table-cell table:formula="of:=IF(ISBLANK([.$B79]);&quot;&quot;;COM.MICROSOFT.CEILING.PRECISE(IF([.E79]=12;[.D79]*(1+[$Paramètres.$C$5]);IF([.E79]=230;[.D79]*(1+[$Paramètres.$C$4]);IF([.E79]=[$Paramètres.$C$6];[.D79];'err')));10))">
            <text:p/>
          </table:table-cell>
          <table:table-cell table:formula="of:=IF(ISBLANK([.$B79]);&quot;&quot;;[.J79]*[.F79])">
            <text:p/>
          </table:table-cell>
          <table:table-cell table:formula="of:=IF(ISBLANK([.$B79]);&quot;&quot;;IF([.G79]=&quot;x&quot;;[.J79];0))">
            <text:p/>
          </table:table-cell>
          <table:table-cell table:formula="of:=IF(ISBLANK([.$B79]);&quot;&quot;;IF([.F79]&gt;=[$Paramètres.$C$7];[.L79];0))">
            <text:p/>
          </table:table-cell>
          <table:table-cell table:formula="of:=IF(ISBLANK([.$B79]);&quot;&quot;;IF([.H79]=&quot;x&quot;;[.J79];0))">
            <text:p/>
          </table:table-cell>
          <table:table-cell table:formula="of:=IF(ISBLANK([.$B79]);&quot;&quot;;IF([.F79]&gt;=[$Paramètres.$C$7];[.N79];0))">
            <text:p/>
          </table:table-cell>
          <table:table-cell/>
          <table:table-cell table:formula="of:=IF([.$C79]=&quot;Navigation&quot;;[.$J79];0)" office:value-type="float" office:value="0" calcext:value-type="float">
            <text:p>0</text:p>
          </table:table-cell>
          <table:table-cell table:formula="of:=IF([.$C79]=&quot;Sécurité&quot;;[.$J79];0)" office:value-type="float" office:value="0" calcext:value-type="float">
            <text:p>0</text:p>
          </table:table-cell>
          <table:table-cell table:formula="of:=IF([.$C79]=&quot;Maintenance&quot;;[.$J79];0)" office:value-type="float" office:value="0" calcext:value-type="float">
            <text:p>0</text:p>
          </table:table-cell>
          <table:table-cell table:formula="of:=IF([.$C79]=&quot;Confort&quot;;[.$J79];0)" office:value-type="float" office:value="0" calcext:value-type="float">
            <text:p>0</text:p>
          </table:table-cell>
          <table:table-cell table:style-name="ce11" table:formula="of:=IF([.$C79]=&quot;Navigation&quot;;[.$K79];0)" office:value-type="float" office:value="0" calcext:value-type="float">
            <text:p>0</text:p>
          </table:table-cell>
          <table:table-cell table:style-name="ce11" table:formula="of:=IF([.$C79]=&quot;Sécurité&quot;;[.$K79];0)" office:value-type="float" office:value="0" calcext:value-type="float">
            <text:p>0</text:p>
          </table:table-cell>
          <table:table-cell table:style-name="ce11" table:formula="of:=IF([.$C79]=&quot;Maintenance&quot;;[.$K79];0)" office:value-type="float" office:value="0" calcext:value-type="float">
            <text:p>0</text:p>
          </table:table-cell>
          <table:table-cell table:style-name="ce11" table:formula="of:=IF([.$C79]=&quot;Confort&quot;;[.$K79];0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table:number-columns-repeated="9"/>
          <table:table-cell table:formula="of:=IF(ISBLANK([.$B80]);&quot;&quot;;COM.MICROSOFT.CEILING.PRECISE(IF([.E80]=12;[.D80]*(1+[$Paramètres.$C$5]);IF([.E80]=230;[.D80]*(1+[$Paramètres.$C$4]);IF([.E80]=[$Paramètres.$C$6];[.D80];'err')));10))">
            <text:p/>
          </table:table-cell>
          <table:table-cell table:formula="of:=IF(ISBLANK([.$B80]);&quot;&quot;;[.J80]*[.F80])">
            <text:p/>
          </table:table-cell>
          <table:table-cell table:formula="of:=IF(ISBLANK([.$B80]);&quot;&quot;;IF([.G80]=&quot;x&quot;;[.J80];0))">
            <text:p/>
          </table:table-cell>
          <table:table-cell table:formula="of:=IF(ISBLANK([.$B80]);&quot;&quot;;IF([.F80]&gt;=[$Paramètres.$C$7];[.L80];0))">
            <text:p/>
          </table:table-cell>
          <table:table-cell table:formula="of:=IF(ISBLANK([.$B80]);&quot;&quot;;IF([.H80]=&quot;x&quot;;[.J80];0))">
            <text:p/>
          </table:table-cell>
          <table:table-cell table:formula="of:=IF(ISBLANK([.$B80]);&quot;&quot;;IF([.F80]&gt;=[$Paramètres.$C$7];[.N80];0))">
            <text:p/>
          </table:table-cell>
          <table:table-cell/>
          <table:table-cell table:formula="of:=IF([.$C80]=&quot;Navigation&quot;;[.$J80];0)" office:value-type="float" office:value="0" calcext:value-type="float">
            <text:p>0</text:p>
          </table:table-cell>
          <table:table-cell table:formula="of:=IF([.$C80]=&quot;Sécurité&quot;;[.$J80];0)" office:value-type="float" office:value="0" calcext:value-type="float">
            <text:p>0</text:p>
          </table:table-cell>
          <table:table-cell table:formula="of:=IF([.$C80]=&quot;Maintenance&quot;;[.$J80];0)" office:value-type="float" office:value="0" calcext:value-type="float">
            <text:p>0</text:p>
          </table:table-cell>
          <table:table-cell table:formula="of:=IF([.$C80]=&quot;Confort&quot;;[.$J80];0)" office:value-type="float" office:value="0" calcext:value-type="float">
            <text:p>0</text:p>
          </table:table-cell>
          <table:table-cell table:style-name="ce11" table:formula="of:=IF([.$C80]=&quot;Navigation&quot;;[.$K80];0)" office:value-type="float" office:value="0" calcext:value-type="float">
            <text:p>0</text:p>
          </table:table-cell>
          <table:table-cell table:style-name="ce11" table:formula="of:=IF([.$C80]=&quot;Sécurité&quot;;[.$K80];0)" office:value-type="float" office:value="0" calcext:value-type="float">
            <text:p>0</text:p>
          </table:table-cell>
          <table:table-cell table:style-name="ce11" table:formula="of:=IF([.$C80]=&quot;Maintenance&quot;;[.$K80];0)" office:value-type="float" office:value="0" calcext:value-type="float">
            <text:p>0</text:p>
          </table:table-cell>
          <table:table-cell table:style-name="ce11" table:formula="of:=IF([.$C80]=&quot;Confort&quot;;[.$K80];0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table:number-columns-repeated="9"/>
          <table:table-cell table:formula="of:=IF(ISBLANK([.$B81]);&quot;&quot;;COM.MICROSOFT.CEILING.PRECISE(IF([.E81]=12;[.D81]*(1+[$Paramètres.$C$5]);IF([.E81]=230;[.D81]*(1+[$Paramètres.$C$4]);IF([.E81]=[$Paramètres.$C$6];[.D81];'err')));10))">
            <text:p/>
          </table:table-cell>
          <table:table-cell table:formula="of:=IF(ISBLANK([.$B81]);&quot;&quot;;[.J81]*[.F81])">
            <text:p/>
          </table:table-cell>
          <table:table-cell table:formula="of:=IF(ISBLANK([.$B81]);&quot;&quot;;IF([.G81]=&quot;x&quot;;[.J81];0))">
            <text:p/>
          </table:table-cell>
          <table:table-cell table:formula="of:=IF(ISBLANK([.$B81]);&quot;&quot;;IF([.F81]&gt;=[$Paramètres.$C$7];[.L81];0))">
            <text:p/>
          </table:table-cell>
          <table:table-cell table:formula="of:=IF(ISBLANK([.$B81]);&quot;&quot;;IF([.H81]=&quot;x&quot;;[.J81];0))">
            <text:p/>
          </table:table-cell>
          <table:table-cell table:formula="of:=IF(ISBLANK([.$B81]);&quot;&quot;;IF([.F81]&gt;=[$Paramètres.$C$7];[.N81];0))">
            <text:p/>
          </table:table-cell>
          <table:table-cell/>
          <table:table-cell table:formula="of:=IF([.$C81]=&quot;Navigation&quot;;[.$J81];0)" office:value-type="float" office:value="0" calcext:value-type="float">
            <text:p>0</text:p>
          </table:table-cell>
          <table:table-cell table:formula="of:=IF([.$C81]=&quot;Sécurité&quot;;[.$J81];0)" office:value-type="float" office:value="0" calcext:value-type="float">
            <text:p>0</text:p>
          </table:table-cell>
          <table:table-cell table:formula="of:=IF([.$C81]=&quot;Maintenance&quot;;[.$J81];0)" office:value-type="float" office:value="0" calcext:value-type="float">
            <text:p>0</text:p>
          </table:table-cell>
          <table:table-cell table:formula="of:=IF([.$C81]=&quot;Confort&quot;;[.$J81];0)" office:value-type="float" office:value="0" calcext:value-type="float">
            <text:p>0</text:p>
          </table:table-cell>
          <table:table-cell table:style-name="ce11" table:formula="of:=IF([.$C81]=&quot;Navigation&quot;;[.$K81];0)" office:value-type="float" office:value="0" calcext:value-type="float">
            <text:p>0</text:p>
          </table:table-cell>
          <table:table-cell table:style-name="ce11" table:formula="of:=IF([.$C81]=&quot;Sécurité&quot;;[.$K81];0)" office:value-type="float" office:value="0" calcext:value-type="float">
            <text:p>0</text:p>
          </table:table-cell>
          <table:table-cell table:style-name="ce11" table:formula="of:=IF([.$C81]=&quot;Maintenance&quot;;[.$K81];0)" office:value-type="float" office:value="0" calcext:value-type="float">
            <text:p>0</text:p>
          </table:table-cell>
          <table:table-cell table:style-name="ce11" table:formula="of:=IF([.$C81]=&quot;Confort&quot;;[.$K81];0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table:number-columns-repeated="9"/>
          <table:table-cell table:formula="of:=IF(ISBLANK([.$B82]);&quot;&quot;;COM.MICROSOFT.CEILING.PRECISE(IF([.E82]=12;[.D82]*(1+[$Paramètres.$C$5]);IF([.E82]=230;[.D82]*(1+[$Paramètres.$C$4]);IF([.E82]=[$Paramètres.$C$6];[.D82];'err')));10))">
            <text:p/>
          </table:table-cell>
          <table:table-cell table:formula="of:=IF(ISBLANK([.$B82]);&quot;&quot;;[.J82]*[.F82])">
            <text:p/>
          </table:table-cell>
          <table:table-cell table:formula="of:=IF(ISBLANK([.$B82]);&quot;&quot;;IF([.G82]=&quot;x&quot;;[.J82];0))">
            <text:p/>
          </table:table-cell>
          <table:table-cell table:formula="of:=IF(ISBLANK([.$B82]);&quot;&quot;;IF([.F82]&gt;=[$Paramètres.$C$7];[.L82];0))">
            <text:p/>
          </table:table-cell>
          <table:table-cell table:formula="of:=IF(ISBLANK([.$B82]);&quot;&quot;;IF([.H82]=&quot;x&quot;;[.J82];0))">
            <text:p/>
          </table:table-cell>
          <table:table-cell table:formula="of:=IF(ISBLANK([.$B82]);&quot;&quot;;IF([.F82]&gt;=[$Paramètres.$C$7];[.N82];0))">
            <text:p/>
          </table:table-cell>
          <table:table-cell/>
          <table:table-cell table:formula="of:=IF([.$C82]=&quot;Navigation&quot;;[.$J82];0)" office:value-type="float" office:value="0" calcext:value-type="float">
            <text:p>0</text:p>
          </table:table-cell>
          <table:table-cell table:formula="of:=IF([.$C82]=&quot;Sécurité&quot;;[.$J82];0)" office:value-type="float" office:value="0" calcext:value-type="float">
            <text:p>0</text:p>
          </table:table-cell>
          <table:table-cell table:formula="of:=IF([.$C82]=&quot;Maintenance&quot;;[.$J82];0)" office:value-type="float" office:value="0" calcext:value-type="float">
            <text:p>0</text:p>
          </table:table-cell>
          <table:table-cell table:formula="of:=IF([.$C82]=&quot;Confort&quot;;[.$J82];0)" office:value-type="float" office:value="0" calcext:value-type="float">
            <text:p>0</text:p>
          </table:table-cell>
          <table:table-cell table:style-name="ce11" table:formula="of:=IF([.$C82]=&quot;Navigation&quot;;[.$K82];0)" office:value-type="float" office:value="0" calcext:value-type="float">
            <text:p>0</text:p>
          </table:table-cell>
          <table:table-cell table:style-name="ce11" table:formula="of:=IF([.$C82]=&quot;Sécurité&quot;;[.$K82];0)" office:value-type="float" office:value="0" calcext:value-type="float">
            <text:p>0</text:p>
          </table:table-cell>
          <table:table-cell table:style-name="ce11" table:formula="of:=IF([.$C82]=&quot;Maintenance&quot;;[.$K82];0)" office:value-type="float" office:value="0" calcext:value-type="float">
            <text:p>0</text:p>
          </table:table-cell>
          <table:table-cell table:style-name="ce11" table:formula="of:=IF([.$C82]=&quot;Confort&quot;;[.$K82];0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table:number-columns-repeated="9"/>
          <table:table-cell table:formula="of:=IF(ISBLANK([.$B83]);&quot;&quot;;COM.MICROSOFT.CEILING.PRECISE(IF([.E83]=12;[.D83]*(1+[$Paramètres.$C$5]);IF([.E83]=230;[.D83]*(1+[$Paramètres.$C$4]);IF([.E83]=[$Paramètres.$C$6];[.D83];'err')));10))">
            <text:p/>
          </table:table-cell>
          <table:table-cell table:formula="of:=IF(ISBLANK([.$B83]);&quot;&quot;;[.J83]*[.F83])">
            <text:p/>
          </table:table-cell>
          <table:table-cell table:formula="of:=IF(ISBLANK([.$B83]);&quot;&quot;;IF([.G83]=&quot;x&quot;;[.J83];0))">
            <text:p/>
          </table:table-cell>
          <table:table-cell table:formula="of:=IF(ISBLANK([.$B83]);&quot;&quot;;IF([.F83]&gt;=[$Paramètres.$C$7];[.L83];0))">
            <text:p/>
          </table:table-cell>
          <table:table-cell table:formula="of:=IF(ISBLANK([.$B83]);&quot;&quot;;IF([.H83]=&quot;x&quot;;[.J83];0))">
            <text:p/>
          </table:table-cell>
          <table:table-cell table:formula="of:=IF(ISBLANK([.$B83]);&quot;&quot;;IF([.F83]&gt;=[$Paramètres.$C$7];[.N83];0))">
            <text:p/>
          </table:table-cell>
          <table:table-cell/>
          <table:table-cell table:formula="of:=IF([.$C83]=&quot;Navigation&quot;;[.$J83];0)" office:value-type="float" office:value="0" calcext:value-type="float">
            <text:p>0</text:p>
          </table:table-cell>
          <table:table-cell table:formula="of:=IF([.$C83]=&quot;Sécurité&quot;;[.$J83];0)" office:value-type="float" office:value="0" calcext:value-type="float">
            <text:p>0</text:p>
          </table:table-cell>
          <table:table-cell table:formula="of:=IF([.$C83]=&quot;Maintenance&quot;;[.$J83];0)" office:value-type="float" office:value="0" calcext:value-type="float">
            <text:p>0</text:p>
          </table:table-cell>
          <table:table-cell table:formula="of:=IF([.$C83]=&quot;Confort&quot;;[.$J83];0)" office:value-type="float" office:value="0" calcext:value-type="float">
            <text:p>0</text:p>
          </table:table-cell>
          <table:table-cell table:style-name="ce11" table:formula="of:=IF([.$C83]=&quot;Navigation&quot;;[.$K83];0)" office:value-type="float" office:value="0" calcext:value-type="float">
            <text:p>0</text:p>
          </table:table-cell>
          <table:table-cell table:style-name="ce11" table:formula="of:=IF([.$C83]=&quot;Sécurité&quot;;[.$K83];0)" office:value-type="float" office:value="0" calcext:value-type="float">
            <text:p>0</text:p>
          </table:table-cell>
          <table:table-cell table:style-name="ce11" table:formula="of:=IF([.$C83]=&quot;Maintenance&quot;;[.$K83];0)" office:value-type="float" office:value="0" calcext:value-type="float">
            <text:p>0</text:p>
          </table:table-cell>
          <table:table-cell table:style-name="ce11" table:formula="of:=IF([.$C83]=&quot;Confort&quot;;[.$K83];0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table:number-columns-repeated="9"/>
          <table:table-cell table:formula="of:=IF(ISBLANK([.$B84]);&quot;&quot;;COM.MICROSOFT.CEILING.PRECISE(IF([.E84]=12;[.D84]*(1+[$Paramètres.$C$5]);IF([.E84]=230;[.D84]*(1+[$Paramètres.$C$4]);IF([.E84]=[$Paramètres.$C$6];[.D84];'err')));10))">
            <text:p/>
          </table:table-cell>
          <table:table-cell table:formula="of:=IF(ISBLANK([.$B84]);&quot;&quot;;[.J84]*[.F84])">
            <text:p/>
          </table:table-cell>
          <table:table-cell table:formula="of:=IF(ISBLANK([.$B84]);&quot;&quot;;IF([.G84]=&quot;x&quot;;[.J84];0))">
            <text:p/>
          </table:table-cell>
          <table:table-cell table:formula="of:=IF(ISBLANK([.$B84]);&quot;&quot;;IF([.F84]&gt;=[$Paramètres.$C$7];[.L84];0))">
            <text:p/>
          </table:table-cell>
          <table:table-cell table:formula="of:=IF(ISBLANK([.$B84]);&quot;&quot;;IF([.H84]=&quot;x&quot;;[.J84];0))">
            <text:p/>
          </table:table-cell>
          <table:table-cell table:formula="of:=IF(ISBLANK([.$B84]);&quot;&quot;;IF([.F84]&gt;=[$Paramètres.$C$7];[.N84];0))">
            <text:p/>
          </table:table-cell>
          <table:table-cell/>
          <table:table-cell table:formula="of:=IF([.$C84]=&quot;Navigation&quot;;[.$J84];0)" office:value-type="float" office:value="0" calcext:value-type="float">
            <text:p>0</text:p>
          </table:table-cell>
          <table:table-cell table:formula="of:=IF([.$C84]=&quot;Sécurité&quot;;[.$J84];0)" office:value-type="float" office:value="0" calcext:value-type="float">
            <text:p>0</text:p>
          </table:table-cell>
          <table:table-cell table:formula="of:=IF([.$C84]=&quot;Maintenance&quot;;[.$J84];0)" office:value-type="float" office:value="0" calcext:value-type="float">
            <text:p>0</text:p>
          </table:table-cell>
          <table:table-cell table:formula="of:=IF([.$C84]=&quot;Confort&quot;;[.$J84];0)" office:value-type="float" office:value="0" calcext:value-type="float">
            <text:p>0</text:p>
          </table:table-cell>
          <table:table-cell table:style-name="ce11" table:formula="of:=IF([.$C84]=&quot;Navigation&quot;;[.$K84];0)" office:value-type="float" office:value="0" calcext:value-type="float">
            <text:p>0</text:p>
          </table:table-cell>
          <table:table-cell table:style-name="ce11" table:formula="of:=IF([.$C84]=&quot;Sécurité&quot;;[.$K84];0)" office:value-type="float" office:value="0" calcext:value-type="float">
            <text:p>0</text:p>
          </table:table-cell>
          <table:table-cell table:style-name="ce11" table:formula="of:=IF([.$C84]=&quot;Maintenance&quot;;[.$K84];0)" office:value-type="float" office:value="0" calcext:value-type="float">
            <text:p>0</text:p>
          </table:table-cell>
          <table:table-cell table:style-name="ce11" table:formula="of:=IF([.$C84]=&quot;Confort&quot;;[.$K84];0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table:number-columns-repeated="9"/>
          <table:table-cell table:formula="of:=IF(ISBLANK([.$B85]);&quot;&quot;;COM.MICROSOFT.CEILING.PRECISE(IF([.E85]=12;[.D85]*(1+[$Paramètres.$C$5]);IF([.E85]=230;[.D85]*(1+[$Paramètres.$C$4]);IF([.E85]=[$Paramètres.$C$6];[.D85];'err')));10))">
            <text:p/>
          </table:table-cell>
          <table:table-cell table:formula="of:=IF(ISBLANK([.$B85]);&quot;&quot;;[.J85]*[.F85])">
            <text:p/>
          </table:table-cell>
          <table:table-cell table:formula="of:=IF(ISBLANK([.$B85]);&quot;&quot;;IF([.G85]=&quot;x&quot;;[.J85];0))">
            <text:p/>
          </table:table-cell>
          <table:table-cell table:formula="of:=IF(ISBLANK([.$B85]);&quot;&quot;;IF([.F85]&gt;=[$Paramètres.$C$7];[.L85];0))">
            <text:p/>
          </table:table-cell>
          <table:table-cell table:formula="of:=IF(ISBLANK([.$B85]);&quot;&quot;;IF([.H85]=&quot;x&quot;;[.J85];0))">
            <text:p/>
          </table:table-cell>
          <table:table-cell table:formula="of:=IF(ISBLANK([.$B85]);&quot;&quot;;IF([.F85]&gt;=[$Paramètres.$C$7];[.N85];0))">
            <text:p/>
          </table:table-cell>
          <table:table-cell/>
          <table:table-cell table:formula="of:=IF([.$C85]=&quot;Navigation&quot;;[.$J85];0)" office:value-type="float" office:value="0" calcext:value-type="float">
            <text:p>0</text:p>
          </table:table-cell>
          <table:table-cell table:formula="of:=IF([.$C85]=&quot;Sécurité&quot;;[.$J85];0)" office:value-type="float" office:value="0" calcext:value-type="float">
            <text:p>0</text:p>
          </table:table-cell>
          <table:table-cell table:formula="of:=IF([.$C85]=&quot;Maintenance&quot;;[.$J85];0)" office:value-type="float" office:value="0" calcext:value-type="float">
            <text:p>0</text:p>
          </table:table-cell>
          <table:table-cell table:formula="of:=IF([.$C85]=&quot;Confort&quot;;[.$J85];0)" office:value-type="float" office:value="0" calcext:value-type="float">
            <text:p>0</text:p>
          </table:table-cell>
          <table:table-cell table:style-name="ce11" table:formula="of:=IF([.$C85]=&quot;Navigation&quot;;[.$K85];0)" office:value-type="float" office:value="0" calcext:value-type="float">
            <text:p>0</text:p>
          </table:table-cell>
          <table:table-cell table:style-name="ce11" table:formula="of:=IF([.$C85]=&quot;Sécurité&quot;;[.$K85];0)" office:value-type="float" office:value="0" calcext:value-type="float">
            <text:p>0</text:p>
          </table:table-cell>
          <table:table-cell table:style-name="ce11" table:formula="of:=IF([.$C85]=&quot;Maintenance&quot;;[.$K85];0)" office:value-type="float" office:value="0" calcext:value-type="float">
            <text:p>0</text:p>
          </table:table-cell>
          <table:table-cell table:style-name="ce11" table:formula="of:=IF([.$C85]=&quot;Confort&quot;;[.$K85];0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table:number-columns-repeated="9"/>
          <table:table-cell table:formula="of:=IF(ISBLANK([.$B86]);&quot;&quot;;COM.MICROSOFT.CEILING.PRECISE(IF([.E86]=12;[.D86]*(1+[$Paramètres.$C$5]);IF([.E86]=230;[.D86]*(1+[$Paramètres.$C$4]);IF([.E86]=[$Paramètres.$C$6];[.D86];'err')));10))">
            <text:p/>
          </table:table-cell>
          <table:table-cell table:formula="of:=IF(ISBLANK([.$B86]);&quot;&quot;;[.J86]*[.F86])">
            <text:p/>
          </table:table-cell>
          <table:table-cell table:formula="of:=IF(ISBLANK([.$B86]);&quot;&quot;;IF([.G86]=&quot;x&quot;;[.J86];0))">
            <text:p/>
          </table:table-cell>
          <table:table-cell table:formula="of:=IF(ISBLANK([.$B86]);&quot;&quot;;IF([.F86]&gt;=[$Paramètres.$C$7];[.L86];0))">
            <text:p/>
          </table:table-cell>
          <table:table-cell table:formula="of:=IF(ISBLANK([.$B86]);&quot;&quot;;IF([.H86]=&quot;x&quot;;[.J86];0))">
            <text:p/>
          </table:table-cell>
          <table:table-cell table:formula="of:=IF(ISBLANK([.$B86]);&quot;&quot;;IF([.F86]&gt;=[$Paramètres.$C$7];[.N86];0))">
            <text:p/>
          </table:table-cell>
          <table:table-cell/>
          <table:table-cell table:formula="of:=IF([.$C86]=&quot;Navigation&quot;;[.$J86];0)" office:value-type="float" office:value="0" calcext:value-type="float">
            <text:p>0</text:p>
          </table:table-cell>
          <table:table-cell table:formula="of:=IF([.$C86]=&quot;Sécurité&quot;;[.$J86];0)" office:value-type="float" office:value="0" calcext:value-type="float">
            <text:p>0</text:p>
          </table:table-cell>
          <table:table-cell table:formula="of:=IF([.$C86]=&quot;Maintenance&quot;;[.$J86];0)" office:value-type="float" office:value="0" calcext:value-type="float">
            <text:p>0</text:p>
          </table:table-cell>
          <table:table-cell table:formula="of:=IF([.$C86]=&quot;Confort&quot;;[.$J86];0)" office:value-type="float" office:value="0" calcext:value-type="float">
            <text:p>0</text:p>
          </table:table-cell>
          <table:table-cell table:style-name="ce11" table:formula="of:=IF([.$C86]=&quot;Navigation&quot;;[.$K86];0)" office:value-type="float" office:value="0" calcext:value-type="float">
            <text:p>0</text:p>
          </table:table-cell>
          <table:table-cell table:style-name="ce11" table:formula="of:=IF([.$C86]=&quot;Sécurité&quot;;[.$K86];0)" office:value-type="float" office:value="0" calcext:value-type="float">
            <text:p>0</text:p>
          </table:table-cell>
          <table:table-cell table:style-name="ce11" table:formula="of:=IF([.$C86]=&quot;Maintenance&quot;;[.$K86];0)" office:value-type="float" office:value="0" calcext:value-type="float">
            <text:p>0</text:p>
          </table:table-cell>
          <table:table-cell table:style-name="ce11" table:formula="of:=IF([.$C86]=&quot;Confort&quot;;[.$K86];0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table:number-columns-repeated="9"/>
          <table:table-cell table:formula="of:=IF(ISBLANK([.$B87]);&quot;&quot;;COM.MICROSOFT.CEILING.PRECISE(IF([.E87]=12;[.D87]*(1+[$Paramètres.$C$5]);IF([.E87]=230;[.D87]*(1+[$Paramètres.$C$4]);IF([.E87]=[$Paramètres.$C$6];[.D87];'err')));10))">
            <text:p/>
          </table:table-cell>
          <table:table-cell table:formula="of:=IF(ISBLANK([.$B87]);&quot;&quot;;[.J87]*[.F87])">
            <text:p/>
          </table:table-cell>
          <table:table-cell table:formula="of:=IF(ISBLANK([.$B87]);&quot;&quot;;IF([.G87]=&quot;x&quot;;[.J87];0))">
            <text:p/>
          </table:table-cell>
          <table:table-cell table:formula="of:=IF(ISBLANK([.$B87]);&quot;&quot;;IF([.F87]&gt;=[$Paramètres.$C$7];[.L87];0))">
            <text:p/>
          </table:table-cell>
          <table:table-cell table:formula="of:=IF(ISBLANK([.$B87]);&quot;&quot;;IF([.H87]=&quot;x&quot;;[.J87];0))">
            <text:p/>
          </table:table-cell>
          <table:table-cell table:formula="of:=IF(ISBLANK([.$B87]);&quot;&quot;;IF([.F87]&gt;=[$Paramètres.$C$7];[.N87];0))">
            <text:p/>
          </table:table-cell>
          <table:table-cell/>
          <table:table-cell table:formula="of:=IF([.$C87]=&quot;Navigation&quot;;[.$J87];0)" office:value-type="float" office:value="0" calcext:value-type="float">
            <text:p>0</text:p>
          </table:table-cell>
          <table:table-cell table:formula="of:=IF([.$C87]=&quot;Sécurité&quot;;[.$J87];0)" office:value-type="float" office:value="0" calcext:value-type="float">
            <text:p>0</text:p>
          </table:table-cell>
          <table:table-cell table:formula="of:=IF([.$C87]=&quot;Maintenance&quot;;[.$J87];0)" office:value-type="float" office:value="0" calcext:value-type="float">
            <text:p>0</text:p>
          </table:table-cell>
          <table:table-cell table:formula="of:=IF([.$C87]=&quot;Confort&quot;;[.$J87];0)" office:value-type="float" office:value="0" calcext:value-type="float">
            <text:p>0</text:p>
          </table:table-cell>
          <table:table-cell table:style-name="ce11" table:formula="of:=IF([.$C87]=&quot;Navigation&quot;;[.$K87];0)" office:value-type="float" office:value="0" calcext:value-type="float">
            <text:p>0</text:p>
          </table:table-cell>
          <table:table-cell table:style-name="ce11" table:formula="of:=IF([.$C87]=&quot;Sécurité&quot;;[.$K87];0)" office:value-type="float" office:value="0" calcext:value-type="float">
            <text:p>0</text:p>
          </table:table-cell>
          <table:table-cell table:style-name="ce11" table:formula="of:=IF([.$C87]=&quot;Maintenance&quot;;[.$K87];0)" office:value-type="float" office:value="0" calcext:value-type="float">
            <text:p>0</text:p>
          </table:table-cell>
          <table:table-cell table:style-name="ce11" table:formula="of:=IF([.$C87]=&quot;Confort&quot;;[.$K87];0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table:number-columns-repeated="9"/>
          <table:table-cell table:formula="of:=IF(ISBLANK([.$B88]);&quot;&quot;;COM.MICROSOFT.CEILING.PRECISE(IF([.E88]=12;[.D88]*(1+[$Paramètres.$C$5]);IF([.E88]=230;[.D88]*(1+[$Paramètres.$C$4]);IF([.E88]=[$Paramètres.$C$6];[.D88];'err')));10))">
            <text:p/>
          </table:table-cell>
          <table:table-cell table:formula="of:=IF(ISBLANK([.$B88]);&quot;&quot;;[.J88]*[.F88])">
            <text:p/>
          </table:table-cell>
          <table:table-cell table:formula="of:=IF(ISBLANK([.$B88]);&quot;&quot;;IF([.G88]=&quot;x&quot;;[.J88];0))">
            <text:p/>
          </table:table-cell>
          <table:table-cell table:formula="of:=IF(ISBLANK([.$B88]);&quot;&quot;;IF([.F88]&gt;=[$Paramètres.$C$7];[.L88];0))">
            <text:p/>
          </table:table-cell>
          <table:table-cell table:formula="of:=IF(ISBLANK([.$B88]);&quot;&quot;;IF([.H88]=&quot;x&quot;;[.J88];0))">
            <text:p/>
          </table:table-cell>
          <table:table-cell table:formula="of:=IF(ISBLANK([.$B88]);&quot;&quot;;IF([.F88]&gt;=[$Paramètres.$C$7];[.N88];0))">
            <text:p/>
          </table:table-cell>
          <table:table-cell/>
          <table:table-cell table:formula="of:=IF([.$C88]=&quot;Navigation&quot;;[.$J88];0)" office:value-type="float" office:value="0" calcext:value-type="float">
            <text:p>0</text:p>
          </table:table-cell>
          <table:table-cell table:formula="of:=IF([.$C88]=&quot;Sécurité&quot;;[.$J88];0)" office:value-type="float" office:value="0" calcext:value-type="float">
            <text:p>0</text:p>
          </table:table-cell>
          <table:table-cell table:formula="of:=IF([.$C88]=&quot;Maintenance&quot;;[.$J88];0)" office:value-type="float" office:value="0" calcext:value-type="float">
            <text:p>0</text:p>
          </table:table-cell>
          <table:table-cell table:formula="of:=IF([.$C88]=&quot;Confort&quot;;[.$J88];0)" office:value-type="float" office:value="0" calcext:value-type="float">
            <text:p>0</text:p>
          </table:table-cell>
          <table:table-cell table:style-name="ce11" table:formula="of:=IF([.$C88]=&quot;Navigation&quot;;[.$K88];0)" office:value-type="float" office:value="0" calcext:value-type="float">
            <text:p>0</text:p>
          </table:table-cell>
          <table:table-cell table:style-name="ce11" table:formula="of:=IF([.$C88]=&quot;Sécurité&quot;;[.$K88];0)" office:value-type="float" office:value="0" calcext:value-type="float">
            <text:p>0</text:p>
          </table:table-cell>
          <table:table-cell table:style-name="ce11" table:formula="of:=IF([.$C88]=&quot;Maintenance&quot;;[.$K88];0)" office:value-type="float" office:value="0" calcext:value-type="float">
            <text:p>0</text:p>
          </table:table-cell>
          <table:table-cell table:style-name="ce11" table:formula="of:=IF([.$C88]=&quot;Confort&quot;;[.$K88];0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table:number-columns-repeated="9"/>
          <table:table-cell table:formula="of:=IF(ISBLANK([.$B89]);&quot;&quot;;COM.MICROSOFT.CEILING.PRECISE(IF([.E89]=12;[.D89]*(1+[$Paramètres.$C$5]);IF([.E89]=230;[.D89]*(1+[$Paramètres.$C$4]);IF([.E89]=[$Paramètres.$C$6];[.D89];'err')));10))">
            <text:p/>
          </table:table-cell>
          <table:table-cell table:formula="of:=IF(ISBLANK([.$B89]);&quot;&quot;;[.J89]*[.F89])">
            <text:p/>
          </table:table-cell>
          <table:table-cell table:formula="of:=IF(ISBLANK([.$B89]);&quot;&quot;;IF([.G89]=&quot;x&quot;;[.J89];0))">
            <text:p/>
          </table:table-cell>
          <table:table-cell table:formula="of:=IF(ISBLANK([.$B89]);&quot;&quot;;IF([.F89]&gt;=[$Paramètres.$C$7];[.L89];0))">
            <text:p/>
          </table:table-cell>
          <table:table-cell table:formula="of:=IF(ISBLANK([.$B89]);&quot;&quot;;IF([.H89]=&quot;x&quot;;[.J89];0))">
            <text:p/>
          </table:table-cell>
          <table:table-cell table:formula="of:=IF(ISBLANK([.$B89]);&quot;&quot;;IF([.F89]&gt;=[$Paramètres.$C$7];[.N89];0))">
            <text:p/>
          </table:table-cell>
          <table:table-cell/>
          <table:table-cell table:formula="of:=IF([.$C89]=&quot;Navigation&quot;;[.$J89];0)" office:value-type="float" office:value="0" calcext:value-type="float">
            <text:p>0</text:p>
          </table:table-cell>
          <table:table-cell table:formula="of:=IF([.$C89]=&quot;Sécurité&quot;;[.$J89];0)" office:value-type="float" office:value="0" calcext:value-type="float">
            <text:p>0</text:p>
          </table:table-cell>
          <table:table-cell table:formula="of:=IF([.$C89]=&quot;Maintenance&quot;;[.$J89];0)" office:value-type="float" office:value="0" calcext:value-type="float">
            <text:p>0</text:p>
          </table:table-cell>
          <table:table-cell table:formula="of:=IF([.$C89]=&quot;Confort&quot;;[.$J89];0)" office:value-type="float" office:value="0" calcext:value-type="float">
            <text:p>0</text:p>
          </table:table-cell>
          <table:table-cell table:style-name="ce11" table:formula="of:=IF([.$C89]=&quot;Navigation&quot;;[.$K89];0)" office:value-type="float" office:value="0" calcext:value-type="float">
            <text:p>0</text:p>
          </table:table-cell>
          <table:table-cell table:style-name="ce11" table:formula="of:=IF([.$C89]=&quot;Sécurité&quot;;[.$K89];0)" office:value-type="float" office:value="0" calcext:value-type="float">
            <text:p>0</text:p>
          </table:table-cell>
          <table:table-cell table:style-name="ce11" table:formula="of:=IF([.$C89]=&quot;Maintenance&quot;;[.$K89];0)" office:value-type="float" office:value="0" calcext:value-type="float">
            <text:p>0</text:p>
          </table:table-cell>
          <table:table-cell table:style-name="ce11" table:formula="of:=IF([.$C89]=&quot;Confort&quot;;[.$K89];0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table:number-columns-repeated="9"/>
          <table:table-cell table:formula="of:=IF(ISBLANK([.$B90]);&quot;&quot;;COM.MICROSOFT.CEILING.PRECISE(IF([.E90]=12;[.D90]*(1+[$Paramètres.$C$5]);IF([.E90]=230;[.D90]*(1+[$Paramètres.$C$4]);IF([.E90]=[$Paramètres.$C$6];[.D90];'err')));10))">
            <text:p/>
          </table:table-cell>
          <table:table-cell table:formula="of:=IF(ISBLANK([.$B90]);&quot;&quot;;[.J90]*[.F90])">
            <text:p/>
          </table:table-cell>
          <table:table-cell table:formula="of:=IF(ISBLANK([.$B90]);&quot;&quot;;IF([.G90]=&quot;x&quot;;[.J90];0))">
            <text:p/>
          </table:table-cell>
          <table:table-cell table:formula="of:=IF(ISBLANK([.$B90]);&quot;&quot;;IF([.F90]&gt;=[$Paramètres.$C$7];[.L90];0))">
            <text:p/>
          </table:table-cell>
          <table:table-cell table:formula="of:=IF(ISBLANK([.$B90]);&quot;&quot;;IF([.H90]=&quot;x&quot;;[.J90];0))">
            <text:p/>
          </table:table-cell>
          <table:table-cell table:formula="of:=IF(ISBLANK([.$B90]);&quot;&quot;;IF([.F90]&gt;=[$Paramètres.$C$7];[.N90];0))">
            <text:p/>
          </table:table-cell>
          <table:table-cell/>
          <table:table-cell table:formula="of:=IF([.$C90]=&quot;Navigation&quot;;[.$J90];0)" office:value-type="float" office:value="0" calcext:value-type="float">
            <text:p>0</text:p>
          </table:table-cell>
          <table:table-cell table:formula="of:=IF([.$C90]=&quot;Sécurité&quot;;[.$J90];0)" office:value-type="float" office:value="0" calcext:value-type="float">
            <text:p>0</text:p>
          </table:table-cell>
          <table:table-cell table:formula="of:=IF([.$C90]=&quot;Maintenance&quot;;[.$J90];0)" office:value-type="float" office:value="0" calcext:value-type="float">
            <text:p>0</text:p>
          </table:table-cell>
          <table:table-cell table:formula="of:=IF([.$C90]=&quot;Confort&quot;;[.$J90];0)" office:value-type="float" office:value="0" calcext:value-type="float">
            <text:p>0</text:p>
          </table:table-cell>
          <table:table-cell table:style-name="ce11" table:formula="of:=IF([.$C90]=&quot;Navigation&quot;;[.$K90];0)" office:value-type="float" office:value="0" calcext:value-type="float">
            <text:p>0</text:p>
          </table:table-cell>
          <table:table-cell table:style-name="ce11" table:formula="of:=IF([.$C90]=&quot;Sécurité&quot;;[.$K90];0)" office:value-type="float" office:value="0" calcext:value-type="float">
            <text:p>0</text:p>
          </table:table-cell>
          <table:table-cell table:style-name="ce11" table:formula="of:=IF([.$C90]=&quot;Maintenance&quot;;[.$K90];0)" office:value-type="float" office:value="0" calcext:value-type="float">
            <text:p>0</text:p>
          </table:table-cell>
          <table:table-cell table:style-name="ce11" table:formula="of:=IF([.$C90]=&quot;Confort&quot;;[.$K90];0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table:number-columns-repeated="9"/>
          <table:table-cell table:formula="of:=IF(ISBLANK([.$B91]);&quot;&quot;;COM.MICROSOFT.CEILING.PRECISE(IF([.E91]=12;[.D91]*(1+[$Paramètres.$C$5]);IF([.E91]=230;[.D91]*(1+[$Paramètres.$C$4]);IF([.E91]=[$Paramètres.$C$6];[.D91];'err')));10))">
            <text:p/>
          </table:table-cell>
          <table:table-cell table:formula="of:=IF(ISBLANK([.$B91]);&quot;&quot;;[.J91]*[.F91])">
            <text:p/>
          </table:table-cell>
          <table:table-cell table:formula="of:=IF(ISBLANK([.$B91]);&quot;&quot;;IF([.G91]=&quot;x&quot;;[.J91];0))">
            <text:p/>
          </table:table-cell>
          <table:table-cell table:formula="of:=IF(ISBLANK([.$B91]);&quot;&quot;;IF([.F91]&gt;=[$Paramètres.$C$7];[.L91];0))">
            <text:p/>
          </table:table-cell>
          <table:table-cell table:formula="of:=IF(ISBLANK([.$B91]);&quot;&quot;;IF([.H91]=&quot;x&quot;;[.J91];0))">
            <text:p/>
          </table:table-cell>
          <table:table-cell table:formula="of:=IF(ISBLANK([.$B91]);&quot;&quot;;IF([.F91]&gt;=[$Paramètres.$C$7];[.N91];0))">
            <text:p/>
          </table:table-cell>
          <table:table-cell/>
          <table:table-cell table:formula="of:=IF([.$C91]=&quot;Navigation&quot;;[.$J91];0)" office:value-type="float" office:value="0" calcext:value-type="float">
            <text:p>0</text:p>
          </table:table-cell>
          <table:table-cell table:formula="of:=IF([.$C91]=&quot;Sécurité&quot;;[.$J91];0)" office:value-type="float" office:value="0" calcext:value-type="float">
            <text:p>0</text:p>
          </table:table-cell>
          <table:table-cell table:formula="of:=IF([.$C91]=&quot;Maintenance&quot;;[.$J91];0)" office:value-type="float" office:value="0" calcext:value-type="float">
            <text:p>0</text:p>
          </table:table-cell>
          <table:table-cell table:formula="of:=IF([.$C91]=&quot;Confort&quot;;[.$J91];0)" office:value-type="float" office:value="0" calcext:value-type="float">
            <text:p>0</text:p>
          </table:table-cell>
          <table:table-cell table:style-name="ce11" table:formula="of:=IF([.$C91]=&quot;Navigation&quot;;[.$K91];0)" office:value-type="float" office:value="0" calcext:value-type="float">
            <text:p>0</text:p>
          </table:table-cell>
          <table:table-cell table:style-name="ce11" table:formula="of:=IF([.$C91]=&quot;Sécurité&quot;;[.$K91];0)" office:value-type="float" office:value="0" calcext:value-type="float">
            <text:p>0</text:p>
          </table:table-cell>
          <table:table-cell table:style-name="ce11" table:formula="of:=IF([.$C91]=&quot;Maintenance&quot;;[.$K91];0)" office:value-type="float" office:value="0" calcext:value-type="float">
            <text:p>0</text:p>
          </table:table-cell>
          <table:table-cell table:style-name="ce11" table:formula="of:=IF([.$C91]=&quot;Confort&quot;;[.$K91];0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table:number-columns-repeated="9"/>
          <table:table-cell table:formula="of:=IF(ISBLANK([.$B92]);&quot;&quot;;COM.MICROSOFT.CEILING.PRECISE(IF([.E92]=12;[.D92]*(1+[$Paramètres.$C$5]);IF([.E92]=230;[.D92]*(1+[$Paramètres.$C$4]);IF([.E92]=[$Paramètres.$C$6];[.D92];'err')));10))">
            <text:p/>
          </table:table-cell>
          <table:table-cell table:formula="of:=IF(ISBLANK([.$B92]);&quot;&quot;;[.J92]*[.F92])">
            <text:p/>
          </table:table-cell>
          <table:table-cell table:formula="of:=IF(ISBLANK([.$B92]);&quot;&quot;;IF([.G92]=&quot;x&quot;;[.J92];0))">
            <text:p/>
          </table:table-cell>
          <table:table-cell table:formula="of:=IF(ISBLANK([.$B92]);&quot;&quot;;IF([.F92]&gt;=[$Paramètres.$C$7];[.L92];0))">
            <text:p/>
          </table:table-cell>
          <table:table-cell table:formula="of:=IF(ISBLANK([.$B92]);&quot;&quot;;IF([.H92]=&quot;x&quot;;[.J92];0))">
            <text:p/>
          </table:table-cell>
          <table:table-cell table:formula="of:=IF(ISBLANK([.$B92]);&quot;&quot;;IF([.F92]&gt;=[$Paramètres.$C$7];[.N92];0))">
            <text:p/>
          </table:table-cell>
          <table:table-cell/>
          <table:table-cell table:formula="of:=IF([.$C92]=&quot;Navigation&quot;;[.$J92];0)" office:value-type="float" office:value="0" calcext:value-type="float">
            <text:p>0</text:p>
          </table:table-cell>
          <table:table-cell table:formula="of:=IF([.$C92]=&quot;Sécurité&quot;;[.$J92];0)" office:value-type="float" office:value="0" calcext:value-type="float">
            <text:p>0</text:p>
          </table:table-cell>
          <table:table-cell table:formula="of:=IF([.$C92]=&quot;Maintenance&quot;;[.$J92];0)" office:value-type="float" office:value="0" calcext:value-type="float">
            <text:p>0</text:p>
          </table:table-cell>
          <table:table-cell table:formula="of:=IF([.$C92]=&quot;Confort&quot;;[.$J92];0)" office:value-type="float" office:value="0" calcext:value-type="float">
            <text:p>0</text:p>
          </table:table-cell>
          <table:table-cell table:style-name="ce11" table:formula="of:=IF([.$C92]=&quot;Navigation&quot;;[.$K92];0)" office:value-type="float" office:value="0" calcext:value-type="float">
            <text:p>0</text:p>
          </table:table-cell>
          <table:table-cell table:style-name="ce11" table:formula="of:=IF([.$C92]=&quot;Sécurité&quot;;[.$K92];0)" office:value-type="float" office:value="0" calcext:value-type="float">
            <text:p>0</text:p>
          </table:table-cell>
          <table:table-cell table:style-name="ce11" table:formula="of:=IF([.$C92]=&quot;Maintenance&quot;;[.$K92];0)" office:value-type="float" office:value="0" calcext:value-type="float">
            <text:p>0</text:p>
          </table:table-cell>
          <table:table-cell table:style-name="ce11" table:formula="of:=IF([.$C92]=&quot;Confort&quot;;[.$K92];0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table:number-columns-repeated="9"/>
          <table:table-cell table:formula="of:=IF(ISBLANK([.$B93]);&quot;&quot;;COM.MICROSOFT.CEILING.PRECISE(IF([.E93]=12;[.D93]*(1+[$Paramètres.$C$5]);IF([.E93]=230;[.D93]*(1+[$Paramètres.$C$4]);IF([.E93]=[$Paramètres.$C$6];[.D93];'err')));10))">
            <text:p/>
          </table:table-cell>
          <table:table-cell table:formula="of:=IF(ISBLANK([.$B93]);&quot;&quot;;[.J93]*[.F93])">
            <text:p/>
          </table:table-cell>
          <table:table-cell table:formula="of:=IF(ISBLANK([.$B93]);&quot;&quot;;IF([.G93]=&quot;x&quot;;[.J93];0))">
            <text:p/>
          </table:table-cell>
          <table:table-cell table:formula="of:=IF(ISBLANK([.$B93]);&quot;&quot;;IF([.F93]&gt;=[$Paramètres.$C$7];[.L93];0))">
            <text:p/>
          </table:table-cell>
          <table:table-cell table:formula="of:=IF(ISBLANK([.$B93]);&quot;&quot;;IF([.H93]=&quot;x&quot;;[.J93];0))">
            <text:p/>
          </table:table-cell>
          <table:table-cell table:formula="of:=IF(ISBLANK([.$B93]);&quot;&quot;;IF([.F93]&gt;=[$Paramètres.$C$7];[.N93];0))">
            <text:p/>
          </table:table-cell>
          <table:table-cell/>
          <table:table-cell table:formula="of:=IF([.$C93]=&quot;Navigation&quot;;[.$J93];0)" office:value-type="float" office:value="0" calcext:value-type="float">
            <text:p>0</text:p>
          </table:table-cell>
          <table:table-cell table:formula="of:=IF([.$C93]=&quot;Sécurité&quot;;[.$J93];0)" office:value-type="float" office:value="0" calcext:value-type="float">
            <text:p>0</text:p>
          </table:table-cell>
          <table:table-cell table:formula="of:=IF([.$C93]=&quot;Maintenance&quot;;[.$J93];0)" office:value-type="float" office:value="0" calcext:value-type="float">
            <text:p>0</text:p>
          </table:table-cell>
          <table:table-cell table:formula="of:=IF([.$C93]=&quot;Confort&quot;;[.$J93];0)" office:value-type="float" office:value="0" calcext:value-type="float">
            <text:p>0</text:p>
          </table:table-cell>
          <table:table-cell table:style-name="ce11" table:formula="of:=IF([.$C93]=&quot;Navigation&quot;;[.$K93];0)" office:value-type="float" office:value="0" calcext:value-type="float">
            <text:p>0</text:p>
          </table:table-cell>
          <table:table-cell table:style-name="ce11" table:formula="of:=IF([.$C93]=&quot;Sécurité&quot;;[.$K93];0)" office:value-type="float" office:value="0" calcext:value-type="float">
            <text:p>0</text:p>
          </table:table-cell>
          <table:table-cell table:style-name="ce11" table:formula="of:=IF([.$C93]=&quot;Maintenance&quot;;[.$K93];0)" office:value-type="float" office:value="0" calcext:value-type="float">
            <text:p>0</text:p>
          </table:table-cell>
          <table:table-cell table:style-name="ce11" table:formula="of:=IF([.$C93]=&quot;Confort&quot;;[.$K93];0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table:number-columns-repeated="9"/>
          <table:table-cell table:formula="of:=IF(ISBLANK([.$B94]);&quot;&quot;;COM.MICROSOFT.CEILING.PRECISE(IF([.E94]=12;[.D94]*(1+[$Paramètres.$C$5]);IF([.E94]=230;[.D94]*(1+[$Paramètres.$C$4]);IF([.E94]=[$Paramètres.$C$6];[.D94];'err')));10))">
            <text:p/>
          </table:table-cell>
          <table:table-cell table:formula="of:=IF(ISBLANK([.$B94]);&quot;&quot;;[.J94]*[.F94])">
            <text:p/>
          </table:table-cell>
          <table:table-cell table:formula="of:=IF(ISBLANK([.$B94]);&quot;&quot;;IF([.G94]=&quot;x&quot;;[.J94];0))">
            <text:p/>
          </table:table-cell>
          <table:table-cell table:formula="of:=IF(ISBLANK([.$B94]);&quot;&quot;;IF([.F94]&gt;=[$Paramètres.$C$7];[.L94];0))">
            <text:p/>
          </table:table-cell>
          <table:table-cell table:formula="of:=IF(ISBLANK([.$B94]);&quot;&quot;;IF([.H94]=&quot;x&quot;;[.J94];0))">
            <text:p/>
          </table:table-cell>
          <table:table-cell table:formula="of:=IF(ISBLANK([.$B94]);&quot;&quot;;IF([.F94]&gt;=[$Paramètres.$C$7];[.N94];0))">
            <text:p/>
          </table:table-cell>
          <table:table-cell/>
          <table:table-cell table:formula="of:=IF([.$C94]=&quot;Navigation&quot;;[.$J94];0)" office:value-type="float" office:value="0" calcext:value-type="float">
            <text:p>0</text:p>
          </table:table-cell>
          <table:table-cell table:formula="of:=IF([.$C94]=&quot;Sécurité&quot;;[.$J94];0)" office:value-type="float" office:value="0" calcext:value-type="float">
            <text:p>0</text:p>
          </table:table-cell>
          <table:table-cell table:formula="of:=IF([.$C94]=&quot;Maintenance&quot;;[.$J94];0)" office:value-type="float" office:value="0" calcext:value-type="float">
            <text:p>0</text:p>
          </table:table-cell>
          <table:table-cell table:formula="of:=IF([.$C94]=&quot;Confort&quot;;[.$J94];0)" office:value-type="float" office:value="0" calcext:value-type="float">
            <text:p>0</text:p>
          </table:table-cell>
          <table:table-cell table:style-name="ce11" table:formula="of:=IF([.$C94]=&quot;Navigation&quot;;[.$K94];0)" office:value-type="float" office:value="0" calcext:value-type="float">
            <text:p>0</text:p>
          </table:table-cell>
          <table:table-cell table:style-name="ce11" table:formula="of:=IF([.$C94]=&quot;Sécurité&quot;;[.$K94];0)" office:value-type="float" office:value="0" calcext:value-type="float">
            <text:p>0</text:p>
          </table:table-cell>
          <table:table-cell table:style-name="ce11" table:formula="of:=IF([.$C94]=&quot;Maintenance&quot;;[.$K94];0)" office:value-type="float" office:value="0" calcext:value-type="float">
            <text:p>0</text:p>
          </table:table-cell>
          <table:table-cell table:style-name="ce11" table:formula="of:=IF([.$C94]=&quot;Confort&quot;;[.$K94];0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table:number-columns-repeated="9"/>
          <table:table-cell table:formula="of:=IF(ISBLANK([.$B95]);&quot;&quot;;COM.MICROSOFT.CEILING.PRECISE(IF([.E95]=12;[.D95]*(1+[$Paramètres.$C$5]);IF([.E95]=230;[.D95]*(1+[$Paramètres.$C$4]);IF([.E95]=[$Paramètres.$C$6];[.D95];'err')));10))">
            <text:p/>
          </table:table-cell>
          <table:table-cell table:formula="of:=IF(ISBLANK([.$B95]);&quot;&quot;;[.J95]*[.F95])">
            <text:p/>
          </table:table-cell>
          <table:table-cell table:formula="of:=IF(ISBLANK([.$B95]);&quot;&quot;;IF([.G95]=&quot;x&quot;;[.J95];0))">
            <text:p/>
          </table:table-cell>
          <table:table-cell table:formula="of:=IF(ISBLANK([.$B95]);&quot;&quot;;IF([.F95]&gt;=[$Paramètres.$C$7];[.L95];0))">
            <text:p/>
          </table:table-cell>
          <table:table-cell table:formula="of:=IF(ISBLANK([.$B95]);&quot;&quot;;IF([.H95]=&quot;x&quot;;[.J95];0))">
            <text:p/>
          </table:table-cell>
          <table:table-cell table:formula="of:=IF(ISBLANK([.$B95]);&quot;&quot;;IF([.F95]&gt;=[$Paramètres.$C$7];[.N95];0))">
            <text:p/>
          </table:table-cell>
          <table:table-cell/>
          <table:table-cell table:formula="of:=IF([.$C95]=&quot;Navigation&quot;;[.$J95];0)" office:value-type="float" office:value="0" calcext:value-type="float">
            <text:p>0</text:p>
          </table:table-cell>
          <table:table-cell table:formula="of:=IF([.$C95]=&quot;Sécurité&quot;;[.$J95];0)" office:value-type="float" office:value="0" calcext:value-type="float">
            <text:p>0</text:p>
          </table:table-cell>
          <table:table-cell table:formula="of:=IF([.$C95]=&quot;Maintenance&quot;;[.$J95];0)" office:value-type="float" office:value="0" calcext:value-type="float">
            <text:p>0</text:p>
          </table:table-cell>
          <table:table-cell table:formula="of:=IF([.$C95]=&quot;Confort&quot;;[.$J95];0)" office:value-type="float" office:value="0" calcext:value-type="float">
            <text:p>0</text:p>
          </table:table-cell>
          <table:table-cell table:style-name="ce11" table:formula="of:=IF([.$C95]=&quot;Navigation&quot;;[.$K95];0)" office:value-type="float" office:value="0" calcext:value-type="float">
            <text:p>0</text:p>
          </table:table-cell>
          <table:table-cell table:style-name="ce11" table:formula="of:=IF([.$C95]=&quot;Sécurité&quot;;[.$K95];0)" office:value-type="float" office:value="0" calcext:value-type="float">
            <text:p>0</text:p>
          </table:table-cell>
          <table:table-cell table:style-name="ce11" table:formula="of:=IF([.$C95]=&quot;Maintenance&quot;;[.$K95];0)" office:value-type="float" office:value="0" calcext:value-type="float">
            <text:p>0</text:p>
          </table:table-cell>
          <table:table-cell table:style-name="ce11" table:formula="of:=IF([.$C95]=&quot;Confort&quot;;[.$K95];0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table:number-columns-repeated="9"/>
          <table:table-cell table:formula="of:=IF(ISBLANK([.$B96]);&quot;&quot;;COM.MICROSOFT.CEILING.PRECISE(IF([.E96]=12;[.D96]*(1+[$Paramètres.$C$5]);IF([.E96]=230;[.D96]*(1+[$Paramètres.$C$4]);IF([.E96]=[$Paramètres.$C$6];[.D96];'err')));10))">
            <text:p/>
          </table:table-cell>
          <table:table-cell table:formula="of:=IF(ISBLANK([.$B96]);&quot;&quot;;[.J96]*[.F96])">
            <text:p/>
          </table:table-cell>
          <table:table-cell table:formula="of:=IF(ISBLANK([.$B96]);&quot;&quot;;IF([.G96]=&quot;x&quot;;[.J96];0))">
            <text:p/>
          </table:table-cell>
          <table:table-cell table:formula="of:=IF(ISBLANK([.$B96]);&quot;&quot;;IF([.F96]&gt;=[$Paramètres.$C$7];[.L96];0))">
            <text:p/>
          </table:table-cell>
          <table:table-cell table:formula="of:=IF(ISBLANK([.$B96]);&quot;&quot;;IF([.H96]=&quot;x&quot;;[.J96];0))">
            <text:p/>
          </table:table-cell>
          <table:table-cell table:formula="of:=IF(ISBLANK([.$B96]);&quot;&quot;;IF([.F96]&gt;=[$Paramètres.$C$7];[.N96];0))">
            <text:p/>
          </table:table-cell>
          <table:table-cell/>
          <table:table-cell table:formula="of:=IF([.$C96]=&quot;Navigation&quot;;[.$J96];0)" office:value-type="float" office:value="0" calcext:value-type="float">
            <text:p>0</text:p>
          </table:table-cell>
          <table:table-cell table:formula="of:=IF([.$C96]=&quot;Sécurité&quot;;[.$J96];0)" office:value-type="float" office:value="0" calcext:value-type="float">
            <text:p>0</text:p>
          </table:table-cell>
          <table:table-cell table:formula="of:=IF([.$C96]=&quot;Maintenance&quot;;[.$J96];0)" office:value-type="float" office:value="0" calcext:value-type="float">
            <text:p>0</text:p>
          </table:table-cell>
          <table:table-cell table:formula="of:=IF([.$C96]=&quot;Confort&quot;;[.$J96];0)" office:value-type="float" office:value="0" calcext:value-type="float">
            <text:p>0</text:p>
          </table:table-cell>
          <table:table-cell table:style-name="ce11" table:formula="of:=IF([.$C96]=&quot;Navigation&quot;;[.$K96];0)" office:value-type="float" office:value="0" calcext:value-type="float">
            <text:p>0</text:p>
          </table:table-cell>
          <table:table-cell table:style-name="ce11" table:formula="of:=IF([.$C96]=&quot;Sécurité&quot;;[.$K96];0)" office:value-type="float" office:value="0" calcext:value-type="float">
            <text:p>0</text:p>
          </table:table-cell>
          <table:table-cell table:style-name="ce11" table:formula="of:=IF([.$C96]=&quot;Maintenance&quot;;[.$K96];0)" office:value-type="float" office:value="0" calcext:value-type="float">
            <text:p>0</text:p>
          </table:table-cell>
          <table:table-cell table:style-name="ce11" table:formula="of:=IF([.$C96]=&quot;Confort&quot;;[.$K96];0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table:number-columns-repeated="9"/>
          <table:table-cell table:formula="of:=IF(ISBLANK([.$B97]);&quot;&quot;;COM.MICROSOFT.CEILING.PRECISE(IF([.E97]=12;[.D97]*(1+[$Paramètres.$C$5]);IF([.E97]=230;[.D97]*(1+[$Paramètres.$C$4]);IF([.E97]=[$Paramètres.$C$6];[.D97];'err')));10))">
            <text:p/>
          </table:table-cell>
          <table:table-cell table:formula="of:=IF(ISBLANK([.$B97]);&quot;&quot;;[.J97]*[.F97])">
            <text:p/>
          </table:table-cell>
          <table:table-cell table:formula="of:=IF(ISBLANK([.$B97]);&quot;&quot;;IF([.G97]=&quot;x&quot;;[.J97];0))">
            <text:p/>
          </table:table-cell>
          <table:table-cell table:formula="of:=IF(ISBLANK([.$B97]);&quot;&quot;;IF([.F97]&gt;=[$Paramètres.$C$7];[.L97];0))">
            <text:p/>
          </table:table-cell>
          <table:table-cell table:formula="of:=IF(ISBLANK([.$B97]);&quot;&quot;;IF([.H97]=&quot;x&quot;;[.J97];0))">
            <text:p/>
          </table:table-cell>
          <table:table-cell table:formula="of:=IF(ISBLANK([.$B97]);&quot;&quot;;IF([.F97]&gt;=[$Paramètres.$C$7];[.N97];0))">
            <text:p/>
          </table:table-cell>
          <table:table-cell/>
          <table:table-cell table:formula="of:=IF([.$C97]=&quot;Navigation&quot;;[.$J97];0)" office:value-type="float" office:value="0" calcext:value-type="float">
            <text:p>0</text:p>
          </table:table-cell>
          <table:table-cell table:formula="of:=IF([.$C97]=&quot;Sécurité&quot;;[.$J97];0)" office:value-type="float" office:value="0" calcext:value-type="float">
            <text:p>0</text:p>
          </table:table-cell>
          <table:table-cell table:formula="of:=IF([.$C97]=&quot;Maintenance&quot;;[.$J97];0)" office:value-type="float" office:value="0" calcext:value-type="float">
            <text:p>0</text:p>
          </table:table-cell>
          <table:table-cell table:formula="of:=IF([.$C97]=&quot;Confort&quot;;[.$J97];0)" office:value-type="float" office:value="0" calcext:value-type="float">
            <text:p>0</text:p>
          </table:table-cell>
          <table:table-cell table:style-name="ce11" table:formula="of:=IF([.$C97]=&quot;Navigation&quot;;[.$K97];0)" office:value-type="float" office:value="0" calcext:value-type="float">
            <text:p>0</text:p>
          </table:table-cell>
          <table:table-cell table:style-name="ce11" table:formula="of:=IF([.$C97]=&quot;Sécurité&quot;;[.$K97];0)" office:value-type="float" office:value="0" calcext:value-type="float">
            <text:p>0</text:p>
          </table:table-cell>
          <table:table-cell table:style-name="ce11" table:formula="of:=IF([.$C97]=&quot;Maintenance&quot;;[.$K97];0)" office:value-type="float" office:value="0" calcext:value-type="float">
            <text:p>0</text:p>
          </table:table-cell>
          <table:table-cell table:style-name="ce11" table:formula="of:=IF([.$C97]=&quot;Confort&quot;;[.$K97];0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table:number-columns-repeated="9"/>
          <table:table-cell table:formula="of:=IF(ISBLANK([.$B98]);&quot;&quot;;COM.MICROSOFT.CEILING.PRECISE(IF([.E98]=12;[.D98]*(1+[$Paramètres.$C$5]);IF([.E98]=230;[.D98]*(1+[$Paramètres.$C$4]);IF([.E98]=[$Paramètres.$C$6];[.D98];'err')));10))">
            <text:p/>
          </table:table-cell>
          <table:table-cell table:formula="of:=IF(ISBLANK([.$B98]);&quot;&quot;;[.J98]*[.F98])">
            <text:p/>
          </table:table-cell>
          <table:table-cell table:formula="of:=IF(ISBLANK([.$B98]);&quot;&quot;;IF([.G98]=&quot;x&quot;;[.J98];0))">
            <text:p/>
          </table:table-cell>
          <table:table-cell table:formula="of:=IF(ISBLANK([.$B98]);&quot;&quot;;IF([.F98]&gt;=[$Paramètres.$C$7];[.L98];0))">
            <text:p/>
          </table:table-cell>
          <table:table-cell table:formula="of:=IF(ISBLANK([.$B98]);&quot;&quot;;IF([.H98]=&quot;x&quot;;[.J98];0))">
            <text:p/>
          </table:table-cell>
          <table:table-cell table:formula="of:=IF(ISBLANK([.$B98]);&quot;&quot;;IF([.F98]&gt;=[$Paramètres.$C$7];[.N98];0))">
            <text:p/>
          </table:table-cell>
          <table:table-cell/>
          <table:table-cell table:formula="of:=IF([.$C98]=&quot;Navigation&quot;;[.$J98];0)" office:value-type="float" office:value="0" calcext:value-type="float">
            <text:p>0</text:p>
          </table:table-cell>
          <table:table-cell table:formula="of:=IF([.$C98]=&quot;Sécurité&quot;;[.$J98];0)" office:value-type="float" office:value="0" calcext:value-type="float">
            <text:p>0</text:p>
          </table:table-cell>
          <table:table-cell table:formula="of:=IF([.$C98]=&quot;Maintenance&quot;;[.$J98];0)" office:value-type="float" office:value="0" calcext:value-type="float">
            <text:p>0</text:p>
          </table:table-cell>
          <table:table-cell table:formula="of:=IF([.$C98]=&quot;Confort&quot;;[.$J98];0)" office:value-type="float" office:value="0" calcext:value-type="float">
            <text:p>0</text:p>
          </table:table-cell>
          <table:table-cell table:style-name="ce11" table:formula="of:=IF([.$C98]=&quot;Navigation&quot;;[.$K98];0)" office:value-type="float" office:value="0" calcext:value-type="float">
            <text:p>0</text:p>
          </table:table-cell>
          <table:table-cell table:style-name="ce11" table:formula="of:=IF([.$C98]=&quot;Sécurité&quot;;[.$K98];0)" office:value-type="float" office:value="0" calcext:value-type="float">
            <text:p>0</text:p>
          </table:table-cell>
          <table:table-cell table:style-name="ce11" table:formula="of:=IF([.$C98]=&quot;Maintenance&quot;;[.$K98];0)" office:value-type="float" office:value="0" calcext:value-type="float">
            <text:p>0</text:p>
          </table:table-cell>
          <table:table-cell table:style-name="ce11" table:formula="of:=IF([.$C98]=&quot;Confort&quot;;[.$K98];0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table:number-columns-repeated="9"/>
          <table:table-cell table:formula="of:=IF(ISBLANK([.$B99]);&quot;&quot;;COM.MICROSOFT.CEILING.PRECISE(IF([.E99]=12;[.D99]*(1+[$Paramètres.$C$5]);IF([.E99]=230;[.D99]*(1+[$Paramètres.$C$4]);IF([.E99]=[$Paramètres.$C$6];[.D99];'err')));10))">
            <text:p/>
          </table:table-cell>
          <table:table-cell table:formula="of:=IF(ISBLANK([.$B99]);&quot;&quot;;[.J99]*[.F99])">
            <text:p/>
          </table:table-cell>
          <table:table-cell table:formula="of:=IF(ISBLANK([.$B99]);&quot;&quot;;IF([.G99]=&quot;x&quot;;[.J99];0))">
            <text:p/>
          </table:table-cell>
          <table:table-cell table:formula="of:=IF(ISBLANK([.$B99]);&quot;&quot;;IF([.F99]&gt;=[$Paramètres.$C$7];[.L99];0))">
            <text:p/>
          </table:table-cell>
          <table:table-cell table:formula="of:=IF(ISBLANK([.$B99]);&quot;&quot;;IF([.H99]=&quot;x&quot;;[.J99];0))">
            <text:p/>
          </table:table-cell>
          <table:table-cell table:formula="of:=IF(ISBLANK([.$B99]);&quot;&quot;;IF([.F99]&gt;=[$Paramètres.$C$7];[.N99];0))">
            <text:p/>
          </table:table-cell>
          <table:table-cell/>
          <table:table-cell table:formula="of:=IF([.$C99]=&quot;Navigation&quot;;[.$J99];0)" office:value-type="float" office:value="0" calcext:value-type="float">
            <text:p>0</text:p>
          </table:table-cell>
          <table:table-cell table:formula="of:=IF([.$C99]=&quot;Sécurité&quot;;[.$J99];0)" office:value-type="float" office:value="0" calcext:value-type="float">
            <text:p>0</text:p>
          </table:table-cell>
          <table:table-cell table:formula="of:=IF([.$C99]=&quot;Maintenance&quot;;[.$J99];0)" office:value-type="float" office:value="0" calcext:value-type="float">
            <text:p>0</text:p>
          </table:table-cell>
          <table:table-cell table:formula="of:=IF([.$C99]=&quot;Confort&quot;;[.$J99];0)" office:value-type="float" office:value="0" calcext:value-type="float">
            <text:p>0</text:p>
          </table:table-cell>
          <table:table-cell table:style-name="ce11" table:formula="of:=IF([.$C99]=&quot;Navigation&quot;;[.$K99];0)" office:value-type="float" office:value="0" calcext:value-type="float">
            <text:p>0</text:p>
          </table:table-cell>
          <table:table-cell table:style-name="ce11" table:formula="of:=IF([.$C99]=&quot;Sécurité&quot;;[.$K99];0)" office:value-type="float" office:value="0" calcext:value-type="float">
            <text:p>0</text:p>
          </table:table-cell>
          <table:table-cell table:style-name="ce11" table:formula="of:=IF([.$C99]=&quot;Maintenance&quot;;[.$K99];0)" office:value-type="float" office:value="0" calcext:value-type="float">
            <text:p>0</text:p>
          </table:table-cell>
          <table:table-cell table:style-name="ce11" table:formula="of:=IF([.$C99]=&quot;Confort&quot;;[.$K99];0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table:number-columns-repeated="9"/>
          <table:table-cell table:formula="of:=IF(ISBLANK([.$B100]);&quot;&quot;;COM.MICROSOFT.CEILING.PRECISE(IF([.E100]=12;[.D100]*(1+[$Paramètres.$C$5]);IF([.E100]=230;[.D100]*(1+[$Paramètres.$C$4]);IF([.E100]=[$Paramètres.$C$6];[.D100];'err')));10))">
            <text:p/>
          </table:table-cell>
          <table:table-cell table:formula="of:=IF(ISBLANK([.$B100]);&quot;&quot;;[.J100]*[.F100])">
            <text:p/>
          </table:table-cell>
          <table:table-cell table:formula="of:=IF(ISBLANK([.$B100]);&quot;&quot;;IF([.G100]=&quot;x&quot;;[.J100];0))">
            <text:p/>
          </table:table-cell>
          <table:table-cell table:formula="of:=IF(ISBLANK([.$B100]);&quot;&quot;;IF([.F100]&gt;=[$Paramètres.$C$7];[.L100];0))">
            <text:p/>
          </table:table-cell>
          <table:table-cell table:formula="of:=IF(ISBLANK([.$B100]);&quot;&quot;;IF([.H100]=&quot;x&quot;;[.J100];0))">
            <text:p/>
          </table:table-cell>
          <table:table-cell table:formula="of:=IF(ISBLANK([.$B100]);&quot;&quot;;IF([.F100]&gt;=[$Paramètres.$C$7];[.N100];0))">
            <text:p/>
          </table:table-cell>
          <table:table-cell/>
          <table:table-cell table:formula="of:=IF([.$C100]=&quot;Navigation&quot;;[.$J100];0)" office:value-type="float" office:value="0" calcext:value-type="float">
            <text:p>0</text:p>
          </table:table-cell>
          <table:table-cell table:formula="of:=IF([.$C100]=&quot;Sécurité&quot;;[.$J100];0)" office:value-type="float" office:value="0" calcext:value-type="float">
            <text:p>0</text:p>
          </table:table-cell>
          <table:table-cell table:formula="of:=IF([.$C100]=&quot;Maintenance&quot;;[.$J100];0)" office:value-type="float" office:value="0" calcext:value-type="float">
            <text:p>0</text:p>
          </table:table-cell>
          <table:table-cell table:formula="of:=IF([.$C100]=&quot;Confort&quot;;[.$J100];0)" office:value-type="float" office:value="0" calcext:value-type="float">
            <text:p>0</text:p>
          </table:table-cell>
          <table:table-cell table:style-name="ce11" table:formula="of:=IF([.$C100]=&quot;Navigation&quot;;[.$K100];0)" office:value-type="float" office:value="0" calcext:value-type="float">
            <text:p>0</text:p>
          </table:table-cell>
          <table:table-cell table:style-name="ce11" table:formula="of:=IF([.$C100]=&quot;Sécurité&quot;;[.$K100];0)" office:value-type="float" office:value="0" calcext:value-type="float">
            <text:p>0</text:p>
          </table:table-cell>
          <table:table-cell table:style-name="ce11" table:formula="of:=IF([.$C100]=&quot;Maintenance&quot;;[.$K100];0)" office:value-type="float" office:value="0" calcext:value-type="float">
            <text:p>0</text:p>
          </table:table-cell>
          <table:table-cell table:style-name="ce11" table:formula="of:=IF([.$C100]=&quot;Confort&quot;;[.$K100];0)" office:value-type="float" office:value="0" calcext:value-type="float">
            <text:p>0</text:p>
          </table:table-cell>
          <table:table-cell table:number-columns-repeated="1000"/>
        </table:table-row>
        <table:table-row table:style-name="ro2" table:number-rows-repeated="1048475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Consommateurs.F1:Consommateurs.F1048576">
            <calcext:condition calcext:apply-style-name="Warning" calcext:value="&gt;=[$Paramètres.$C$7]" calcext:base-cell-address="Consommateurs.F1"/>
          </calcext:conditional-format>
          <calcext:conditional-format calcext:target-range-address="Consommateurs.E1:Consommateurs.E1048576">
            <calcext:condition calcext:apply-style-name="Good" calcext:value="=[$Paramètres.$C$6]" calcext:base-cell-address="Consommateurs.E1"/>
            <calcext:condition calcext:apply-style-name="Bad" calcext:value="=230" calcext:base-cell-address="Consommateurs.E1"/>
            <calcext:condition calcext:apply-style-name="Neutral" calcext:value="=12" calcext:base-cell-address="Consommateurs.E1"/>
          </calcext:conditional-format>
          <calcext:conditional-format calcext:target-range-address="Consommateurs.D1:Consommateurs.D1048576">
            <calcext:condition calcext:apply-style-name="Warning" calcext:value="&gt;=250" calcext:base-cell-address="Consommateurs.D1"/>
          </calcext:conditional-format>
        </calcext:conditional-formats>
      </table:table>
      <table:table table:name="Paramètres" table:style-name="ta1">
        <table:table-column table:style-name="co12" table:default-cell-style-name="Default"/>
        <table:table-column table:style-name="co13" table:default-cell-style-name="ce25"/>
        <table:table-column table:style-name="co14" table:default-cell-style-name="ce24"/>
        <table:table-column table:style-name="co5" table:number-columns-repeated="1021" table:default-cell-style-name="Default"/>
        <table:table-row table:style-name="ro2">
          <table:table-cell table:number-columns-repeated="1024"/>
        </table:table-row>
        <table:table-row table:style-name="ro2">
          <table:table-cell table:style-name="ce33"/>
          <table:table-cell table:style-name="ce26" office:value-type="string" calcext:value-type="string">
            <text:p>Paramètre</text:p>
          </table:table-cell>
          <table:table-cell table:style-name="ce16" office:value-type="string" calcext:value-type="string">
            <text:p>Valeur</text:p>
          </table:table-cell>
          <table:table-cell table:style-name="ce33" table:number-columns-repeated="1021"/>
        </table:table-row>
        <table:table-row table:style-name="ro3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Rendement moyen du convertisseur 24V → 230V + pertes câbles :</text:p>
          </table:table-cell>
          <table:table-cell table:style-name="ce34" office:value-type="percentage" office:value="0.2" calcext:value-type="percentage">
            <text:p>20 %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Rendement moyen du convertisseur 24V → 12V + pertes câbles :</text:p>
          </table:table-cell>
          <table:table-cell table:style-name="ce34" office:value-type="percentage" office:value="0.1" calcext:value-type="percentage">
            <text:p>10 %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Tension du circuit de servitude (V) :</text:p>
          </table:table-cell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Consommation considéré fréquente à partir de :</text:p>
          </table:table-cell>
          <table:table-cell table:style-name="ce34" office:value-type="percentage" office:value="0.5" calcext:value-type="percentage">
            <text:p>50 %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Facteur de confort (marge de puissance instantanée) :</text:p>
          </table:table-cell>
          <table:table-cell office:value-type="float" office:value="1.1" calcext:value-type="float">
            <text:p>1,1</text:p>
          </table:table-cell>
          <table:table-cell table:number-columns-repeated="1021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ilan" table:style-name="ta1">
        <table:shapes>
          <draw:frame draw:z-index="0" draw:style-name="gr1" draw:text-style-name="P1" svg:width="5.933cm" svg:height="9.075cm" svg:x="14.613cm" svg:y="0.551cm">
            <draw:object draw:notify-on-update-of-ranges="Bilan.B12:Bilan.B15 Bilan.C12:Bilan.C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5.933cm" svg:height="9.075cm" svg:x="20.81cm" svg:y="0.499cm">
            <draw:object draw:notify-on-update-of-ranges="Bilan.B18:Bilan.B21 Bilan.C18:Bilan.C2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2" table:default-cell-style-name="Default"/>
        <table:table-column table:style-name="co20" table:default-cell-style-name="ce25"/>
        <table:table-column table:style-name="co21" table:default-cell-style-name="Default"/>
        <table:table-row table:style-name="ro2">
          <table:table-cell table:number-columns-repeated="3"/>
        </table:table-row>
        <table:table-row table:style-name="ro2">
          <table:table-cell/>
          <table:table-cell table:style-name="ce26" office:value-type="string" calcext:value-type="string">
            <text:p>Consommation max générale (kWh) :</text:p>
          </table:table-cell>
          <table:table-cell table:style-name="ce33" table:formula="of:=COM.MICROSOFT.CEILING.PRECISE(SUM([$Consommateurs.K4:.K1000])/1000;0.1)" office:value-type="float" office:value="0.5" calcext:value-type="float">
            <text:p>0,5</text:p>
          </table:table-cell>
        </table:table-row>
        <table:table-row table:style-name="ro2">
          <table:table-cell/>
          <table:table-cell table:style-name="ce26" office:value-type="string" calcext:value-type="string">
            <text:p>Consommation max générale sur 24h (kWh) :</text:p>
          </table:table-cell>
          <table:table-cell table:style-name="ce33" table:formula="of:=24*[.C2]"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string" calcext:value-type="string">
            <text:p>Consommateur le plus puissant en navigation (W) :</text:p>
          </table:table-cell>
          <table:table-cell table:formula="of:=MAX([$Consommateurs.L4:.L1000])" office:value-type="float" office:value="960" calcext:value-type="float">
            <text:p>960</text:p>
          </table:table-cell>
        </table:table-row>
        <table:table-row table:style-name="ro2">
          <table:table-cell/>
          <table:table-cell office:value-type="string" calcext:value-type="string">
            <text:p>Consommation cumulée des appareils utilisés fréquemment en navigation (W) :</text:p>
          </table:table-cell>
          <table:table-cell table:formula="of:=SUM([$Consommateurs.M4:.M1001])" office:value-type="float" office:value="250" calcext:value-type="float">
            <text:p>250</text:p>
          </table:table-cell>
        </table:table-row>
        <table:table-row table:style-name="ro2">
          <table:table-cell/>
          <table:table-cell table:style-name="ce26" office:value-type="string" calcext:value-type="string">
            <text:p>Estimation de la consommation instantanée max en navigation (W) :</text:p>
          </table:table-cell>
          <table:table-cell table:style-name="ce33" table:formula="of:=COM.MICROSOFT.CEILING.PRECISE(SUM([.C4:.C5])*[$Paramètres.$C$8];100)" office:value-type="float" office:value="1400" calcext:value-type="float">
            <text:p>1400</text:p>
          </table:table-cell>
        </table:table-row>
        <table:table-row table:style-name="ro2">
          <table:table-cell/>
          <table:table-cell office:value-type="string" calcext:value-type="string">
            <text:p>Consommateur le plus puissant à quai (W) :</text:p>
          </table:table-cell>
          <table:table-cell table:formula="of:=MAX([$Consommateurs.N4:.N1000])" office:value-type="float" office:value="1920" calcext:value-type="float">
            <text:p>1920</text:p>
          </table:table-cell>
        </table:table-row>
        <table:table-row table:style-name="ro2">
          <table:table-cell/>
          <table:table-cell office:value-type="string" calcext:value-type="string">
            <text:p>Consommation cumulée des appareils utilisés fréquemment à quai (W) :</text:p>
          </table:table-cell>
          <table:table-cell table:formula="of:=SUM([$Consommateurs.O4:.O1001])" office:value-type="float" office:value="150" calcext:value-type="float">
            <text:p>150</text:p>
          </table:table-cell>
        </table:table-row>
        <table:table-row table:style-name="ro2">
          <table:table-cell/>
          <table:table-cell table:style-name="ce26" office:value-type="string" calcext:value-type="string">
            <text:p>Estimation de la consommation instantanée max à quai (W) :</text:p>
          </table:table-cell>
          <table:table-cell table:style-name="ce33" table:formula="of:=COM.MICROSOFT.CEILING.PRECISE(SUM([.C7:.C8])*[$Paramètres.$C$8];100)" office:value-type="float" office:value="2300" calcext:value-type="float">
            <text:p>2300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/>
          <table:table-cell table:style-name="ce26" office:value-type="string" calcext:value-type="string">
            <text:p>Puissance nécessaire (W) :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avigation</text:p>
          </table:table-cell>
          <table:table-cell table:formula="of:=SUM([$Consommateurs.Q4:.Q1000])" office:value-type="float" office:value="530" calcext:value-type="float">
            <text:p>530</text:p>
          </table:table-cell>
        </table:table-row>
        <table:table-row table:style-name="ro2">
          <table:table-cell/>
          <table:table-cell office:value-type="string" calcext:value-type="string">
            <text:p>Sécurité</text:p>
          </table:table-cell>
          <table:table-cell table:formula="of:=SUM([$Consommateurs.R4:.R1000])" office:value-type="float" office:value="200" calcext:value-type="float">
            <text:p>200</text:p>
          </table:table-cell>
        </table:table-row>
        <table:table-row table:style-name="ro2">
          <table:table-cell/>
          <table:table-cell office:value-type="string" calcext:value-type="string">
            <text:p>Maintenance</text:p>
          </table:table-cell>
          <table:table-cell table:formula="of:=SUM([$Consommateurs.S4:.S1000])" office:value-type="float" office:value="1920" calcext:value-type="float">
            <text:p>1920</text:p>
          </table:table-cell>
        </table:table-row>
        <table:table-row table:style-name="ro2">
          <table:table-cell/>
          <table:table-cell office:value-type="string" calcext:value-type="string">
            <text:p>Confort</text:p>
          </table:table-cell>
          <table:table-cell table:formula="of:=SUM([$Consommateurs.T4:.T1000])" office:value-type="float" office:value="5980" calcext:value-type="float">
            <text:p>5980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/>
          <table:table-cell table:style-name="ce26" office:value-type="string" calcext:value-type="string">
            <text:p>Consommation (Wh) :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avigation</text:p>
          </table:table-cell>
          <table:table-cell table:formula="of:=COM.MICROSOFT.CEILING.PRECISE(SUM([$Consommateurs.U4:.U1000]))" office:value-type="float" office:value="215" calcext:value-type="float">
            <text:p>215</text:p>
          </table:table-cell>
        </table:table-row>
        <table:table-row table:style-name="ro2">
          <table:table-cell/>
          <table:table-cell office:value-type="string" calcext:value-type="string">
            <text:p>Sécurité</text:p>
          </table:table-cell>
          <table:table-cell table:formula="of:=COM.MICROSOFT.CEILING.PRECISE(SUM([$Consommateurs.V4:.V1000]))"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string" calcext:value-type="string">
            <text:p>Maintenance</text:p>
          </table:table-cell>
          <table:table-cell table:formula="of:=COM.MICROSOFT.CEILING.PRECISE(SUM([$Consommateurs.W4:.W1000]))" office:value-type="float" office:value="20" calcext:value-type="float">
            <text:p>20</text:p>
          </table:table-cell>
        </table:table-row>
        <table:table-row table:style-name="ro2">
          <table:table-cell/>
          <table:table-cell office:value-type="string" calcext:value-type="string">
            <text:p>Confort</text:p>
          </table:table-cell>
          <table:table-cell table:formula="of:=COM.MICROSOFT.CEILING.PRECISE(SUM([$Consommateurs.X4:.X1000]))" office:value-type="float" office:value="201" calcext:value-type="float">
            <text:p>201</text:p>
          </table:table-cell>
        </table:table-row>
        <table:table-row table:style-name="ro2" table:number-rows-repeated="1048554">
          <table:table-cell table:number-columns-repeated="3"/>
        </table:table-row>
        <table:table-row table:style-name="ro2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3">00/00/0000</text:date>, <text:time style:data-style-name="N2" text:time-value="13:16:55.7592532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22T11:59:40.846432880</meta:creation-date>
    <dc:date>2022-11-23T11:09:54.117956352</dc:date>
    <meta:editing-duration>PT22H35M14S</meta:editing-duration>
    <meta:editing-cycles>117</meta:editing-cycles>
    <meta:generator>LibreOffice/6.4.7.2$Linux_X86_64 LibreOffice_project/40$Build-2</meta:generator>
    <meta:document-statistic meta:table-count="3" meta:cell-count="1528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5.934cm" svg:height="9.076cm" xlink:href=".." xlink:type="simple" chart:class="chart:circle" chart:style-name="ch1">
        <chart:title svg:x="0.648cm" svg:y="0.317cm" chart:style-name="ch2">
          <text:p>Puissance instantanée</text:p>
        </chart:title>
        <chart:legend chart:legend-position="top" svg:x="0.808cm" svg:y="1.281cm" style:legend-expansion="wide" chart:style-name="ch3"/>
        <chart:plot-area chart:style-name="ch4" table:cell-range-address="Bilan.B12:Bilan.C15" chart:data-source-has-labels="column" svg:x="0.118cm" svg:y="2.558cm" svg:width="5.698cm" svg:height="6.337cm">
          <chartooo:coordinate-region svg:x="0.118cm" svg:y="2.878cm" svg:width="5.698cm" svg:height="5.698cm"/>
          <chart:axis chart:dimension="x" chart:name="primary-x" chart:style-name="ch5" chartooo:axis-type="auto">
            <chartooo:date-scale/>
            <chart:categories table:cell-range-address="Bilan.B12:Bilan.B1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Bilan.C12:Bilan.C15" chart:class="chart:circle"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C</text:p>
              </table:table-cell>
            </table:table-row>
          </table:table-header-rows>
          <table:table-rows>
            <table:table-row>
              <table:table-cell office:value-type="string">
                <text:p>Navigation</text:p>
                <draw:g>
                  <svg:desc>Bilan.B12:Bilan.B15</svg:desc>
                </draw:g>
              </table:table-cell>
              <table:table-cell office:value-type="float" office:value="530">
                <text:p>530</text:p>
                <draw:g>
                  <svg:desc>Bilan.C12:Bilan.C15</svg:desc>
                </draw:g>
              </table:table-cell>
            </table:table-row>
            <table:table-row>
              <table:table-cell office:value-type="string">
                <text:p>Sécurité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Maintenance</text:p>
              </table:table-cell>
              <table:table-cell office:value-type="float" office:value="1920">
                <text:p>1920</text:p>
              </table:table-cell>
            </table:table-row>
            <table:table-row>
              <table:table-cell office:value-type="string">
                <text:p>Confort</text:p>
              </table:table-cell>
              <table:table-cell office:value-type="float" office:value="5980">
                <text:p>598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5.934cm" svg:height="9.076cm" xlink:href=".." xlink:type="simple" chart:class="chart:circle" chart:style-name="ch1">
        <chart:title svg:x="1.402cm" svg:y="0.317cm" chart:style-name="ch2">
          <text:p>Consommation</text:p>
        </chart:title>
        <chart:legend chart:legend-position="top" svg:x="0.808cm" svg:y="1.281cm" style:legend-expansion="wide" chart:style-name="ch3"/>
        <chart:plot-area chart:style-name="ch4" table:cell-range-address="Bilan.B18:Bilan.C21" chart:data-source-has-labels="column" svg:x="0.118cm" svg:y="2.558cm" svg:width="5.698cm" svg:height="6.337cm">
          <chartooo:coordinate-region svg:x="0.118cm" svg:y="2.878cm" svg:width="5.698cm" svg:height="5.698cm"/>
          <chart:axis chart:dimension="x" chart:name="primary-x" chart:style-name="ch5" chartooo:axis-type="auto">
            <chartooo:date-scale/>
            <chart:categories table:cell-range-address="Bilan.B18:Bilan.B2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Bilan.C18:Bilan.C21" chart:class="chart:circle"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C</text:p>
              </table:table-cell>
            </table:table-row>
          </table:table-header-rows>
          <table:table-rows>
            <table:table-row>
              <table:table-cell office:value-type="string">
                <text:p>Navigation</text:p>
                <draw:g>
                  <svg:desc>Bilan.B18:Bilan.B21</svg:desc>
                </draw:g>
              </table:table-cell>
              <table:table-cell office:value-type="float" office:value="215">
                <text:p>215</text:p>
                <draw:g>
                  <svg:desc>Bilan.C18:Bilan.C21</svg:desc>
                </draw:g>
              </table:table-cell>
            </table:table-row>
            <table:table-row>
              <table:table-cell office:value-type="string">
                <text:p>Sécurité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aintenance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Confort</text:p>
              </table:table-cell>
              <table:table-cell office:value-type="float" office:value="201">
                <text:p>20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